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0B87000014B59B8D0859.wmf" manifest:media-type=""/>
  <manifest:file-entry manifest:full-path="Pictures/1000000000000076000000D466DDCEE5.png" manifest:media-type=""/>
  <manifest:file-entry manifest:full-path="Pictures/10000201000001A200000028AA0E786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Lohit Hindi1" svg:font-family="'Lohit Hindi'" style:font-family-generic="modern" style:font-pitch="fixed"/>
    <style:font-face style:name="DejaVuSans" svg:font-family="DejaVuSans, 'Times New Roman'" style:font-pitch="variable"/>
    <style:font-face style:name="NewsGotT" svg:font-family="NewsGotT"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automatic-styles>
    <style:style style:name="Tabla4" style:family="table">
      <style:table-properties style:width="16.02cm" fo:margin-left="0.242cm" table:align="left" style:writing-mode="lr-tb"/>
    </style:style>
    <style:style style:name="Tabla4.A" style:family="table-column">
      <style:table-column-properties style:column-width="3.501cm"/>
    </style:style>
    <style:style style:name="Tabla4.B" style:family="table-column">
      <style:table-column-properties style:column-width="5.75cm"/>
    </style:style>
    <style:style style:name="Tabla4.C" style:family="table-column">
      <style:table-column-properties style:column-width="3.5cm"/>
    </style:style>
    <style:style style:name="Tabla4.D" style:family="table-column">
      <style:table-column-properties style:column-width="3.268cm"/>
    </style:style>
    <style:style style:name="Tabla4.1" style:family="table-row">
      <style:table-row-properties fo:keep-together="always"/>
    </style:style>
    <style:style style:name="Tabla4.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4.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B2" style:family="table-cell">
      <style:table-cell-properties style:vertical-align="middle" fo:padding-left="0.123cm" fo:padding-right="0.123cm" fo:padding-top="0cm" fo:padding-bottom="0cm" fo:border="0.5pt solid #000000" style:writing-mode="lr-tb"/>
    </style:style>
    <style:style style:name="Tabla4.B3" style:family="table-cell">
      <style:table-cell-properties style:vertical-align="top" fo:padding-left="0.123cm" fo:padding-right="0.123cm" fo:padding-top="0cm" fo:padding-bottom="0cm" fo:border="0.5pt solid #000000" style:writing-mode="lr-tb"/>
    </style:style>
    <style:style style:name="Tabla4.B4" style:family="table-cell">
      <style:table-cell-properties style:vertical-align="top" fo:padding-left="0.123cm" fo:padding-right="0.123cm" fo:padding-top="0cm" fo:padding-bottom="0cm" fo:border="0.5pt solid #000000" style:writing-mode="lr-tb"/>
    </style:style>
    <style:style style:name="Tabla4.B5" style:family="table-cell">
      <style:table-cell-properties style:vertical-align="top" fo:padding-left="0.123cm" fo:padding-right="0.123cm" fo:padding-top="0cm" fo:padding-bottom="0cm" fo:border="0.5pt solid #000000" style:writing-mode="lr-tb"/>
    </style:style>
    <style:style style:name="Tabla4.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6" style:family="table-cell">
      <style:table-cell-properties style:vertical-align="top" fo:padding-left="0.123cm" fo:padding-right="0.123cm" fo:padding-top="0cm" fo:padding-bottom="0cm" fo:border="0.5pt solid #000000" style:writing-mode="lr-tb"/>
    </style:style>
    <style:style style:name="Tabla4.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7" style:family="table-cell">
      <style:table-cell-properties style:vertical-align="top" fo:padding-left="0.123cm" fo:padding-right="0.123cm" fo:padding-top="0cm" fo:padding-bottom="0cm" fo:border="0.5pt solid #000000" style:writing-mode="lr-tb"/>
    </style:style>
    <style:style style:name="Tabla4.B8" style:family="table-cell">
      <style:table-cell-properties style:vertical-align="top" fo:padding-left="0.123cm" fo:padding-right="0.123cm" fo:padding-top="0cm" fo:padding-bottom="0cm" fo:border="0.5pt solid #000000" style:writing-mode="lr-tb"/>
    </style:style>
    <style:style style:name="Tabla7" style:family="table">
      <style:table-properties style:width="16.02cm" fo:margin-left="0.242cm" table:align="left" style:writing-mode="lr-tb"/>
    </style:style>
    <style:style style:name="Tabla7.A" style:family="table-column">
      <style:table-column-properties style:column-width="1.75cm"/>
    </style:style>
    <style:style style:name="Tabla7.B" style:family="table-column">
      <style:table-column-properties style:column-width="6.752cm"/>
    </style:style>
    <style:style style:name="Tabla7.C" style:family="table-column">
      <style:table-column-properties style:column-width="5.001cm"/>
    </style:style>
    <style:style style:name="Tabla7.D" style:family="table-column">
      <style:table-column-properties style:column-width="2.517cm"/>
    </style:style>
    <style:style style:name="Tabla7.1" style:family="table-row">
      <style:table-row-properties fo:keep-together="always"/>
    </style:style>
    <style:style style:name="Tabla7.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7.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7.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23cm" fo:padding-right="0.123cm" fo:padding-top="0cm" fo:padding-bottom="0cm" fo:border="0.5pt solid #000000" style:writing-mode="lr-tb"/>
    </style:style>
    <style:style style:name="Tabla7.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7.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23cm" fo:padding-right="0.123cm" fo:padding-top="0cm" fo:padding-bottom="0cm" fo:border="0.5pt solid #000000" style:writing-mode="lr-tb"/>
    </style:style>
    <style:style style:name="Tabla7.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D5" style:family="table-cell">
      <style:table-cell-properties style:vertical-align="middle" fo:padding-left="0.123cm" fo:padding-right="0.123cm" fo:padding-top="0cm" fo:padding-bottom="0cm" fo:border="0.5pt solid #000000" style:writing-mode="lr-tb"/>
    </style:style>
    <style:style style:name="Tabla7.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D6" style:family="table-cell">
      <style:table-cell-properties style:vertical-align="middle" fo:padding-left="0.123cm" fo:padding-right="0.123cm" fo:padding-top="0cm" fo:padding-bottom="0cm" fo:border="0.5pt solid #000000" style:writing-mode="lr-tb"/>
    </style:style>
    <style:style style:name="Tabla7.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D7" style:family="table-cell">
      <style:table-cell-properties style:vertical-align="middle" fo:padding-left="0.123cm" fo:padding-right="0.123cm" fo:padding-top="0cm" fo:padding-bottom="0cm" fo:border="0.5pt solid #000000" style:writing-mode="lr-tb"/>
    </style:style>
    <style:style style:name="Tabla7.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D8" style:family="table-cell">
      <style:table-cell-properties style:vertical-align="middle" fo:padding-left="0.123cm" fo:padding-right="0.123cm" fo:padding-top="0cm" fo:padding-bottom="0cm" fo:border="0.5pt solid #000000" style:writing-mode="lr-tb"/>
    </style:style>
    <style:style style:name="Tabla7.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7.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D9" style:family="table-cell">
      <style:table-cell-properties style:vertical-align="middle" fo:padding-left="0.123cm" fo:padding-right="0.123cm" fo:padding-top="0cm" fo:padding-bottom="0cm" fo:border="0.5pt solid #000000" style:writing-mode="lr-tb"/>
    </style:style>
    <style:style style:name="Tabla7.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D10" style:family="table-cell">
      <style:table-cell-properties style:vertical-align="middle" fo:padding-left="0.123cm" fo:padding-right="0.123cm" fo:padding-top="0cm" fo:padding-bottom="0cm" fo:border="0.5pt solid #000000" style:writing-mode="lr-tb"/>
    </style:style>
    <style:style style:name="Tabla8" style:family="table">
      <style:table-properties style:width="16.02cm" fo:margin-left="0.242cm" table:align="left" style:writing-mode="lr-tb"/>
    </style:style>
    <style:style style:name="Tabla8.A" style:family="table-column">
      <style:table-column-properties style:column-width="6.502cm"/>
    </style:style>
    <style:style style:name="Tabla8.B" style:family="table-column">
      <style:table-column-properties style:column-width="9.518cm"/>
    </style:style>
    <style:style style:name="Tabla8.1" style:family="table-row">
      <style:table-row-properties fo:keep-together="always"/>
    </style:style>
    <style:style style:name="Tabla8.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8.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3" style:family="table-cell">
      <style:table-cell-properties style:vertical-align="middle" fo:padding-left="0.123cm" fo:padding-right="0.123cm" fo:padding-top="0cm" fo:padding-bottom="0cm" fo:border="0.5pt solid #000000" style:writing-mode="lr-tb"/>
    </style:style>
    <style:style style:name="Tabla8.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4" style:family="table-cell">
      <style:table-cell-properties style:vertical-align="middle" fo:padding-left="0.123cm" fo:padding-right="0.123cm" fo:padding-top="0cm" fo:padding-bottom="0cm" fo:border="0.5pt solid #000000" style:writing-mode="lr-tb"/>
    </style:style>
    <style:style style:name="Tabla8.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5" style:family="table-cell">
      <style:table-cell-properties style:vertical-align="middle" fo:padding-left="0.123cm" fo:padding-right="0.123cm" fo:padding-top="0cm" fo:padding-bottom="0cm" fo:border="0.5pt solid #000000" style:writing-mode="lr-tb"/>
    </style:style>
    <style:style style:name="Tabla8.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6" style:family="table-cell">
      <style:table-cell-properties style:vertical-align="middle" fo:padding-left="0.123cm" fo:padding-right="0.123cm" fo:padding-top="0cm" fo:padding-bottom="0cm" fo:border="0.5pt solid #000000" style:writing-mode="lr-tb"/>
    </style:style>
    <style:style style:name="Tabla8.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7" style:family="table-cell">
      <style:table-cell-properties style:vertical-align="middle" fo:padding-left="0.123cm" fo:padding-right="0.123cm" fo:padding-top="0cm" fo:padding-bottom="0cm" fo:border="0.5pt solid #000000" style:writing-mode="lr-tb"/>
    </style:style>
    <style:style style:name="Tabla8.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8" style:family="table-cell">
      <style:table-cell-properties style:vertical-align="middle" fo:padding-left="0.123cm" fo:padding-right="0.123cm" fo:padding-top="0cm" fo:padding-bottom="0cm" fo:border="0.5pt solid #000000" style:writing-mode="lr-tb"/>
    </style:style>
    <style:style style:name="Tabla8.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9" style:family="table-cell">
      <style:table-cell-properties style:vertical-align="middle" fo:padding-left="0.123cm" fo:padding-right="0.123cm" fo:padding-top="0cm" fo:padding-bottom="0cm" fo:border="0.5pt solid #000000" style:writing-mode="lr-tb"/>
    </style:style>
    <style:style style:name="Tabla8.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10" style:family="table-cell">
      <style:table-cell-properties style:vertical-align="middle" fo:padding-left="0.123cm" fo:padding-right="0.123cm" fo:padding-top="0cm" fo:padding-bottom="0cm" fo:border="0.5pt solid #000000" style:writing-mode="lr-tb"/>
    </style:style>
    <style:style style:name="Tabla14" style:family="table">
      <style:table-properties style:width="16.249cm" table:align="margins" style:writing-mode="lr-tb"/>
    </style:style>
    <style:style style:name="Tabla14.A" style:family="table-column">
      <style:table-column-properties style:column-width="1.826cm" style:rel-column-width="7363*"/>
    </style:style>
    <style:style style:name="Tabla14.B" style:family="table-column">
      <style:table-column-properties style:column-width="1.637cm" style:rel-column-width="6601*"/>
    </style:style>
    <style:style style:name="Tabla14.C" style:family="table-column">
      <style:table-column-properties style:column-width="0.967cm" style:rel-column-width="3898*"/>
    </style:style>
    <style:style style:name="Tabla14.D" style:family="table-column">
      <style:table-column-properties style:column-width="2.842cm" style:rel-column-width="11460*"/>
    </style:style>
    <style:style style:name="Tabla14.E" style:family="table-column">
      <style:table-column-properties style:column-width="3.016cm" style:rel-column-width="12165*"/>
    </style:style>
    <style:style style:name="Tabla14.F" style:family="table-column">
      <style:table-column-properties style:column-width="1.67cm" style:rel-column-width="6737*"/>
    </style:style>
    <style:style style:name="Tabla14.G" style:family="table-column">
      <style:table-column-properties style:column-width="1.907cm" style:rel-column-width="7690*"/>
    </style:style>
    <style:style style:name="Tabla14.H" style:family="table-column">
      <style:table-column-properties style:column-width="2.385cm" style:rel-column-width="9621*"/>
    </style:style>
    <style:style style:name="Tabla1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4.H1" style:family="table-cell">
      <style:table-cell-properties fo:background-color="#e6e6ff"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none" fo:border-top="none" fo:border-bottom="0.05pt solid #000000"/>
    </style:style>
    <style:style style:name="Tabla14.C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none" fo:border-top="none" fo:border-bottom="0.05pt solid #000000"/>
    </style:style>
    <style:style style:name="Tabla14.E2" style:family="table-cell">
      <style:table-cell-properties fo:padding="0.097cm" fo:border-left="0.05pt solid #000000" fo:border-right="none" fo:border-top="none" fo:border-bottom="0.05pt solid #000000"/>
    </style:style>
    <style:style style:name="Tabla14.F2" style:family="table-cell">
      <style:table-cell-properties fo:padding="0.097cm" fo:border-left="0.05pt solid #000000" fo:border-right="none" fo:border-top="none" fo:border-bottom="0.05pt solid #000000"/>
    </style:style>
    <style:style style:name="Tabla14.G2" style:family="table-cell">
      <style:table-cell-properties fo:padding="0.097cm" fo:border-left="0.05pt solid #000000" fo:border-right="none" fo:border-top="none" fo:border-bottom="0.05pt solid #000000"/>
    </style:style>
    <style:style style:name="Tabla14.H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none" fo:border-top="none" fo:border-bottom="0.05pt solid #000000"/>
    </style:style>
    <style:style style:name="Tabla14.C3" style:family="table-cell">
      <style:table-cell-properties fo:padding="0.097cm" fo:border-left="0.05pt solid #000000" fo:border-right="none" fo:border-top="none" fo:border-bottom="0.05pt solid #000000"/>
    </style:style>
    <style:style style:name="Tabla14.D3" style:family="table-cell">
      <style:table-cell-properties fo:padding="0.097cm" fo:border-left="0.05pt solid #000000" fo:border-right="none" fo:border-top="none" fo:border-bottom="0.05pt solid #000000"/>
    </style:style>
    <style:style style:name="Tabla14.E3" style:family="table-cell">
      <style:table-cell-properties fo:padding="0.097cm" fo:border-left="0.05pt solid #000000" fo:border-right="none" fo:border-top="none" fo:border-bottom="0.05pt solid #000000"/>
    </style:style>
    <style:style style:name="Tabla14.F3" style:family="table-cell">
      <style:table-cell-properties fo:padding="0.097cm" fo:border-left="0.05pt solid #000000" fo:border-right="none" fo:border-top="none" fo:border-bottom="0.05pt solid #000000"/>
    </style:style>
    <style:style style:name="Tabla14.G3" style:family="table-cell">
      <style:table-cell-properties fo:padding="0.097cm" fo:border-left="0.05pt solid #000000" fo:border-right="none" fo:border-top="none" fo:border-bottom="0.05pt solid #000000"/>
    </style:style>
    <style:style style:name="Tabla14.H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none" fo:border-top="none" fo:border-bottom="0.05pt solid #000000"/>
    </style:style>
    <style:style style:name="Tabla14.D4" style:family="table-cell">
      <style:table-cell-properties fo:padding="0.097cm" fo:border-left="0.05pt solid #000000" fo:border-right="none" fo:border-top="none" fo:border-bottom="0.05pt solid #000000"/>
    </style:style>
    <style:style style:name="Tabla14.E4" style:family="table-cell">
      <style:table-cell-properties fo:padding="0.097cm" fo:border-left="0.05pt solid #000000" fo:border-right="none" fo:border-top="none" fo:border-bottom="0.05pt solid #000000"/>
    </style:style>
    <style:style style:name="Tabla14.F4" style:family="table-cell">
      <style:table-cell-properties fo:padding="0.097cm" fo:border-left="0.05pt solid #000000" fo:border-right="none" fo:border-top="none" fo:border-bottom="0.05pt solid #000000"/>
    </style:style>
    <style:style style:name="Tabla14.G4" style:family="table-cell">
      <style:table-cell-properties fo:padding="0.097cm" fo:border-left="0.05pt solid #000000" fo:border-right="none" fo:border-top="none" fo:border-bottom="0.05pt solid #000000"/>
    </style:style>
    <style:style style:name="Tabla14.H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none" fo:border-top="none" fo:border-bottom="0.05pt solid #000000"/>
    </style:style>
    <style:style style:name="Tabla14.D5" style:family="table-cell">
      <style:table-cell-properties fo:padding="0.097cm" fo:border-left="0.05pt solid #000000" fo:border-right="none" fo:border-top="none" fo:border-bottom="0.05pt solid #000000"/>
    </style:style>
    <style:style style:name="Tabla14.E5" style:family="table-cell">
      <style:table-cell-properties fo:padding="0.097cm" fo:border-left="0.05pt solid #000000" fo:border-right="none" fo:border-top="none" fo:border-bottom="0.05pt solid #000000"/>
    </style:style>
    <style:style style:name="Tabla14.F5" style:family="table-cell">
      <style:table-cell-properties fo:padding="0.097cm" fo:border-left="0.05pt solid #000000" fo:border-right="none" fo:border-top="none" fo:border-bottom="0.05pt solid #000000"/>
    </style:style>
    <style:style style:name="Tabla14.G5" style:family="table-cell">
      <style:table-cell-properties fo:padding="0.097cm" fo:border-left="0.05pt solid #000000" fo:border-right="none" fo:border-top="none" fo:border-bottom="0.05pt solid #000000"/>
    </style:style>
    <style:style style:name="Tabla14.H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none" fo:border-top="none" fo:border-bottom="0.05pt solid #000000"/>
    </style:style>
    <style:style style:name="Tabla14.D6" style:family="table-cell">
      <style:table-cell-properties fo:padding="0.097cm" fo:border-left="0.05pt solid #000000" fo:border-right="none" fo:border-top="none" fo:border-bottom="0.05pt solid #000000"/>
    </style:style>
    <style:style style:name="Tabla14.E6" style:family="table-cell">
      <style:table-cell-properties fo:padding="0.097cm" fo:border-left="0.05pt solid #000000" fo:border-right="none" fo:border-top="none" fo:border-bottom="0.05pt solid #000000"/>
    </style:style>
    <style:style style:name="Tabla14.F6" style:family="table-cell">
      <style:table-cell-properties fo:padding="0.097cm" fo:border-left="0.05pt solid #000000" fo:border-right="none" fo:border-top="none" fo:border-bottom="0.05pt solid #000000"/>
    </style:style>
    <style:style style:name="Tabla14.G6" style:family="table-cell">
      <style:table-cell-properties fo:padding="0.097cm" fo:border-left="0.05pt solid #000000" fo:border-right="none" fo:border-top="none" fo:border-bottom="0.05pt solid #000000"/>
    </style:style>
    <style:style style:name="Tabla14.H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none" fo:border-top="none" fo:border-bottom="0.05pt solid #000000"/>
    </style:style>
    <style:style style:name="Tabla14.D7" style:family="table-cell">
      <style:table-cell-properties fo:padding="0.097cm" fo:border-left="0.05pt solid #000000" fo:border-right="none" fo:border-top="none" fo:border-bottom="0.05pt solid #000000"/>
    </style:style>
    <style:style style:name="Tabla14.E7" style:family="table-cell">
      <style:table-cell-properties fo:padding="0.097cm" fo:border-left="0.05pt solid #000000" fo:border-right="none" fo:border-top="none" fo:border-bottom="0.05pt solid #000000"/>
    </style:style>
    <style:style style:name="Tabla14.F7" style:family="table-cell">
      <style:table-cell-properties fo:padding="0.097cm" fo:border-left="0.05pt solid #000000" fo:border-right="none" fo:border-top="none" fo:border-bottom="0.05pt solid #000000"/>
    </style:style>
    <style:style style:name="Tabla14.G7" style:family="table-cell">
      <style:table-cell-properties fo:padding="0.097cm" fo:border-left="0.05pt solid #000000" fo:border-right="none" fo:border-top="none" fo:border-bottom="0.05pt solid #000000"/>
    </style:style>
    <style:style style:name="Tabla14.H7" style:family="table-cell">
      <style:table-cell-properties fo:padding="0.097cm" fo:border-left="0.05pt solid #000000" fo:border-right="0.05pt solid #000000" fo:border-top="none" fo:border-bottom="0.05pt solid #000000"/>
    </style:style>
    <style:style style:name="Tabla10" style:family="table">
      <style:table-properties style:width="14.473cm" table:align="right" style:writing-mode="lr-tb"/>
    </style:style>
    <style:style style:name="Tabla10.A" style:family="table-column">
      <style:table-column-properties style:column-width="2.889cm"/>
    </style:style>
    <style:style style:name="Tabla10.B" style:family="table-column">
      <style:table-column-properties style:column-width="2.711cm"/>
    </style:style>
    <style:style style:name="Tabla10.C" style:family="table-column">
      <style:table-column-properties style:column-width="2.933cm"/>
    </style:style>
    <style:style style:name="Tabla10.D" style:family="table-column">
      <style:table-column-properties style:column-width="2.887cm"/>
    </style:style>
    <style:style style:name="Tabla10.E" style:family="table-column">
      <style:table-column-properties style:column-width="3.052cm"/>
    </style:style>
    <style:style style:name="Tabla10.A1" style:family="table-cell">
      <style:table-cell-properties fo:padding="0.097cm" fo:border-left="0.05pt solid #000000" fo:border-right="none" fo:border-top="0.05pt solid #000000" fo:border-bottom="0.05pt solid #000000"/>
    </style:style>
    <style:style style:name="Tabla10.E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E2" style:family="table-cell">
      <style:table-cell-properties fo:padding="0.097cm" fo:border-left="0.05pt solid #000000" fo:border-right="0.05pt solid #000000" fo:border-top="none" fo:border-bottom="0.05pt solid #000000"/>
    </style:style>
    <style:style style:name="Tabla11" style:family="table">
      <style:table-properties style:width="15.199cm" table:align="right" style:writing-mode="lr-tb"/>
    </style:style>
    <style:style style:name="Tabla11.A" style:family="table-column">
      <style:table-column-properties style:column-width="2.161cm"/>
    </style:style>
    <style:style style:name="Tabla11.B" style:family="table-column">
      <style:table-column-properties style:column-width="3.043cm"/>
    </style:style>
    <style:style style:name="Tabla11.C" style:family="table-column">
      <style:table-column-properties style:column-width="2.581cm"/>
    </style:style>
    <style:style style:name="Tabla11.D" style:family="table-column">
      <style:table-column-properties style:column-width="2.558cm"/>
    </style:style>
    <style:style style:name="Tabla11.E" style:family="table-column">
      <style:table-column-properties style:column-width="4.858cm"/>
    </style:style>
    <style:style style:name="Tabla11.A1" style:family="table-cell">
      <style:table-cell-properties fo:padding="0.097cm" fo:border-left="0.05pt solid #000000" fo:border-right="none" fo:border-top="0.05pt solid #000000" fo:border-bottom="0.05pt solid #000000"/>
    </style:style>
    <style:style style:name="Tabla11.E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2" style:family="table">
      <style:table-properties style:width="15.729cm" table:align="right" style:writing-mode="lr-tb"/>
    </style:style>
    <style:style style:name="Tabla12.A" style:family="table-column">
      <style:table-column-properties style:column-width="4.763cm"/>
    </style:style>
    <style:style style:name="Tabla12.B" style:family="table-column">
      <style:table-column-properties style:column-width="5.844cm"/>
    </style:style>
    <style:style style:name="Tabla12.C" style:family="table-column">
      <style:table-column-properties style:column-width="2.843cm"/>
    </style:style>
    <style:style style:name="Tabla12.D" style:family="table-column">
      <style:table-column-properties style:column-width="2.279cm"/>
    </style:style>
    <style:style style:name="Tabla12.A1" style:family="table-cell">
      <style:table-cell-properties fo:padding="0.097cm" fo:border-left="0.05pt solid #000000" fo:border-right="none" fo:border-top="0.05pt solid #000000" fo:border-bottom="0.05pt solid #000000"/>
    </style:style>
    <style:style style:name="Tabla12.D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13" style:family="table">
      <style:table-properties style:width="15.729cm" table:align="right" style:writing-mode="lr-tb"/>
    </style:style>
    <style:style style:name="Tabla13.A" style:family="table-column">
      <style:table-column-properties style:column-width="4.08cm"/>
    </style:style>
    <style:style style:name="Tabla13.B" style:family="table-column">
      <style:table-column-properties style:column-width="2.755cm"/>
    </style:style>
    <style:style style:name="Tabla13.C" style:family="table-column">
      <style:table-column-properties style:column-width="3.263cm"/>
    </style:style>
    <style:style style:name="Tabla13.D" style:family="table-column">
      <style:table-column-properties style:column-width="1.102cm"/>
    </style:style>
    <style:style style:name="Tabla13.E" style:family="table-column">
      <style:table-column-properties style:column-width="1.39cm"/>
    </style:style>
    <style:style style:name="Tabla13.F" style:family="table-column">
      <style:table-column-properties style:column-width="3.138cm"/>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F2" style:family="table-cell">
      <style:table-cell-properties fo:padding="0.097cm" fo:border-left="0.05pt solid #000000" fo:border-right="0.05pt solid #000000" fo:border-top="none" fo:border-bottom="0.05pt solid #000000"/>
    </style:style>
    <style:style style:name="Tabla20" style:family="table">
      <style:table-properties style:width="16.249cm" table:align="margins" style:writing-mode="lr-tb"/>
    </style:style>
    <style:style style:name="Tabla20.A" style:family="table-column">
      <style:table-column-properties style:column-width="3.688cm" style:rel-column-width="14878*"/>
    </style:style>
    <style:style style:name="Tabla20.B" style:family="table-column">
      <style:table-column-properties style:column-width="12.561cm" style:rel-column-width="50657*"/>
    </style:style>
    <style:style style:name="Tabla20.1" style:family="table-row">
      <style:table-row-properties style:min-row-height="0.7cm" fo:keep-together="auto"/>
    </style:style>
    <style:style style:name="Tabla20.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0.B1" style:family="table-cell">
      <style:table-cell-properties style:vertical-align="top" fo:background-color="#ffffcc"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a20.2" style:family="table-row">
      <style:table-row-properties style:min-row-height="1.259cm" fo:keep-together="auto"/>
    </style:style>
    <style:style style:name="Tabla20.B2" style:family="table-cell">
      <style:table-cell-properties style:vertical-align="top" fo:padding-left="0.191cm" fo:padding-right="0.191cm" fo:padding-top="0cm" fo:padding-bottom="0cm" fo:border="0.5pt solid #000000" style:writing-mode="lr-tb"/>
    </style:style>
    <style:style style:name="Tabla20.3" style:family="table-row">
      <style:table-row-properties style:min-row-height="0.928cm" fo:keep-together="auto"/>
    </style:style>
    <style:style style:name="Tabla20.B3" style:family="table-cell">
      <style:table-cell-properties style:vertical-align="top" fo:padding-left="0.191cm" fo:padding-right="0.191cm" fo:padding-top="0cm" fo:padding-bottom="0cm" fo:border="0.5pt solid #000000" style:writing-mode="lr-tb"/>
    </style:style>
    <style:style style:name="Tabla20.4" style:family="table-row">
      <style:table-row-properties style:min-row-height="0.653cm" fo:keep-together="auto"/>
    </style:style>
    <style:style style:name="Tabla20.B4" style:family="table-cell">
      <style:table-cell-properties style:vertical-align="top" fo:padding-left="0.191cm" fo:padding-right="0.191cm" fo:padding-top="0cm" fo:padding-bottom="0cm" fo:border="0.5pt solid #000000" style:writing-mode="lr-tb"/>
    </style:style>
    <style:style style:name="Tabla20.5" style:family="table-row">
      <style:table-row-properties style:min-row-height="0.4cm" fo:keep-together="auto"/>
    </style:style>
    <style:style style:name="Tabla20.B5" style:family="table-cell">
      <style:table-cell-properties style:vertical-align="top" fo:padding-left="0.191cm" fo:padding-right="0.191cm" fo:padding-top="0cm" fo:padding-bottom="0cm" fo:border="0.5pt solid #000000" style:writing-mode="lr-tb"/>
    </style:style>
    <style:style style:name="Tabla20.6" style:family="table-row">
      <style:table-row-properties style:min-row-height="0.347cm" fo:keep-together="auto"/>
    </style:style>
    <style:style style:name="Tabla20.B6" style:family="table-cell">
      <style:table-cell-properties style:vertical-align="top" fo:padding-left="0.191cm" fo:padding-right="0.191cm" fo:padding-top="0cm" fo:padding-bottom="0cm" fo:border="0.5pt solid #000000" style:writing-mode="lr-tb"/>
    </style:style>
    <style:style style:name="Tabla20.7" style:family="table-row">
      <style:table-row-properties style:min-row-height="0.427cm" fo:keep-together="auto"/>
    </style:style>
    <style:style style:name="Tabla20.B7" style:family="table-cell">
      <style:table-cell-properties style:vertical-align="top" fo:padding-left="0.191cm" fo:padding-right="0.191cm" fo:padding-top="0cm" fo:padding-bottom="0cm" fo:border="0.5pt solid #000000" style:writing-mode="lr-tb"/>
    </style:style>
    <style:style style:name="Tabla20.8" style:family="table-row">
      <style:table-row-properties style:min-row-height="0.829cm" fo:keep-together="auto"/>
    </style:style>
    <style:style style:name="Tabla20.B8" style:family="table-cell">
      <style:table-cell-properties style:vertical-align="top" fo:padding-left="0.191cm" fo:padding-right="0.191cm" fo:padding-top="0cm" fo:padding-bottom="0cm" fo:border="0.5pt solid #000000" style:writing-mode="lr-tb"/>
    </style:style>
    <style:style style:name="Tabla20.9" style:family="table-row">
      <style:table-row-properties style:min-row-height="0.455cm" fo:keep-together="auto"/>
    </style:style>
    <style:style style:name="Tabla20.B9" style:family="table-cell">
      <style:table-cell-properties style:vertical-align="top" fo:padding-left="0.191cm" fo:padding-right="0.191cm" fo:padding-top="0cm" fo:padding-bottom="0cm" fo:border="0.5pt solid #000000" style:writing-mode="lr-tb"/>
    </style:style>
    <style:style style:name="Tabla21" style:family="table">
      <style:table-properties style:width="16.249cm" table:align="margins" style:writing-mode="lr-tb"/>
    </style:style>
    <style:style style:name="Tabla21.A" style:family="table-column">
      <style:table-column-properties style:column-width="8.124cm" style:rel-column-width="32767*"/>
    </style:style>
    <style:style style:name="Tabla21.B" style:family="table-column">
      <style:table-column-properties style:column-width="8.124cm" style:rel-column-width="32768*"/>
    </style:style>
    <style:style style:name="Tabla2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21.B1" style:family="table-cell">
      <style:table-cell-properties fo:background-color="#e6e6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11" style:family="table-row">
      <style:table-row-properties style:min-row-height="1.203cm"/>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2" style:family="table">
      <style:table-properties style:width="16.249cm" table:align="margins" style:writing-mode="lr-tb"/>
    </style:style>
    <style:style style:name="Tabla22.A" style:family="table-column">
      <style:table-column-properties style:column-width="8.124cm" style:rel-column-width="32767*"/>
    </style:style>
    <style:style style:name="Tabla22.B" style:family="table-column">
      <style:table-column-properties style:column-width="8.124cm" style:rel-column-width="32768*"/>
    </style:style>
    <style:style style:name="Tabla2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22.B1" style:family="table-cell">
      <style:table-cell-properties fo:background-color="#e6e6ff"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2.10" style:family="table-row">
      <style:table-row-properties style:min-row-height="1.203cm"/>
    </style:style>
    <style:style style:name="Tabla22.A10" style:family="table-cell">
      <style:table-cell-properties fo:padding="0.097cm" fo:border-left="0.05pt solid #000000" fo:border-right="none" fo:border-top="none" fo:border-bottom="0.05pt solid #000000"/>
    </style:style>
    <style:style style:name="Tabla22.B1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P2"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P3" style:family="paragraph" style:parent-style-name="Standard">
      <style:paragraph-properties style:snap-to-layout-grid="false"/>
      <style:text-properties fo:color="#008000"/>
    </style:style>
    <style:style style:name="P4" style:family="paragraph" style:parent-style-name="Standard">
      <style:paragraph-properties style:snap-to-layout-grid="false"/>
      <style:text-properties fo:color="#008000" style:letter-kerning="true"/>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fo:language="zxx" fo:country="none" fo:font-style="italic" style:language-asian="zxx" style:country-asian="none" style:font-style-asian="italic"/>
    </style:style>
    <style:style style:name="P7" style:family="paragraph" style:parent-style-name="Standard">
      <style:text-properties fo:font-size="11pt" style:font-size-asian="11pt"/>
    </style:style>
    <style:style style:name="P8" style:family="paragraph" style:parent-style-name="Standard">
      <style:paragraph-properties style:snap-to-layout-grid="false"/>
      <style:text-properties fo:font-size="11pt" style:font-size-asian="11pt"/>
    </style:style>
    <style:style style:name="P9" style:family="paragraph" style:parent-style-name="Standard">
      <style:paragraph-properties fo:text-align="center" style:justify-single-word="false"/>
      <style:text-properties fo:font-size="11pt" style:font-size-asian="11pt"/>
    </style:style>
    <style:style style:name="P10" style:family="paragraph" style:parent-style-name="Standard">
      <style:paragraph-properties fo:text-align="center" style:justify-single-word="false" style:snap-to-layout-grid="false"/>
      <style:text-properties fo:font-size="11pt" style:font-size-asian="11pt"/>
    </style:style>
    <style:style style:name="P11" style:family="paragraph" style:parent-style-name="Standard">
      <style:text-properties fo:font-size="11pt" fo:language="zxx" fo:country="none" style:font-size-asian="11pt" style:language-asian="zxx" style:country-asian="none"/>
    </style:style>
    <style:style style:name="P12" style:family="paragraph" style:parent-style-name="Standard">
      <style:paragraph-properties style:snap-to-layout-grid="false"/>
      <style:text-properties fo:font-size="11pt" fo:language="zxx" fo:country="none" style:font-size-asian="11pt" style:language-asian="zxx" style:country-asian="none"/>
    </style:style>
    <style:style style:name="P13" style:family="paragraph" style:parent-style-name="Standard">
      <style:paragraph-properties fo:text-align="center" style:justify-single-word="false"/>
      <style:text-properties fo:font-weight="bold" style:font-weight-asian="bold"/>
    </style:style>
    <style:style style:name="P14" style:family="paragraph" style:parent-style-name="Standard">
      <style:paragraph-properties style:snap-to-layout-grid="false"/>
      <style:text-properties fo:font-size="10pt" fo:font-weight="bold" style:font-size-asian="10pt" style:font-weight-asian="bold"/>
    </style:style>
    <style:style style:name="P15"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P16" style:family="paragraph" style:parent-style-name="Encabezado-10">
      <style:paragraph-properties fo:margin-left="0cm" fo:margin-right="-0.044cm" fo:margin-top="0cm" fo:margin-bottom="0cm" style:contextual-spacing="false" fo:text-align="start" style:justify-single-word="false" fo:text-indent="0cm" style:auto-text-indent="false"/>
    </style:style>
    <style:style style:name="P17" style:family="paragraph" style:parent-style-name="Footer">
      <style:paragraph-properties fo:text-align="end" style:justify-single-word="false"/>
    </style:style>
    <style:style style:name="P18" style:family="paragraph" style:parent-style-name="Footer">
      <style:text-properties fo:language="zxx" fo:country="none" style:language-asian="zxx" style:country-asian="none"/>
    </style:style>
    <style:style style:name="P19" style:family="paragraph" style:parent-style-name="Footer">
      <style:text-properties fo:font-size="8pt" fo:language="zxx" fo:country="none" style:font-size-asian="8pt" style:language-asian="zxx" style:country-asian="none"/>
    </style:style>
    <style:style style:name="P20" style:family="paragraph" style:parent-style-name="Párrafo_20_Nivel_20_3">
      <style:paragraph-properties fo:margin-left="0cm" fo:margin-right="0cm" fo:text-indent="0cm" style:auto-text-indent="false"/>
    </style:style>
    <style:style style:name="P21" style:family="paragraph" style:parent-style-name="Párrafo_20_Nivel_20_2">
      <style:paragraph-properties fo:margin-left="1.251cm" fo:margin-right="0cm" fo:text-indent="0cm" style:auto-text-indent="false"/>
    </style:style>
    <style:style style:name="P22" style:family="paragraph" style:parent-style-name="Párrafo_20_Nivel_20_3">
      <style:paragraph-properties fo:margin-left="1.251cm" fo:margin-right="0cm" fo:text-indent="0cm" style:auto-text-indent="false"/>
      <style:text-properties style:use-window-font-color="true" style:font-name="Ubuntu Mono" fo:font-size="10pt" fo:language="es" fo:country="ES" style:font-name-asian="Times New Roman" style:font-size-asian="10pt" style:font-name-complex="NewsGotT" style:font-size-complex="10pt" style:language-complex="ar" style:country-complex="SA"/>
    </style:style>
    <style:style style:name="P23" style:family="paragraph" style:parent-style-name="Tabla_20_Título">
      <style:paragraph-properties fo:text-align="start" style:justify-single-word="false"/>
    </style:style>
    <style:style style:name="P24" style:family="paragraph" style:parent-style-name="Standard">
      <style:paragraph-properties fo:text-align="center" style:justify-single-word="false" fo:break-before="page"/>
    </style:style>
    <style:style style:name="P25" style:family="paragraph" style:parent-style-name="Title">
      <style:text-properties fo:font-size="18pt" style:font-size-asian="18pt" style:font-size-complex="18pt"/>
    </style:style>
    <style:style style:name="P26" style:family="paragraph" style:parent-style-name="Table_20_Contents">
      <style:text-properties style:font-name="Ubuntu Mono" fo:font-size="10pt" style:font-size-asian="10pt" style:font-size-complex="10pt"/>
    </style:style>
    <style:style style:name="P27" style:family="paragraph" style:parent-style-name="Table_20_Contents">
      <style:paragraph-properties fo:text-align="center" style:justify-single-word="false"/>
      <style:text-properties style:font-name="Ubuntu Mono" fo:font-size="10pt" style:font-size-asian="10pt" style:font-size-complex="10pt"/>
    </style:style>
    <style:style style:name="P28" style:family="paragraph" style:parent-style-name="Table_20_Contents">
      <style:text-properties style:use-window-font-color="true" style:font-name="Ubuntu Mono" fo:font-size="10pt" fo:language="es" fo:country="ES" style:font-name-asian="Times New Roman" style:font-size-asian="10pt" style:font-name-complex="NewsGotT" style:font-size-complex="10pt" style:language-complex="ar" style:country-complex="SA"/>
    </style:style>
    <style:style style:name="P29" style:family="paragraph" style:parent-style-name="Table_20_Contents">
      <style:text-properties style:use-window-font-color="true" style:font-name="NewsGotT" fo:font-size="10pt" fo:language="es" fo:country="ES" style:font-name-asian="Times New Roman" style:font-size-asian="10pt" style:font-name-complex="NewsGotT" style:font-size-complex="10pt" style:language-complex="ar" style:country-complex="SA"/>
    </style:style>
    <style:style style:name="P3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center" style:justify-single-word="false" fo:background-color="#e6e6ff">
        <style:background-image/>
      </style:paragraph-properties>
      <style:text-properties fo:font-weight="bold" style:font-weight-asian="bold" style:font-weight-complex="bold"/>
    </style:style>
    <style:style style:name="P33" style:family="paragraph" style:parent-style-name="Párrafo_20_Nivel_20_2">
      <style:paragraph-properties fo:keep-together="alway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34" style:family="paragraph" style:parent-style-name="Párrafo_20_Nivel_20_2">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35" style:family="paragraph" style:parent-style-name="Párrafo_20_Nivel_20_3">
      <style:paragraph-properties style:line-height-at-least="0.423cm" fo:text-align="justify" style:justify-single-word="false" fo:keep-together="always" fo:orphans="2" fo:widows="2" style:writing-mode="lr-tb"/>
    </style:style>
    <style:style style:name="P36" style:family="paragraph" style:parent-style-name="Párrafo_20_Nivel_20_3">
      <style:paragraph-properties style:line-height-at-least="0.423cm" fo:text-align="justify" style:justify-single-word="false" fo:orphans="2" fo:widows="2" style:writing-mode="lr-tb"/>
    </style:style>
    <style:style style:name="P37" style:family="paragraph" style:parent-style-name="Párrafo_20_Nivel_20_3">
      <style:paragraph-properties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38" style:family="paragraph" style:parent-style-name="Párrafo_20_Nivel_20_3">
      <style:paragraph-properties style:line-height-at-least="0.423cm" fo:text-align="justify" style:justify-single-word="false" fo:keep-together="alway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39" style:family="paragraph" style:parent-style-name="Párrafo_20_Nivel_20_2">
      <style:text-properties fo:font-style="normal" fo:font-weight="normal" style:font-style-asian="normal" style:font-weight-asian="normal" style:font-style-complex="normal" style:font-weight-complex="normal"/>
    </style:style>
    <style:style style:name="P40" style:family="paragraph" style:parent-style-name="Párrafo_20_Nivel_20_2">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41" style:family="paragraph" style:parent-style-name="Table_20_Heading">
      <style:paragraph-properties fo:text-align="center" style:justify-single-word="false"/>
      <style:text-properties fo:font-size="10pt" style:font-size-asian="10pt" style:font-size-complex="10pt"/>
    </style:style>
    <style:style style:name="P42" style:family="paragraph" style:parent-style-name="Corp_20_-_20_Texto_20_normal">
      <style:paragraph-properties fo:text-align="start" style:justify-single-word="false" style:snap-to-layout-grid="false"/>
      <style:text-properties fo:font-size="10pt" fo:font-weight="bold" style:font-size-asian="10pt" style:font-weight-asian="bold"/>
    </style:style>
    <style:style style:name="P43" style:family="paragraph" style:parent-style-name="Corp_20_-_20_Texto_20_normal">
      <style:paragraph-properties fo:text-align="start" style:justify-single-word="false" style:snap-to-layout-grid="false"/>
      <style:text-properties fo:font-size="10pt" style:font-size-asian="10pt"/>
    </style:style>
    <style:style style:name="P44" style:family="paragraph" style:parent-style-name="Corp_20_-_20_Texto_20_normal">
      <style:paragraph-properties fo:text-align="start" style:justify-single-word="false" style:snap-to-layout-grid="false"/>
      <style:text-properties fo:font-size="10pt" fo:background-color="#ffff00" style:font-size-asian="10pt"/>
    </style:style>
    <style:style style:name="P45" style:family="paragraph" style:parent-style-name="Corp_20_-_20_Texto_20_normal">
      <style:paragraph-properties fo:text-align="start" style:justify-single-word="false" style:snap-to-layout-grid="false"/>
      <style:text-properties fo:font-size="10pt" fo:language="en" fo:country="GB" style:font-size-asian="10pt"/>
    </style:style>
    <style:style style:name="P46" style:family="paragraph" style:parent-style-name="Párrafo_20_Nivel_20_3">
      <style:paragraph-properties fo:margin-left="0.99cm" fo:margin-right="0cm" fo:margin-top="0.21cm" fo:margin-bottom="0cm" style:contextual-spacing="false" fo:text-indent="0.019cm" style:auto-text-indent="false">
        <style:tab-stops/>
      </style:paragraph-properties>
    </style:style>
    <style:style style:name="P47" style:family="paragraph" style:parent-style-name="Contents_20_3">
      <style:paragraph-properties>
        <style:tab-stops>
          <style:tab-stop style:position="0cm"/>
          <style:tab-stop style:position="13.866cm" style:leader-style="dotted" style:leader-text="."/>
          <style:tab-stop style:position="16.249cm" style:type="right" style:leader-style="dotted" style:leader-text="."/>
        </style:tab-stops>
      </style:paragraph-properties>
    </style:style>
    <style:style style:name="P48" style:family="paragraph" style:parent-style-name="Contents_20_1">
      <style:paragraph-properties>
        <style:tab-stops>
          <style:tab-stop style:position="-0.062cm"/>
          <style:tab-stop style:position="15.136cm" style:leader-style="dotted" style:leader-text="."/>
          <style:tab-stop style:position="16.249cm" style:type="right" style:leader-style="dotted" style:leader-text="."/>
        </style:tab-stops>
      </style:paragraph-properties>
    </style:style>
    <style:style style:name="P49" style:family="paragraph" style:parent-style-name="Contents_20_2">
      <style:paragraph-properties>
        <style:tab-stops>
          <style:tab-stop style:position="-0.014cm"/>
          <style:tab-stop style:position="14.924cm" style:leader-style="dotted" style:leader-text="."/>
          <style:tab-stop style:position="16.249cm" style:type="right" style:leader-style="dotted" style:leader-text="."/>
        </style:tab-stops>
      </style:paragraph-properties>
    </style:style>
    <style:style style:name="P50" style:family="paragraph" style:parent-style-name="Standard" style:master-page-name="Standard">
      <style:paragraph-properties style:page-number="auto"/>
    </style:style>
    <style:style style:name="P51" style:family="paragraph" style:parent-style-name="Heading_20_2">
      <style:paragraph-properties fo:keep-together="always" fo:orphans="2" fo:widows="2" style:writing-mode="lr-tb"/>
      <style:text-properties style:use-window-font-color="true" style:font-name="NewsGotT" fo:font-size="12pt" style:font-name-asian="Times New Roman" style:font-size-asian="12pt" style:font-name-complex="NewsGotT" style:font-size-complex="10pt" style:language-complex="ar" style:country-complex="SA"/>
    </style:style>
    <style:style style:name="P52" style:family="paragraph" style:parent-style-name="Heading_20_2">
      <style:paragraph-properties fo:margin-left="0.501cm" fo:margin-right="0cm" fo:text-indent="0cm" style:auto-text-indent="false"/>
    </style:style>
    <style:style style:name="P53" style:family="paragraph" style:parent-style-name="Heading_20_3">
      <style:paragraph-properties fo:keep-together="alway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54" style:family="paragraph" style:parent-style-name="Párrafo_20_Nivel_20_1" style:list-style-name="L1"/>
    <style:style style:name="P55" style:family="paragraph" style:parent-style-name="Párrafo_20_Nivel_20_2" style:list-style-name="L2"/>
    <style:style style:name="P56" style:family="paragraph" style:parent-style-name="Párrafo_20_Nivel_20_2" style:list-style-name="L4"/>
    <style:style style:name="P57" style:family="paragraph" style:parent-style-name="Párrafo_20_Nivel_20_2" style:list-style-name="L5"/>
    <style:style style:name="P58" style:family="paragraph" style:parent-style-name="Párrafo_20_Nivel_20_2" style:list-style-name="L4">
      <style:paragraph-properties fo:keep-together="always" fo:orphans="2" fo:widows="2" style:writing-mode="lr-tb"/>
    </style:style>
    <style:style style:name="P59" style:family="paragraph" style:parent-style-name="Párrafo_20_Nivel_20_3" style:list-style-name="L6"/>
    <style:style style:name="P60" style:family="paragraph" style:parent-style-name="Párrafo_20_Nivel_20_3" style:list-style-name="L3">
      <style:paragraph-properties fo:margin-left="1.764cm" fo:margin-right="0cm" fo:margin-top="0.21cm" fo:margin-bottom="0cm" style:contextual-spacing="false" fo:text-indent="-0.635cm" style:auto-text-indent="false">
        <style:tab-stops/>
      </style:paragraph-properties>
    </style:style>
    <style:style style:name="P61" style:family="paragraph" style:parent-style-name="Footer" style:list-style-name="WW8Num21">
      <style:paragraph-properties fo:text-align="end" style:justify-single-word="false"/>
    </style:style>
    <style:style style:name="P62" style:family="paragraph" style:parent-style-name="Footer" style:list-style-name="WW8Num21">
      <style:paragraph-properties fo:text-align="end" style:justify-single-word="false" style:snap-to-layout-grid="false"/>
    </style:style>
    <style:style style:name="P63"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64"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P65"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66" style:family="paragraph" style:parent-style-name="Title" style:master-page-name="Convertir_20_1">
      <style:paragraph-properties style:page-number="auto"/>
    </style:style>
    <style:style style:name="T1" style:family="text">
      <style:text-properties style:letter-kerning="true" style:text-scale="80%"/>
    </style:style>
    <style:style style:name="T2" style:family="text">
      <style:text-properties fo:font-size="8pt" fo:language="zxx" fo:country="none" style:font-size-asian="8pt" style:language-asian="zxx" style:country-asian="none"/>
    </style:style>
    <style:style style:name="T3" style:family="text">
      <style:text-properties style:font-name="Ubuntu Mono" fo:font-size="10pt" style:font-size-asian="10pt" style:font-size-complex="10pt"/>
    </style:style>
    <style:style style:name="T4" style:family="text">
      <style:text-properties style:use-window-font-color="true" style:font-name="Ubuntu Mono" fo:font-size="10pt" fo:language="es" fo:country="ES" style:font-name-asian="Times New Roman" style:font-size-asian="10pt" style:font-name-complex="NewsGotT" style:font-size-complex="10pt" style:language-complex="ar" style:country-complex="SA"/>
    </style:style>
    <style:style style:name="T5" style:family="text">
      <style:text-properties style:use-window-font-color="true" fo:language="es" fo:country="ES" style:font-name-asian="Times New Roman" style:font-name-complex="NewsGotT" style:language-complex="ar" style:country-complex="SA"/>
    </style:style>
    <style:style style:name="T6" style:family="text">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T7" style:family="text">
      <style:text-properties style:use-window-font-color="true" style:font-name="NewsGotT" fo:font-size="12pt" fo:language="es" fo:country="ES" fo:font-style="italic" fo:font-weight="bold" style:font-name-asian="Times New Roman" style:font-size-asian="12pt" style:font-style-asian="italic" style:font-weight-asian="bold" style:font-name-complex="NewsGotT" style:font-size-complex="10pt" style:language-complex="ar" style:country-complex="SA" style:font-style-complex="italic" style:font-weight-complex="bold"/>
    </style:style>
    <style:style style:name="T8" style:family="text">
      <style:text-properties style:use-window-font-color="true" style:font-name="NewsGotT" fo:font-size="12pt" fo:language="es" fo:country="ES" fo:font-style="italic" style:text-underline-style="none" fo:font-weight="bold" style:font-name-asian="Times New Roman" style:font-size-asian="12pt" style:font-style-asian="italic" style:font-weight-asian="bold" style:font-name-complex="NewsGotT" style:font-size-complex="10pt" style:language-complex="ar" style:country-complex="SA" style:font-style-complex="italic" style:font-weight-complex="bold"/>
    </style:style>
    <style:style style:name="T9" style:family="text">
      <style:text-properties style:use-window-font-color="true" style:font-name="NewsGotT" fo:font-size="12pt" fo:language="es" fo:country="ES" fo:font-weight="bold" style:font-name-asian="Times New Roman" style:font-size-asian="12pt" style:font-weight-asian="bold" style:font-name-complex="NewsGotT" style:font-size-complex="10pt" style:language-complex="ar" style:country-complex="SA" style:font-weight-complex="bold"/>
    </style:style>
    <style:style style:name="T10" style:family="text">
      <style:text-properties style:use-window-font-color="true" style:font-name="NewsGotT" fo:font-size="12pt" fo:language="es" fo:country="ES" style:text-underline-style="solid" style:text-underline-width="auto" style:text-underline-color="font-color" style:font-name-asian="Times New Roman" style:font-size-asian="12pt" style:font-name-complex="NewsGotT" style:font-size-complex="10pt" style:language-complex="ar" style:country-complex="SA"/>
    </style:style>
    <style:style style:name="T11" style:family="text">
      <style:text-properties fo:font-weight="bold" style:font-weight-asian="bold"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officeooo:rsid="001da3b1"/>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Fig"/>
      </text:sequence-decls>
      <text:p text:style-name="P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25"><text:title>Documento de Implantación</text:title></text:p>
      <text:p text:style-name="Title"/>
      <text:p text:style-name="Title"><text:subject>Este documento a su vez se compone de los sub-documentos que definen el sistema: descripción, despliegue, explotación y soporte.</text:subject></text:p>
      <text:p text:style-name="Standard"/>
      <text:p text:style-name="Standard"/>
      <text:p text:style-name="Standard"/>
      <text:p text:style-name="Standard"/>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user-defined style:data-style-name="N76" text:name="Fecha Versión Documento">31 de diciembre de 2011</text:user-defined></text:p>
      <text:p text:style-name="Standard"/>
      <text:p text:style-name="P66">Hoja de Control del Documento</text:p>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Tabla_20_Título">Información del Documento</text:p>
          </table:table-cell>
          <table:covered-table-cell/>
          <table:covered-table-cell/>
          <table:covered-table-cell/>
        </table:table-row>
        <table:table-row table:style-name="Tabla4.1">
          <table:table-cell table:style-name="Tabla4.A2" office:value-type="string">
            <text:p text:style-name="P23">Título</text:p>
          </table:table-cell>
          <table:table-cell table:style-name="Tabla4.B2" table:number-columns-spanned="3" office:value-type="string">
            <text:p text:style-name="P11"><text:title>Documento de Implantación</text:title></text:p>
          </table:table-cell>
          <table:covered-table-cell/>
          <table:covered-table-cell/>
        </table:table-row>
        <table:table-row table:style-name="Tabla4.1">
          <table:table-cell table:style-name="Tabla4.A2" office:value-type="string">
            <text:p text:style-name="P23">Asunto</text:p>
          </table:table-cell>
          <table:table-cell table:style-name="Tabla4.B8" table:number-columns-spanned="3" office:value-type="string">
            <text:p text:style-name="P11"><text:subject>Este documento a su vez se compone de los sub-documentos que definen el sistema: descripción, despliegue, explotación y soporte.</text:subject></text:p>
          </table:table-cell>
          <table:covered-table-cell/>
          <table:covered-table-cell/>
        </table:table-row>
        <table:table-row table:style-name="Tabla4.1">
          <table:table-cell table:style-name="Tabla4.A2" office:value-type="string">
            <text:p text:style-name="P23">Nombre del fichero</text:p>
          </table:table-cell>
          <table:table-cell table:style-name="Tabla4.B8" table:number-columns-spanned="3" office:value-type="string">
            <text:p text:style-name="P7"><text:file-name text:display="name-and-extension">implantacion.2.odt</text:file-name></text:p>
          </table:table-cell>
          <table:covered-table-cell/>
          <table:covered-table-cell/>
        </table:table-row>
        <table:table-row table:style-name="Tabla4.1">
          <table:table-cell table:style-name="Tabla4.A2" office:value-type="string">
            <text:p text:style-name="P23">Versión</text:p>
          </table:table-cell>
          <table:table-cell table:style-name="Tabla4.B8" table:number-columns-spanned="3" office:value-type="string">
            <text:p text:style-name="P11"><text:user-defined style:data-style-name="N0" text:name="Versión Documento">&lt;&lt;v.r&gt;&gt;</text:user-defined></text:p>
          </table:table-cell>
          <table:covered-table-cell/>
          <table:covered-table-cell/>
        </table:table-row>
        <table:table-row table:style-name="Tabla4.1">
          <table:table-cell table:style-name="Tabla4.A2" office:value-type="string">
            <text:p text:style-name="P23">Elaborado por</text:p>
          </table:table-cell>
          <table:table-cell table:style-name="Tabla4.B7" office:value-type="string">
            <text:p text:style-name="P11"><text:user-defined style:data-style-name="N0" text:name="Autor">&lt;&lt;Autor Documento&gt;&gt;</text:user-defined></text:p>
          </table:table-cell>
          <table:table-cell table:style-name="Tabla4.A2" office:value-type="string">
            <text:p text:style-name="P23">Fecha Elaboración</text:p>
          </table:table-cell>
          <table:table-cell table:style-name="Tabla4.D7" office:value-type="string">
            <text:p text:style-name="P7"><text:user-defined style:data-style-name="N36" text:name="Fecha Versión Documento">31/12/2011</text:user-defined></text:p>
          </table:table-cell>
        </table:table-row>
        <table:table-row table:style-name="Tabla4.1">
          <table:table-cell table:style-name="Tabla4.A2" office:value-type="string">
            <text:p text:style-name="P23">Aprobado por</text:p>
          </table:table-cell>
          <table:table-cell table:style-name="Tabla4.B7" office:value-type="string">
            <text:p text:style-name="P8"/>
          </table:table-cell>
          <table:table-cell table:style-name="Tabla4.A2" office:value-type="string">
            <text:p text:style-name="P23">Fecha Aprobación</text:p>
          </table:table-cell>
          <table:table-cell table:style-name="Tabla4.D7" office:value-type="string">
            <text:p text:style-name="P8"/>
          </table:table-cell>
        </table:table-row>
        <table:table-row table:style-name="Tabla4.1">
          <table:table-cell table:style-name="Tabla4.A2" office:value-type="string">
            <text:p text:style-name="P23">Confidencialidad</text:p>
          </table:table-cell>
          <table:table-cell table:style-name="Tabla4.B8" table:number-columns-spanned="3" office:value-type="string">
            <text:p text:style-name="P8"/>
          </table:table-cell>
          <table:covered-table-cell/>
          <table:covered-table-cell/>
        </table:table-row>
      </table:table>
      <text:p text:style-name="Standard"/>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Tabla_20_Título">Control de Versiones</text:p>
          </table:table-cell>
          <table:covered-table-cell/>
          <table:covered-table-cell/>
          <table:covered-table-cell/>
        </table:table-row>
        <table:table-row table:style-name="Tabla7.1">
          <table:table-cell table:style-name="Tabla7.A2" office:value-type="string">
            <text:p text:style-name="Tabla_20_Título">Versión</text:p>
          </table:table-cell>
          <table:table-cell table:style-name="Tabla7.A2" office:value-type="string">
            <text:p text:style-name="Tabla_20_Título">Descripción de los cambios</text:p>
          </table:table-cell>
          <table:table-cell table:style-name="Tabla7.A2" office:value-type="string">
            <text:p text:style-name="Tabla_20_Título">Elaborado por</text:p>
          </table:table-cell>
          <table:table-cell table:style-name="Tabla7.A1" office:value-type="string">
            <text:p text:style-name="Tabla_20_Título">Fecha Elaboración</text:p>
          </table:table-cell>
        </table:table-row>
        <table:table-row table:style-name="Tabla7.1">
          <table:table-cell table:style-name="Tabla7.A10" office:value-type="string">
            <text:p text:style-name="P9">99.99</text:p>
          </table:table-cell>
          <table:table-cell table:style-name="Tabla7.B4" office:value-type="string">
            <text:p text:style-name="P7">Elaboración inicial del documento</text:p>
          </table:table-cell>
          <table:table-cell table:style-name="Tabla7.C10" office:value-type="string">
            <text:p text:style-name="P7">&lt;&lt;Autor&gt;&gt;</text:p>
          </table:table-cell>
          <table:table-cell table:style-name="Tabla7.D4" office:value-type="string">
            <text:p text:style-name="P9">dd/mm/aaaa</text:p>
          </table:table-cell>
        </table:table-row>
        <table:table-row table:style-name="Tabla7.1">
          <table:table-cell table:style-name="Tabla7.A10" office:value-type="string">
            <text:p text:style-name="P10"/>
          </table:table-cell>
          <table:table-cell table:style-name="Tabla7.B4" office:value-type="string">
            <text:p text:style-name="P8"/>
          </table:table-cell>
          <table:table-cell table:style-name="Tabla7.C10" office:value-type="string">
            <text:p text:style-name="P12"/>
          </table:table-cell>
          <table:table-cell table:style-name="Tabla7.D4" office:value-type="string">
            <text:p text:style-name="P10"/>
          </table:table-cell>
        </table:table-row>
        <table:table-row table:style-name="Tabla7.1">
          <table:table-cell table:style-name="Tabla7.A10" office:value-type="string">
            <text:p text:style-name="P10"/>
          </table:table-cell>
          <table:table-cell table:style-name="Tabla7.B10" office:value-type="string">
            <text:p text:style-name="P8"/>
          </table:table-cell>
          <table:table-cell table:style-name="Tabla7.C10" office:value-type="string">
            <text:p text:style-name="P8"/>
          </table:table-cell>
          <table:table-cell table:style-name="Tabla7.D10" office:value-type="string">
            <text:p text:style-name="P10"/>
          </table:table-cell>
        </table:table-row>
        <table:table-row table:style-name="Tabla7.1">
          <table:table-cell table:style-name="Tabla7.A10" office:value-type="string">
            <text:p text:style-name="P10"/>
          </table:table-cell>
          <table:table-cell table:style-name="Tabla7.B10" office:value-type="string">
            <text:p text:style-name="P8"/>
          </table:table-cell>
          <table:table-cell table:style-name="Tabla7.C10" office:value-type="string">
            <text:p text:style-name="P8"/>
          </table:table-cell>
          <table:table-cell table:style-name="Tabla7.D10" office:value-type="string">
            <text:p text:style-name="P10"/>
          </table:table-cell>
        </table:table-row>
        <table:table-row table:style-name="Tabla7.1">
          <table:table-cell table:style-name="Tabla7.A10" office:value-type="string">
            <text:p text:style-name="P10"/>
          </table:table-cell>
          <table:table-cell table:style-name="Tabla7.B10" office:value-type="string">
            <text:p text:style-name="P8"/>
          </table:table-cell>
          <table:table-cell table:style-name="Tabla7.C10" office:value-type="string">
            <text:p text:style-name="P8"/>
          </table:table-cell>
          <table:table-cell table:style-name="Tabla7.D10" office:value-type="string">
            <text:p text:style-name="P10"/>
          </table:table-cell>
        </table:table-row>
        <table:table-row table:style-name="Tabla7.1">
          <table:table-cell table:style-name="Tabla7.A10" office:value-type="string">
            <text:p text:style-name="P10"/>
          </table:table-cell>
          <table:table-cell table:style-name="Tabla7.B10" office:value-type="string">
            <text:p text:style-name="P8"/>
          </table:table-cell>
          <table:table-cell table:style-name="Tabla7.C10" office:value-type="string">
            <text:p text:style-name="P8"/>
          </table:table-cell>
          <table:table-cell table:style-name="Tabla7.D10" office:value-type="string">
            <text:p text:style-name="P10"/>
          </table:table-cell>
        </table:table-row>
        <table:table-row table:style-name="Tabla7.1">
          <table:table-cell table:style-name="Tabla7.A10" office:value-type="string">
            <text:p text:style-name="P10"/>
          </table:table-cell>
          <table:table-cell table:style-name="Tabla7.B10" office:value-type="string">
            <text:p text:style-name="P8"/>
          </table:table-cell>
          <table:table-cell table:style-name="Tabla7.C10" office:value-type="string">
            <text:p text:style-name="P8"/>
          </table:table-cell>
          <table:table-cell table:style-name="Tabla7.D10" office:value-type="string">
            <text:p text:style-name="P10"/>
          </table:table-cell>
        </table:table-row>
        <table:table-row table:style-name="Tabla7.1">
          <table:table-cell table:style-name="Tabla7.A10" office:value-type="string">
            <text:p text:style-name="P10"/>
          </table:table-cell>
          <table:table-cell table:style-name="Tabla7.B10" office:value-type="string">
            <text:p text:style-name="P8"/>
          </table:table-cell>
          <table:table-cell table:style-name="Tabla7.C10" office:value-type="string">
            <text:p text:style-name="P8"/>
          </table:table-cell>
          <table:table-cell table:style-name="Tabla7.D10" office:value-type="string">
            <text:p text:style-name="P10"/>
          </table:table-cell>
        </table:table-row>
      </table:table>
      <text:p text:style-name="Standard"/>
      <table:table table:name="Tabla8" table:style-name="Tabla8">
        <table:table-column table:style-name="Tabla8.A"/>
        <table:table-column table:style-name="Tabla8.B"/>
        <table:table-row table:style-name="Tabla8.1">
          <table:table-cell table:style-name="Tabla8.A1" table:number-columns-spanned="2" office:value-type="string">
            <text:p text:style-name="Tabla_20_Título">Lista de Distribución</text:p>
          </table:table-cell>
          <table:covered-table-cell/>
        </table:table-row>
        <table:table-row table:style-name="Tabla8.1">
          <table:table-cell table:style-name="Tabla8.A2" office:value-type="string">
            <text:p text:style-name="Tabla_20_Título">Apellidos, Nombre</text:p>
          </table:table-cell>
          <table:table-cell table:style-name="Tabla8.A1" office:value-type="string">
            <text:p text:style-name="Tabla_20_Título">Cargo / Función </text:p>
          </table:table-cell>
        </table:table-row>
        <table:table-row table:style-name="Tabla8.1">
          <table:table-cell table:style-name="Tabla8.A10" office:value-type="string">
            <text:p text:style-name="P8"/>
          </table:table-cell>
          <table:table-cell table:style-name="Tabla8.B10" office:value-type="string">
            <text:p text:style-name="P8"/>
          </table:table-cell>
        </table:table-row>
        <table:table-row table:style-name="Tabla8.1">
          <table:table-cell table:style-name="Tabla8.A10" office:value-type="string">
            <text:p text:style-name="P8"/>
          </table:table-cell>
          <table:table-cell table:style-name="Tabla8.B10" office:value-type="string">
            <text:p text:style-name="P8"/>
          </table:table-cell>
        </table:table-row>
        <table:table-row table:style-name="Tabla8.1">
          <table:table-cell table:style-name="Tabla8.A10" office:value-type="string">
            <text:p text:style-name="P8"/>
          </table:table-cell>
          <table:table-cell table:style-name="Tabla8.B10" office:value-type="string">
            <text:p text:style-name="P8"/>
          </table:table-cell>
        </table:table-row>
        <table:table-row table:style-name="Tabla8.1">
          <table:table-cell table:style-name="Tabla8.A10" office:value-type="string">
            <text:p text:style-name="P8"/>
          </table:table-cell>
          <table:table-cell table:style-name="Tabla8.B10" office:value-type="string">
            <text:p text:style-name="P8"/>
          </table:table-cell>
        </table:table-row>
        <table:table-row table:style-name="Tabla8.1">
          <table:table-cell table:style-name="Tabla8.A10" office:value-type="string">
            <text:p text:style-name="P8"/>
          </table:table-cell>
          <table:table-cell table:style-name="Tabla8.B10" office:value-type="string">
            <text:p text:style-name="P8"/>
          </table:table-cell>
        </table:table-row>
        <table:table-row table:style-name="Tabla8.1">
          <table:table-cell table:style-name="Tabla8.A10" office:value-type="string">
            <text:p text:style-name="P8"/>
          </table:table-cell>
          <table:table-cell table:style-name="Tabla8.B10" office:value-type="string">
            <text:p text:style-name="P8"/>
          </table:table-cell>
        </table:table-row>
        <table:table-row table:style-name="Tabla8.1">
          <table:table-cell table:style-name="Tabla8.A10" office:value-type="string">
            <text:p text:style-name="P8"/>
          </table:table-cell>
          <table:table-cell table:style-name="Tabla8.B10" office:value-type="string">
            <text:p text:style-name="P8"/>
          </table:table-cell>
        </table:table-row>
        <table:table-row table:style-name="Tabla8.1">
          <table:table-cell table:style-name="Tabla8.A10" office:value-type="string">
            <text:p text:style-name="P8"/>
          </table:table-cell>
          <table:table-cell table:style-name="Tabla8.B10" office:value-type="string">
            <text:p text:style-name="P8"/>
          </table:table-cell>
        </table:table-row>
      </table:table>
      <text:p text:style-name="Standard"/>
      <text:p text:style-name="P24"/>
      <text:p text:style-name="P13">ÍNDICE</text:p>
      <text:p text:style-name="P13"/>
      <text:table-of-content text:style-name="Sect1" text:name="Índice de contenido1">
        <text:table-of-content-source text:outline-level="9" text:relative-tab-stop-position="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785cm" style:leader-char=" " style:with-tab="false"/>
            <text:index-entry-tab-stop style:type="left" style:position="15.983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044cm" style:leader-char=" " style:with-tab="false"/>
            <text:index-entry-tab-stop style:type="left" style:position="15.983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117cm" style:leader-char=" " style:with-tab="false"/>
            <text:index-entry-tab-stop style:type="left" style:position="15.98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2.117cm" style:leader-char=" " style:with-tab="false"/>
            <text:index-entry-tab-stop style:type="left" style:position="2.54cm" style:leader-char=" " style:with-tab="false"/>
            <text:index-entry-tab-stop style:type="left" style:position="15.98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3.387cm" style:leader-char=" " style:with-tab="false"/>
            <text:index-entry-tab-stop style:type="left" style:position="15.983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48"><text:s/>1. Objeto del documento<text:tab/>5</text:p>
          <text:p text:style-name="P48">2. Descripción<text:tab/>6</text:p>
          <text:p text:style-name="P49">2.1. Objeto<text:tab/>6</text:p>
          <text:p text:style-name="P49">2.2. Contactos del proyecto<text:tab/>6</text:p>
          <text:p text:style-name="P49">2.3. Alcance<text:tab/>6</text:p>
          <text:p text:style-name="P47">2.3.1. Usuarios<text:tab/>6</text:p>
          <text:p text:style-name="P47">2.3.2. Concurrencia<text:tab/>6</text:p>
          <text:p text:style-name="P49">2.4. Glosario<text:tab/>6</text:p>
          <text:p text:style-name="P49">2.5. Referencias<text:tab/>6</text:p>
          <text:p text:style-name="P49">2.6. Proyecto<text:tab/>7</text:p>
          <text:p text:style-name="P47">2.6.1. Arquitectura base<text:tab/>7</text:p>
          <text:p text:style-name="P47">2.6.2. Sistemas externos<text:tab/>7</text:p>
          <text:p text:style-name="P47">2.6.3. Tabla de entornos<text:tab/>7</text:p>
          <text:p text:style-name="P48">3. Despliegue<text:tab/>8</text:p>
          <text:p text:style-name="P49">3.1. Requisitos<text:tab/>8</text:p>
          <text:p text:style-name="P47">3.1.1. Software Base <text:tab/>8</text:p>
          <text:p text:style-name="P47">3.1.2. Credenciales<text:tab/>8</text:p>
          <text:p text:style-name="P47">3.1.3. Recursos físicos<text:tab/>8</text:p>
          <text:p text:style-name="P49">3.2. Tecnología de desarrollo<text:tab/>9</text:p>
          <text:p text:style-name="P47">3.2.1. Matriz de certificación<text:tab/>10</text:p>
          <text:p text:style-name="P49">3.3. Ubicaciones<text:tab/>10</text:p>
          <text:p text:style-name="P47">3.3.1. Identificación de los directoriosDespliegue<text:tab/>10</text:p>
          <text:p text:style-name="P47">3.3.2. Configuraciones<text:tab/>10</text:p>
          <text:p text:style-name="P47">3.3.3. Certificados<text:tab/>10</text:p>
          <text:p text:style-name="P47">3.3.4. Registro de actividad<text:tab/>11</text:p>
          <text:p text:style-name="P49">3.4. Servicios y puertos<text:tab/>11</text:p>
          <text:p text:style-name="P49">3.5. Balanceos (plantilla)<text:tab/>11</text:p>
          <text:p text:style-name="P49">3.6. Publicaciones<text:tab/>11</text:p>
          <text:p text:style-name="P49">3.7. Instrucciones de despliegue<text:tab/>11</text:p>
          <text:p text:style-name="P47">3.7.1. Máquinas virtuales (plantilla)<text:tab/>11</text:p>
          <text:p text:style-name="P47">3.7.2. Base de datos (pantilla)<text:tab/>11</text:p>
          <text:p text:style-name="P47">3.7.3. Dimensionamiento del almacenamiento compartido<text:tab/>12</text:p>
          <text:p text:style-name="P49">3.8. Verificación del despliegue<text:tab/>12</text:p>
          <text:p text:style-name="P47">3.8.1. Pruebas funcionales de despliegue<text:tab/>12</text:p>
          <text:p text:style-name="P47">3.8.2. Pruebas de estrés (Documento)<text:tab/>12</text:p>
          <text:p text:style-name="P47">3.8.3. Conclusiones<text:tab/>12</text:p>
          <text:p text:style-name="P49">3.9. Instrucciones de vuelta atrás<text:tab/>12</text:p>
          <text:p text:style-name="P48">4. Explotación<text:tab/>13</text:p>
          <text:p text:style-name="P49">4.1. Niveles de servicio<text:tab/>13</text:p>
          <text:p text:style-name="P49">4.2. Administración funcional<text:tab/>13</text:p>
          <text:p text:style-name="P49"><text:soft-page-break/>4.3. Administración de sistemas<text:tab/>13</text:p>
          <text:p text:style-name="P47">4.3.1. Arranque y parada de servicios<text:tab/>13</text:p>
          <text:p text:style-name="P47">4.3.2. Política de respaldo<text:tab/>13</text:p>
          <text:p text:style-name="P47">4.3.3. Rotación de logs<text:tab/>14</text:p>
          <text:p text:style-name="P47">4.3.4. Otras tareas programadas<text:tab/>14</text:p>
          <text:p text:style-name="P49">4.4. Administración de bases de datos<text:tab/>14</text:p>
          <text:p text:style-name="P47">4.4.1. Modelo de datos (opcional)<text:tab/>14</text:p>
          <text:p text:style-name="P47">4.4.2. Gestión de la capacidad<text:tab/>14</text:p>
          <text:p text:style-name="P47">4.4.3. Histórico<text:tab/>14</text:p>
          <text:p text:style-name="P47">4.4.4. Caracterización de consultas<text:tab/>14</text:p>
          <text:p text:style-name="P49">4.5. Almacenamiento compartido<text:tab/>14</text:p>
          <text:p text:style-name="P47">4.5.1. Gestión de la capacidad<text:tab/>15</text:p>
          <text:p text:style-name="P47">4.5.2. Histórico<text:tab/>15</text:p>
          <text:p text:style-name="P49">4.6. Monitorización y estadísticas<text:tab/>15</text:p>
          <text:p text:style-name="P48">5. Soporte<text:tab/>16</text:p>
          <text:p text:style-name="P49">5.1. Niveles de soporte<text:tab/>16</text:p>
          <text:p text:style-name="P49">5.2. Procedimientos de operación en contingencia<text:tab/>16</text:p>
          <text:p text:style-name="P49">5.3. Perfiles y permisos<text:tab/>16</text:p>
          <text:p text:style-name="P49">5.4. Flujo<text:tab/>16</text:p>
          <text:p text:style-name="P47">5.4.1. Perfiles y permisos<text:tab/>16</text:p>
          <text:p text:style-name="P49">5.5. Manual de Usuario<text:tab/>16</text:p>
          <text:p text:style-name="P48">6. Anexo i Plantilla de Balanceo<text:tab/>17</text:p>
          <text:p text:style-name="P48">7. ANEXO II Plantilla de máquina virtual<text:tab/>18</text:p>
        </text:index-body>
      </text:table-of-content>
      <text:p text:style-name="Standard"/>
      <text:h text:style-name="Heading_20_1" text:outline-level="1">Objeto del documento</text:h>
      <text:p text:style-name="Párrafo_20_Nivel_20_1">El presente documento tiene como objetivo recoger las necesidades en cuanto a documentación que debe contener una entrega de software de cara a la puesta en producción (despliegue y verificación del mismo), las pruebas de carga, la operación, la administración funcional, de BBDD y del sistema, la monitorización, los procedimientos de soporte, etc.</text:p>
      <text:p text:style-name="Párrafo_20_Nivel_20_1">Este documento se estructura en cuatro apartados o subdocumentos: </text:p>
      <text:list xml:id="list4047819413271683255" text:style-name="L1">
        <text:list-item>
          <text:p text:style-name="P54">Descripción </text:p>
        </text:list-item>
        <text:list-item>
          <text:p text:style-name="P54">Despliegue</text:p>
        </text:list-item>
        <text:list-item>
          <text:p text:style-name="P54">Explotación</text:p>
        </text:list-item>
        <text:list-item>
          <text:p text:style-name="P54">Soporte</text:p>
        </text:list-item>
      </text:list>
      <text:p text:style-name="Párrafo_20_Nivel_20_1"/>
      <text:p text:style-name="Párrafo_20_Nivel_20_1"/>
      <text:p text:style-name="Párrafo_20_Nivel_20_1"/>
      <text:h text:style-name="Heading_20_1" text:outline-level="1">Descripción</text:h>
      <text:p text:style-name="Párrafo_20_Nivel_20_1">Este sub-documento no es obligatorio, pero ayuda a situar cada apartado en su contexto y a comprender el proyecto en su conjunto, por lo que se recomienda su inclusión.</text:p>
      <text:p text:style-name="Párrafo_20_Nivel_20_1">La Descripción debe enmarcar el sistema haciendo una descripción general, definiendo su objetivo, alcance, la asignación de roles a los responsables, su dirección estratégica, funcional y operativa.</text:p>
      <text:h text:style-name="Heading_20_2" text:outline-level="2">Glosario</text:h>
      <text:p text:style-name="Párrafo_20_Nivel_20_2">Términos que es necesario conocer para entender el sistema, junto con sus definiciones y referencias.</text:p>
      <text:h text:style-name="Heading_20_2" text:outline-level="2"><text:bookmark text:name="objeto"/>Objeto</text:h>
      <text:p text:style-name="Párrafo_20_Nivel_20_2">Necesidad a la que responde el sistema, para qué sirve.</text:p>
      <text:p text:style-name="Párrafo_20_Nivel_20_2">Descripción a alto nivel de las funcionalidades básicas que pretende ofrecer el aplicativo, así como de la necesidad a la que intenta dar respuesta.</text:p>
      <text:h text:style-name="P51" text:outline-level="2">Contactos del proyecto</text:h>
      <text:p text:style-name="Párrafo_20_Nivel_20_2">Indicación explícita de:</text:p>
      <text:list xml:id="list1235051397123301193" text:style-name="L2">
        <text:list-item>
          <text:p text:style-name="P55">Director del Proyecto</text:p>
        </text:list-item>
        <text:list-item>
          <text:p text:style-name="P55">Técnicos del Oficina Técnica a cargo del seguimiento del proyecto.</text:p>
        </text:list-item>
        <text:list-item>
          <text:p text:style-name="P55">Proveedor</text:p>
        </text:list-item>
        <text:list-item>
          <text:p text:style-name="P55">Administrador Funcional</text:p>
        </text:list-item>
      </text:list>
      <text:h text:style-name="Heading_20_2" text:outline-level="2"><text:bookmark text:name="alcance"/>Alcance</text:h>
      <text:p text:style-name="Párrafo_20_Nivel_20_2">Es decir, a quiénes va dirigido el sistema, qué alcance organizativo tiene, a qué colectivos va dirigido (personal TIC, global a toda la Junta de Andalucía, ¿incluye a los Organismos Autónomos?...).</text:p>
      <text:h text:style-name="Heading_20_3" text:outline-level="3"><text:bookmark text:name="usuarios"/>Usuarios</text:h>
      <text:p text:style-name="Párrafo_20_Nivel_20_3">Perfiles de usuarios contemplados por el aplicativo, especificando para cada uno de ellos:</text:p>
      <text:list xml:id="list6947675109766370128" text:style-name="L3">
        <text:list-item>
          <text:p text:style-name="P60">Descripción de la funcionalidades atribuidas</text:p>
        </text:list-item>
        <text:list-item>
          <text:p text:style-name="P60">Número inicial estimado</text:p>
        </text:list-item>
        <text:list-item>
          <text:p text:style-name="P60">Evolución en crecimiento</text:p>
        </text:list-item>
        <text:list-item>
          <text:p text:style-name="P60">Permisos</text:p>
        </text:list-item>
      </text:list>
      <text:p text:style-name="P46">En este apartado hay que especificar si el aplicactivo tendrá usuarios VIP o no, cúantos y de que tipo.</text:p>
      <text:h text:style-name="Heading_20_3" text:outline-level="3"><text:bookmark text:name="concurrencia"/>Concurrencia</text:h>
      <text:p text:style-name="Párrafo_20_Nivel_20_3">Nivel de concurrencia que se espera. Número de usuarios simultáneos.</text:p>
      <text:p text:style-name="Párrafo_20_Nivel_20_3">Indicación en valores absolutos, así como en porcentaje de usuarios totales.</text:p>
      <text:h text:style-name="P52" text:outline-level="2" text:is-list-header="true"><text:soft-page-break/></text:h>
      <text:h text:style-name="Heading_20_2" text:outline-level="2"><text:bookmark text:name="referencias"/>Referencias</text:h>
      <text:p text:style-name="Párrafo_20_Nivel_20_2">Bibliografía, normativa BOJA, enlaces, RFC (Request For Comments), documentación, contenido multimedia, junto con una descripción del contenido, autor, fecha de liberación, etc.</text:p>
      <text:p text:style-name="Párrafo_20_Nivel_20_2">Se debe especificar el proyecto de la Consejería a la que da respuesta el aplicativo.</text:p>
      <text:h text:style-name="Heading_20_2" text:outline-level="2"><text:bookmark text:name="proyecto"/>Proyecto</text:h>
      <text:p text:style-name="Párrafo_20_Nivel_20_2">Descripción <text:s/>funcional del sistema, productos software en los que se basa, tecnología, módulos que lo componen, etc.</text:p>
      <text:h text:style-name="Heading_20_3" text:outline-level="3">Arquitectura base</text:h>
      <text:p text:style-name="Párrafo_20_Nivel_20_3">Descripción general funcional de cada subsistema, interacciones, dependencias, servicios ofrecidos y consumidos.</text:p>
      <text:p text:style-name="Párrafo_20_Nivel_20_3">Esquema de componentes.</text:p>
      <text:h text:style-name="Heading_20_3" text:outline-level="3"><text:bookmark text:name="dependencias"/>Sistemas externos</text:h>
      <text:p text:style-name="Párrafo_20_Nivel_20_3">Sistemas externos de los que existe una dependencia, su utilización, URI y credenciales (a solicitar o disponibles), centro de atención con el que contactar, disponibilidad, ANS del Sistema, Tiempo de Respuesta CAU, etc.</text:p>
      <text:p text:style-name="Párrafo_20_Nivel_20_3"/>
      <text:p text:style-name="Párrafo_20_Nivel_20_3"/>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column table:style-name="Tabla14.H"/>
        <table:table-row>
          <table:table-cell table:style-name="Tabla14.A1" office:value-type="string">
            <text:p text:style-name="P30">Sistemas Externo</text:p>
          </table:table-cell>
          <table:table-cell table:style-name="Tabla14.A1" office:value-type="string">
            <text:p text:style-name="P41">URI</text:p>
          </table:table-cell>
          <table:table-cell table:style-name="Tabla14.A1" office:value-type="string">
            <text:p text:style-name="P41">CAU</text:p>
          </table:table-cell>
          <table:table-cell table:style-name="Tabla14.A1" office:value-type="string">
            <text:p text:style-name="P41">Procedimiento de <text:s/>incidencias</text:p>
          </table:table-cell>
          <table:table-cell table:style-name="Tabla14.A1" office:value-type="string">
            <text:p text:style-name="P41">Credenciales (como obtenerlas)</text:p>
          </table:table-cell>
          <table:table-cell table:style-name="Tabla14.A1" office:value-type="string">
            <text:p text:style-name="P41">ANS Sistema</text:p>
          </table:table-cell>
          <table:table-cell table:style-name="Tabla14.A1" office:value-type="string">
            <text:p text:style-name="P41">Tiempo de Respuesta</text:p>
          </table:table-cell>
          <table:table-cell table:style-name="Tabla14.H1" office:value-type="string">
            <text:p text:style-name="P41">Tiempo de Resolución</text:p>
          </table:table-cell>
        </table:table-row>
        <table:table-row>
          <table:table-cell table:style-name="Tabla14.A7" table:number-rows-spanned="2" office:value-type="string">
            <text:p text:style-name="Table_20_Contents"/>
          </table:table-cell>
          <table:table-cell table:style-name="Tabla14.B3" table:number-rows-spanned="2" office:value-type="string">
            <text:p text:style-name="Table_20_Contents"/>
          </table:table-cell>
          <table:table-cell table:style-name="Tabla14.C3" table:number-rows-spanned="2" office:value-type="string">
            <text:p text:style-name="Table_20_Contents"/>
          </table:table-cell>
          <table:table-cell table:style-name="Tabla14.D3" table:number-rows-spanned="2" office:value-type="string">
            <text:p text:style-name="Table_20_Contents"/>
          </table:table-cell>
          <table:table-cell table:style-name="Tabla14.E3" table:number-rows-spanned="2" office:value-type="string">
            <text:p text:style-name="Table_20_Contents"/>
          </table:table-cell>
          <table:table-cell table:style-name="Tabla14.F2" office:value-type="string">
            <text:p text:style-name="Table_20_Contents">Horario 1</text:p>
          </table:table-cell>
          <table:table-cell table:style-name="Tabla14.G2" office:value-type="string">
            <text:p text:style-name="Table_20_Contents"/>
          </table:table-cell>
          <table:table-cell table:style-name="Tabla14.H3" table:number-rows-spanned="2" office:value-type="string">
            <text:p text:style-name="Table_20_Contents"/>
          </table:table-cell>
        </table:table-row>
        <table:table-row>
          <table:covered-table-cell/>
          <table:covered-table-cell/>
          <table:covered-table-cell/>
          <table:covered-table-cell/>
          <table:covered-table-cell/>
          <table:table-cell table:style-name="Tabla14.F3" office:value-type="string">
            <text:p text:style-name="Table_20_Contents">Horario 2</text:p>
          </table:table-cell>
          <table:table-cell table:style-name="Tabla14.G3" office:value-type="string">
            <text:p text:style-name="Table_20_Contents"/>
          </table:table-cell>
          <table:covered-table-cell/>
        </table:table-row>
        <table:table-row>
          <table:table-cell table:style-name="Tabla14.A7" table:number-rows-spanned="2" office:value-type="string">
            <text:p text:style-name="Table_20_Contents"/>
          </table:table-cell>
          <table:table-cell table:style-name="Tabla14.B5" table:number-rows-spanned="2" office:value-type="string">
            <text:p text:style-name="Table_20_Contents"/>
          </table:table-cell>
          <table:table-cell table:style-name="Tabla14.C5" table:number-rows-spanned="2" office:value-type="string">
            <text:p text:style-name="Table_20_Contents"/>
          </table:table-cell>
          <table:table-cell table:style-name="Tabla14.D5" table:number-rows-spanned="2" office:value-type="string">
            <text:p text:style-name="Table_20_Contents"/>
          </table:table-cell>
          <table:table-cell table:style-name="Tabla14.E5" table:number-rows-spanned="2" office:value-type="string">
            <text:p text:style-name="Table_20_Contents"/>
          </table:table-cell>
          <table:table-cell table:style-name="Tabla14.F4" office:value-type="string">
            <text:p text:style-name="Table_20_Contents">Horario 1</text:p>
          </table:table-cell>
          <table:table-cell table:style-name="Tabla14.G4" office:value-type="string">
            <text:p text:style-name="Table_20_Contents"/>
          </table:table-cell>
          <table:table-cell table:style-name="Tabla14.H5" table:number-rows-spanned="2" office:value-type="string">
            <text:p text:style-name="Table_20_Contents"/>
          </table:table-cell>
        </table:table-row>
        <table:table-row>
          <table:covered-table-cell/>
          <table:covered-table-cell/>
          <table:covered-table-cell/>
          <table:covered-table-cell/>
          <table:covered-table-cell/>
          <table:table-cell table:style-name="Tabla14.F5" office:value-type="string">
            <text:p text:style-name="Table_20_Contents">Horario 2</text:p>
          </table:table-cell>
          <table:table-cell table:style-name="Tabla14.G5" office:value-type="string">
            <text:p text:style-name="Table_20_Contents"/>
          </table:table-cell>
          <table:covered-table-cell/>
        </table:table-row>
        <table:table-row>
          <table:table-cell table:style-name="Tabla14.A7" table:number-rows-spanned="2" office:value-type="string">
            <text:p text:style-name="Table_20_Contents"/>
          </table:table-cell>
          <table:table-cell table:style-name="Tabla14.B7" table:number-rows-spanned="2" office:value-type="string">
            <text:p text:style-name="Table_20_Contents"/>
          </table:table-cell>
          <table:table-cell table:style-name="Tabla14.C7" table:number-rows-spanned="2" office:value-type="string">
            <text:p text:style-name="Table_20_Contents"/>
          </table:table-cell>
          <table:table-cell table:style-name="Tabla14.D7" table:number-rows-spanned="2" office:value-type="string">
            <text:p text:style-name="Table_20_Contents"/>
          </table:table-cell>
          <table:table-cell table:style-name="Tabla14.E7" table:number-rows-spanned="2" office:value-type="string">
            <text:p text:style-name="Table_20_Contents"/>
          </table:table-cell>
          <table:table-cell table:style-name="Tabla14.F6" office:value-type="string">
            <text:p text:style-name="Table_20_Contents">Horario 1</text:p>
          </table:table-cell>
          <table:table-cell table:style-name="Tabla14.G6" office:value-type="string">
            <text:p text:style-name="Table_20_Contents"/>
          </table:table-cell>
          <table:table-cell table:style-name="Tabla14.H7" table:number-rows-spanned="2" office:value-type="string">
            <text:p text:style-name="Table_20_Contents"/>
          </table:table-cell>
        </table:table-row>
        <table:table-row>
          <table:covered-table-cell/>
          <table:covered-table-cell/>
          <table:covered-table-cell/>
          <table:covered-table-cell/>
          <table:covered-table-cell/>
          <table:table-cell table:style-name="Tabla14.F7" office:value-type="string">
            <text:p text:style-name="Table_20_Contents">Horario 2</text:p>
          </table:table-cell>
          <table:table-cell table:style-name="Tabla14.G7" office:value-type="string">
            <text:p text:style-name="Table_20_Contents"/>
          </table:table-cell>
          <table:covered-table-cell/>
        </table:table-row>
      </table:table>
      <text:p text:style-name="Párrafo_20_Nivel_20_3"/>
      <text:p text:style-name="P20"/>
      <text:p text:style-name="P20"/>
      <text:p text:style-name="Párrafo_20_Nivel_20_3"/>
      <text:h text:style-name="Heading_20_1" text:outline-level="1"><text:bookmark text:name="despliegue"/>Despliegue</text:h>
      <text:p text:style-name="Párrafo_20_Nivel_20_1">Documento obligatorio que define cómo se despliega el sistema. Para una aplicación típica se mantiene un "frontend" donde se despliega el software (típicamente en dos nodos con balanceo por sesión) y un "backend" de datos donde se almacenan los ficheros compartidos y se crea el esquema de base de datos.</text:p>
      <text:h text:style-name="Heading_20_2" text:outline-level="2"><text:bookmark text:name="requisitos"/>Requisitos</text:h>
      <text:p text:style-name="Párrafo_20_Nivel_20_2">En http://redmine.i-administracion.junta-andalucia.es/redmine/projects/cpi-ssc estarán disponibles todas las recomendaciones, productos y versiones empleados en producción, documentación, plantillas y toda la información a tener en cuenta para la implantación. Pudiendo cambiar, en el momento de realizar el presente documento se emplea RedHat en arquitectura Intel de 64bits, cualquier binario empleado se recomienda que emplee dicha arquitectura, ya que si fuera de 32bits tendría limitaciones en el direccionamiento de memoria y un rendimiento inferior.</text:p>
      <text:p text:style-name="Párrafo_20_Nivel_20_2">Se deben tener identificados, sin ambigüedad los recursos físicos y lógicos en la solicitud de implantación, debe existir una referencia precisa (una URI) a la documentación y binarios que permita comprobar que la fecha de modificación es anterior a la solicitud. El sistema operativo, las librerías, software de base, nombres de dominio, puertos, balanceos, etc. deben estar identificados con sus números de versión:</text:p>
      <text:list xml:id="list1000124758249514505" text:style-name="L4">
        <text:list-item>
          <text:p text:style-name="P56">.</text:p>
        </text:list-item>
      </text:list>
      <text:h text:style-name="Heading_20_3" text:outline-level="3">Software Base </text:h>
      <text:list xml:id="list1840029911" text:continue-numbering="true" text:style-name="L4">
        <text:list-header>
          <text:p text:style-name="P56">Nombres de dominio de servicio, definición de balanceos, puertos, certificados X509, visibilidades especiales (puertos no estándar, etc.). Hay que tener identificado el software de base requerido con las versiones definidas, SO, librerías y dependencias, runtime java, servidor web, servidor de aplicaciones, frameworks empleados, etc. en general es recomendable utilizar los productos de la paquetería y versiones de la distribución del SO existente y soportado en producción.</text:p>
        </text:list-header>
      </text:list>
      <text:h text:style-name="Heading_20_3" text:outline-level="3"><text:bookmark text:name="credenciales"/>Credenciales</text:h>
      <text:h text:style-name="Heading_20_3" text:outline-level="3">Recursos físicos</text:h>
      <text:list xml:id="list1936598814" text:continue-numbering="true" text:style-name="L4">
        <text:list-item>
          <text:p text:style-name="P58">Recursos físicos: hay que definir los nodos necesarios (serán identificados en este documento con “nodo1t1”, “nodo2t1”, nodo1t2, etc. atendiendo al número de nodos según su tipología) seguido de para realizar el despliegue, y sus características de memoria, procesadores, almacenamiento local y acceso a almacenamiento compartido, de bloques o ficheros, acceso a base de datos, ancho de banda reservado con RCJA y con Internet, necesidad de balanceo.</text:p>
        </text:list-item>
      </text:list>
      <text:p text:style-name="Párrafo_20_Nivel_20_2">Tanto localmente en cada nodo, como para los servicios de los que dependa el sistema, se deben tener identificadas las credenciales y permisos necesarios, y en el caso de sistemas externos se debe describir el proceso de obtención de dichas credenciales y la información de contacto para el soporte:</text:p>
      <text:list xml:id="list3196846626720432809" text:style-name="L5">
        <text:list-item>
          <text:p text:style-name="P57">Para los usuarios locales en los nodos se obtendrá una tabla con las columnas de sistema, usuario, home, información de configuración, como ejemplo puede servir la tabla:</text:p>
        </text:list-item>
      </text:list>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32">Sistema</text:p>
          </table:table-cell>
          <table:table-cell table:style-name="Tabla10.A1" office:value-type="string">
            <text:p text:style-name="P32">Usuario</text:p>
          </table:table-cell>
          <table:table-cell table:style-name="Tabla10.A1" office:value-type="string">
            <text:p text:style-name="P32">Home</text:p>
          </table:table-cell>
          <table:table-cell table:style-name="Tabla10.A1" office:value-type="string">
            <text:p text:style-name="P32">Shell</text:p>
          </table:table-cell>
          <table:table-cell table:style-name="Tabla10.E1" office:value-type="string">
            <text:p text:style-name="P32">Configuración</text:p>
          </table:table-cell>
        </table:table-row>
        <text:soft-page-break/>
        <table:table-row>
          <table:table-cell table:style-name="Tabla10.A2" office:value-type="string">
            <text:p text:style-name="P26">Servidor web</text:p>
            <text:p text:style-name="P26">...por ejemplo</text:p>
          </table:table-cell>
          <table:table-cell table:style-name="Tabla10.A2" office:value-type="string">
            <text:p text:style-name="P26">apache</text:p>
            <text:p text:style-name="P26">...por ejemplo</text:p>
          </table:table-cell>
          <table:table-cell table:style-name="Tabla10.A2" office:value-type="string">
            <text:p text:style-name="P26">/var/www</text:p>
            <text:p text:style-name="P26">...por ejemplo</text:p>
          </table:table-cell>
          <table:table-cell table:style-name="Tabla10.A2" office:value-type="string">
            <text:p text:style-name="P26">/sbin/nologin </text:p>
            <text:p text:style-name="P26">...por ejemplo</text:p>
          </table:table-cell>
          <table:table-cell table:style-name="Tabla10.E2" office:value-type="string">
            <text:p text:style-name="P26">/etc/httpd ...por ejemplo</text:p>
          </table:table-cell>
        </table:table-row>
        <table:table-row>
          <table:table-cell table:style-name="Tabla10.A2" office:value-type="string">
            <text:p text:style-name="P26">Servidor ssh</text:p>
            <text:p text:style-name="P26">...por ejemplo</text:p>
          </table:table-cell>
          <table:table-cell table:style-name="Tabla10.A2" office:value-type="string">
            <text:p text:style-name="P26">sshd</text:p>
            <text:p text:style-name="P26">...por ejemplo</text:p>
          </table:table-cell>
          <table:table-cell table:style-name="Tabla10.A2" office:value-type="string">
            <text:p text:style-name="P26">/var/empty/sshd</text:p>
            <text:p text:style-name="P26">...por ejemplo</text:p>
          </table:table-cell>
          <table:table-cell table:style-name="Tabla10.A2" office:value-type="string">
            <text:p text:style-name="P26">/sbin/nologin</text:p>
            <text:p text:style-name="P26">...por ejemplo</text:p>
          </table:table-cell>
          <table:table-cell table:style-name="Tabla10.E2" office:value-type="string">
            <text:p text:style-name="P26">/etc/ssh</text:p>
            <text:p text:style-name="P26">...por ejemplo</text:p>
          </table:table-cell>
        </table:table-row>
      </table:table>
      <text:list xml:id="list1002840894" text:continue-numbering="true" text:style-name="L5">
        <text:list-item>
          <text:p text:style-name="P57">No es recomendable incluir tareas de administración funcional en la implantación, puesto que son tareas manuales propensas a errores y con posibles diferencias al ser reproducidas. Estas tareas además pueden ser automatizadas fácilmente en la mayoría de las ocasiones (como puede ser grabando una navegación con Jmeter) o empaquetando ficheros y exportando la base de datos una vez actualizada, no obstante, si son tareas que no van a ejecutarse más que una vez, e implican un esfuerzo que no va mejorar la fiabilidad de la implantación, se pueden incluir dichas tareas de administración funcional estableciendo las URIs y credenciales necesarias para abordarlas.</text:p>
        </text:list-item>
        <text:list-item>
          <text:p text:style-name="P57">Para los usuarios de sistemas externos se debe identificar el procedimiento de solicitud y se deben tener todos los datos necesarios para hacer efectiva dicha solicitud teniendo, en su caso, rellenas las plantillas requeridas.</text:p>
        </text:list-item>
      </text:list>
      <text:h text:style-name="Heading_20_2" text:outline-level="2"><text:bookmark text:name="tecnologia"/>Tecnología de desarrollo</text:h>
      <text:p text:style-name="Párrafo_20_Nivel_20_2">Lenguajes de programación utilizados, bibliotecas, paquetería, frameworks, etc..</text:p>
      <text:p text:style-name="P21">HTML hay que indicar la versión, versiones de CSS, DOM y Javascript, así como las librerías utilizadas y sus versiones.</text:p>
      <text:p text:style-name="P21">XML hay que indicar la versión, se debe tener la definición de tipo de documento DTD o Schema, plantillas XSLT, Xquery, etc.</text:p>
      <text:p text:style-name="P21">Java hay que indicar la versión del runtime propuesto y su proveedor, las librerías y utilidades incorporadas, para servidores de aplicación se debe indicar también el propuesto y versión recomendada. La paquetería de Java jar, war, ear, etc. no necesita de mayor descripción.</text:p>
      <text:p text:style-name="P21">PHP hay que indicar la versión y las opciones a la hora de integrarlo en apache (como modulo apache, cgi, fastcgi) u otro servidor web (indicando proveedor y versión).</text:p>
      <text:p text:style-name="P21">Para Python, Perl, <text:s/>shell scripts, C, C++ y otros lenguajes utilizados hay que indicar la versión, opciones de compilación utilizadas, las librerías y utilidades incorporadas y cualquier información que resulte pertinente para el proceso de implantación.</text:p>
      <text:p text:style-name="P21">Lo óptimo es el uso de RPMs ya que se puede obviar cualquier detalle que no sea la versión del sistema operativo y los repositorios que no sean estándar. Para paquetería dependiente del entorno de desarrollo como pueden ser PEAR para PHP, CPAN para Perl o RubyGems para Ruby, NPM para Node.js, etc. son necesarias instrucciones concretas de configuración (repositorios de los que bajar la paquetería, etc).</text:p>
      <text:h text:style-name="Heading_20_3" text:outline-level="3"><text:bookmark text:name="certificación"/>Matriz de certificación</text:h>
      <text:p text:style-name="Párrafo_20_Nivel_20_3">Versiones de los lenguajes de programación utilizados, bibliotecas, paquetería, frameworks, etc. con los que está verificado que el sistema funciona correctamente incluyendo el SO y software de base. Si la aplicación presta servicio a través de la web deben incluirse los navegadores y versiones más populares Firefox, IExplorer, Chrome, como ejemplo...</text:p>
      <text:p text:style-name="Párrafo_20_Nivel_20_3"/>
      <table:table table:name="Tabla11" table:style-name="Tabla11">
        <table:table-column table:style-name="Tabla11.A"/>
        <table:table-column table:style-name="Tabla11.B"/>
        <table:table-column table:style-name="Tabla11.C"/>
        <table:table-column table:style-name="Tabla11.D"/>
        <table:table-column table:style-name="Tabla11.E"/>
        <text:soft-page-break/>
        <table:table-row>
          <table:table-cell table:style-name="Tabla11.A1" office:value-type="string">
            <text:p text:style-name="P32">SO</text:p>
          </table:table-cell>
          <table:table-cell table:style-name="Tabla11.A1" office:value-type="string">
            <text:p text:style-name="P32">JDK</text:p>
          </table:table-cell>
          <table:table-cell table:style-name="Tabla11.A1" office:value-type="string">
            <text:p text:style-name="P32">Servidor Ap</text:p>
          </table:table-cell>
          <table:table-cell table:style-name="Tabla11.A1" office:value-type="string">
            <text:p text:style-name="P32">Servidor web</text:p>
          </table:table-cell>
          <table:table-cell table:style-name="Tabla11.E1" office:value-type="string">
            <text:p text:style-name="P32">Navegador</text:p>
          </table:table-cell>
        </table:table-row>
        <table:table-row>
          <table:table-cell table:style-name="Tabla11.A2" table:number-columns-spanned="5" office:value-type="string">
            <text:p text:style-name="P27">Sistema de Agenda 2.9.0</text:p>
          </table:table-cell>
          <table:covered-table-cell/>
          <table:covered-table-cell/>
          <table:covered-table-cell/>
          <table:covered-table-cell/>
        </table:table-row>
        <table:table-row>
          <table:table-cell table:style-name="Tabla11.A3" table:number-rows-spanned="2" office:value-type="string">
            <text:p text:style-name="P26">Redhat 5.4 64bits</text:p>
          </table:table-cell>
          <table:table-cell table:style-name="Tabla11.A3" office:value-type="string">
            <text:p text:style-name="P26">OpenJDK 1.6.0</text:p>
          </table:table-cell>
          <table:table-cell table:style-name="Tabla11.A3" table:number-rows-spanned="2" office:value-type="string">
            <text:p text:style-name="P26">Tomcat 5.5.23</text:p>
          </table:table-cell>
          <table:table-cell table:style-name="Tabla11.A3" table:number-rows-spanned="2" office:value-type="string">
            <text:p text:style-name="P26">Apache 2.2.3</text:p>
          </table:table-cell>
          <table:table-cell table:style-name="Tabla11.A2" table:number-rows-spanned="2" office:value-type="string">
            <text:p text:style-name="Table_20_Contents"><text:span text:style-name="T3">Firefox 16.0.2, IExplorer 7.0, Chrome </text:span><text:span text:style-name="T4">33.0.1750.117</text:span></text:p>
          </table:table-cell>
        </table:table-row>
        <table:table-row>
          <table:covered-table-cell/>
          <table:table-cell table:style-name="Tabla11.A3" office:value-type="string">
            <text:p text:style-name="P28">Oracle JDK 6u45</text:p>
          </table:table-cell>
          <table:covered-table-cell/>
          <table:covered-table-cell/>
          <table:covered-table-cell/>
        </table:table-row>
        <table:table-row>
          <table:table-cell table:style-name="Tabla11.A3" table:number-rows-spanned="2" office:value-type="string">
            <text:p text:style-name="P26">Redhat 6.3 64bits</text:p>
          </table:table-cell>
          <table:table-cell table:style-name="Tabla11.A3" office:value-type="string">
            <text:p text:style-name="P26">OpenJDk 1.7.0</text:p>
          </table:table-cell>
          <table:table-cell table:style-name="Tabla11.A3" table:number-rows-spanned="2" office:value-type="string">
            <text:p text:style-name="P26">Tomcat 6.0.24</text:p>
          </table:table-cell>
          <table:table-cell table:style-name="Tabla11.A3" table:number-rows-spanned="2" office:value-type="string">
            <text:p text:style-name="P26">Apache 2.2.15</text:p>
          </table:table-cell>
          <table:table-cell table:style-name="Tabla11.A2" table:number-rows-spanned="2" office:value-type="string">
            <text:p text:style-name="P26">Firefox 16.0.2, IExplorer 7.0, Chrome <text:span text:style-name="T5">33.0.1750.117</text:span></text:p>
          </table:table-cell>
        </table:table-row>
        <table:table-row>
          <table:covered-table-cell/>
          <table:table-cell table:style-name="Tabla11.A3" office:value-type="string">
            <text:p text:style-name="P28">Oracle JDK 6u45</text:p>
          </table:table-cell>
          <table:covered-table-cell/>
          <table:covered-table-cell/>
          <table:covered-table-cell/>
        </table:table-row>
      </table:table>
      <text:h text:style-name="Heading_20_2" text:outline-level="2"><text:bookmark text:name="ubicaciones"/>Ubicaciones</text:h>
      <text:p text:style-name="Párrafo_20_Nivel_20_2">Tabla con los path implicados en los despliegues de software, home de usuarios utilizados, logs.</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32">Componente</text:p>
          </table:table-cell>
          <table:table-cell table:style-name="Tabla12.A1" office:value-type="string">
            <text:p text:style-name="P32">Path</text:p>
          </table:table-cell>
          <table:table-cell table:style-name="Tabla12.A1" office:value-type="string">
            <text:p text:style-name="P32">Propietario</text:p>
          </table:table-cell>
          <table:table-cell table:style-name="Tabla12.D1" office:value-type="string">
            <text:p text:style-name="P32">Permisos</text:p>
          </table:table-cell>
        </table:table-row>
        <table:table-row>
          <table:table-cell table:style-name="Tabla12.A2" office:value-type="string">
            <text:p text:style-name="Table_20_Contents"><text:span text:style-name="T3">Servidor web </text:span><text:span text:style-name="T3">DocumentRoot</text:span></text:p>
          </table:table-cell>
          <table:table-cell table:style-name="Tabla12.A2" office:value-type="string">
            <text:p text:style-name="P26">/var/www</text:p>
          </table:table-cell>
          <table:table-cell table:style-name="Tabla12.A2" office:value-type="string">
            <text:p text:style-name="P26">apache:apache</text:p>
          </table:table-cell>
          <table:table-cell table:style-name="Tabla12.D2" office:value-type="string">
            <text:p text:style-name="P26">drwxr-xr-x</text:p>
          </table:table-cell>
        </table:table-row>
        <table:table-row>
          <table:table-cell table:style-name="Tabla12.A2" office:value-type="string">
            <text:p text:style-name="Table_20_Contents"><text:span text:style-name="T3">Servidor web </text:span><text:span text:style-name="T3">logs</text:span></text:p>
          </table:table-cell>
          <table:table-cell table:style-name="Tabla12.A2" office:value-type="string">
            <text:p text:style-name="P26">/var/log/apache</text:p>
          </table:table-cell>
          <table:table-cell table:style-name="Tabla12.A2" office:value-type="string">
            <text:p text:style-name="P26">apache:apache</text:p>
          </table:table-cell>
          <table:table-cell table:style-name="Tabla12.D2" office:value-type="string">
            <text:p text:style-name="P26">drwxr-xr-x</text:p>
          </table:table-cell>
        </table:table-row>
        <table:table-row>
          <table:table-cell table:style-name="Tabla12.A2" office:value-type="string">
            <text:p text:style-name="P26">Servidor tomcat</text:p>
          </table:table-cell>
          <table:table-cell table:style-name="Tabla12.A2" office:value-type="string">
            <text:p text:style-name="P26">/usr/lib/tomcat5</text:p>
          </table:table-cell>
          <table:table-cell table:style-name="Tabla12.A2" office:value-type="string">
            <text:p text:style-name="P26">tomcat5:tomcat5</text:p>
          </table:table-cell>
          <table:table-cell table:style-name="Tabla12.D2" office:value-type="string">
            <text:p text:style-name="P26">drwxr-xr-x</text:p>
          </table:table-cell>
        </table:table-row>
      </table:table>
      <text:h text:style-name="Heading_20_3" text:outline-level="3">Identificación de los directorios</text:h>
      <text:p text:style-name="Párrafo_20_Nivel_20_3">Detalle de los path de despliegue, pueden ser absolutos o relativos referenciando ubicaciones estándar, por ejemplo a DocumentRoot en apache, webapps en tomcat, JAVA_HOME para java, etc.. Deben explicarse especialmente las ubicaciones y los permisos no estándar, y las ubicaciones compartidas por los nodos.</text:p>
      <text:h text:style-name="Heading_20_3" text:outline-level="3"><text:bookmark text:name="configuraciones"/>Configuraciones</text:h>
      <text:p text:style-name="Párrafo_20_Nivel_20_3">Para cada archivo "file" de configuración con parámetros dependientes del entorno o susceptibles de cambio (urls, nombres de esquema de base de datos u otros), sustituir cada valor de cada parámetro a configurar con XXXXXXXX y obtener un nuevo fichero "file.new".</text:p>
      <text:p text:style-name="Párrafo_20_Nivel_20_3"/>
      <text:p text:style-name="P22">Ejecutar diff -u /absolutepath/file /absolutepath/file.new &gt; patchNNN</text:p>
      <text:p text:style-name="Párrafo_20_Nivel_20_3"/>
      <text:p text:style-name="Párrafo_20_Nivel_20_3">Para cada valor en base de datos que contenga parametros dependientes del entorno, crear un script sql que actualice los valores y actuar como en el caso anterior.</text:p>
      <text:p text:style-name="Párrafo_20_Nivel_20_3"/>
      <text:p text:style-name="P22">Ejecutar diff -u /absolutepath/script.sql /absolutepath/script.sql.new &gt; patchNNN</text:p>
      <text:p text:style-name="Párrafo_20_Nivel_20_3"/>
      <text:p text:style-name="Párrafo_20_Nivel_20_3">Adjuntar a la entrega todos los archivo patch000...patch999.</text:p>
      <text:h text:style-name="Heading_20_3" text:outline-level="3">Certificados</text:h>
      <text:p text:style-name="Párrafo_20_Nivel_20_3">Detalle de los paths donde instalar los certificados, incluyendo los formatos empleados, instrucciones para añadir/eliminar certificados y claves de los almacenes (keystores), y módulos que los emplean.</text:p>
      <text:h text:style-name="Heading_20_3" text:outline-level="3"><text:bookmark text:name="logs"/>Registro de actividad</text:h>
      <text:p text:style-name="Párrafo_20_Nivel_20_3">Detalle de los paths donde se encuentran los ficheros de registro(logs), formatos y rotados de los mismos, y procesos que escriben.</text:p>
      <text:h text:style-name="Heading_20_2" text:outline-level="2"><text:bookmark text:name="servicios"/><text:soft-page-break/>Servicios y puertos</text:h>
      <text:p text:style-name="Párrafo_20_Nivel_20_2">Servicios levantados, puertos en los que se escucha, servicios consumidos, protocolos utilizados, sockets unix, etc.</text:p>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table:number-columns-spanned="6" office:value-type="string">
            <text:p text:style-name="P32">Servicios ofrecidos</text:p>
          </table:table-cell>
          <table:covered-table-cell/>
          <table:covered-table-cell/>
          <table:covered-table-cell/>
          <table:covered-table-cell/>
          <table:covered-table-cell/>
        </table:table-row>
        <table:table-row>
          <table:table-cell table:style-name="Tabla13.A2" office:value-type="string">
            <text:p text:style-name="P32">Descripción</text:p>
          </table:table-cell>
          <table:table-cell table:style-name="Tabla13.A2" table:number-columns-spanned="2" office:value-type="string">
            <text:p text:style-name="P32">Puerto/Socket</text:p>
          </table:table-cell>
          <table:covered-table-cell/>
          <table:table-cell table:style-name="Tabla13.A2" table:number-columns-spanned="2" office:value-type="string">
            <text:p text:style-name="P32">Protocolo</text:p>
          </table:table-cell>
          <table:covered-table-cell/>
          <table:table-cell table:style-name="Tabla13.F2" office:value-type="string">
            <text:p text:style-name="P32">Nodos</text:p>
          </table:table-cell>
        </table:table-row>
        <table:table-row>
          <table:table-cell table:style-name="Tabla13.A2" office:value-type="string">
            <text:p text:style-name="Table_20_Contents"><text:span text:style-name="T3">Servi</text:span><text:span text:style-name="T3">cio web</text:span></text:p>
          </table:table-cell>
          <table:table-cell table:style-name="Tabla13.A2" office:value-type="string">
            <text:p text:style-name="P26">80</text:p>
          </table:table-cell>
          <table:table-cell table:style-name="Tabla13.A2" office:value-type="string">
            <text:p text:style-name="P26">443</text:p>
          </table:table-cell>
          <table:table-cell table:style-name="Tabla13.A2" office:value-type="string">
            <text:p text:style-name="P26">http</text:p>
          </table:table-cell>
          <table:table-cell table:style-name="Tabla13.A2" office:value-type="string">
            <text:p text:style-name="P26">https</text:p>
          </table:table-cell>
          <table:table-cell table:style-name="Tabla13.F2" office:value-type="string">
            <text:p text:style-name="P26">nodo1t1, nodo2t1</text:p>
          </table:table-cell>
        </table:table-row>
        <table:table-row>
          <table:table-cell table:style-name="Tabla13.A2" office:value-type="string">
            <text:p text:style-name="P26">Servicio de aplicación</text:p>
          </table:table-cell>
          <table:table-cell table:style-name="Tabla13.A2" office:value-type="string">
            <text:p text:style-name="P26">8080</text:p>
          </table:table-cell>
          <table:table-cell table:style-name="Tabla13.A2" office:value-type="string">
            <text:p text:style-name="P26">8009</text:p>
          </table:table-cell>
          <table:table-cell table:style-name="Tabla13.A2" office:value-type="string">
            <text:p text:style-name="P26">http</text:p>
          </table:table-cell>
          <table:table-cell table:style-name="Tabla13.A2" office:value-type="string">
            <text:p text:style-name="P26">ajp</text:p>
          </table:table-cell>
          <table:table-cell table:style-name="Tabla13.F2" office:value-type="string">
            <text:p text:style-name="P26">nodo1t1, nodo2t1</text:p>
          </table:table-cell>
        </table:table-row>
        <table:table-row>
          <table:table-cell table:style-name="Tabla13.A2" office:value-type="string">
            <text:p text:style-name="P26">Servidor gráfico X</text:p>
          </table:table-cell>
          <table:table-cell table:style-name="Tabla13.A2" table:number-columns-spanned="2" office:value-type="string">
            <text:p text:style-name="P26">Unix @/tmp/.X11-unix/X0</text:p>
          </table:table-cell>
          <table:covered-table-cell/>
          <table:table-cell table:style-name="Tabla13.A2" table:number-columns-spanned="2" office:value-type="string">
            <text:p text:style-name="P26">X</text:p>
          </table:table-cell>
          <table:covered-table-cell/>
          <table:table-cell table:style-name="Tabla13.F2" office:value-type="string">
            <text:p text:style-name="P26">nodo1t2</text:p>
          </table:table-cell>
        </table:table-row>
        <table:table-row>
          <table:table-cell table:style-name="Tabla13.F2" table:number-columns-spanned="6" office:value-type="string">
            <text:p text:style-name="P32">Servicios consumidos</text:p>
          </table:table-cell>
          <table:covered-table-cell/>
          <table:covered-table-cell/>
          <table:covered-table-cell/>
          <table:covered-table-cell/>
          <table:covered-table-cell/>
        </table:table-row>
        <table:table-row>
          <table:table-cell table:style-name="Tabla13.A2" office:value-type="string">
            <text:p text:style-name="P32">Descripción</text:p>
          </table:table-cell>
          <table:table-cell table:style-name="Tabla13.A2" table:number-columns-spanned="2" office:value-type="string">
            <text:p text:style-name="P32">URI</text:p>
          </table:table-cell>
          <table:covered-table-cell/>
          <table:table-cell table:style-name="Tabla13.A2" table:number-columns-spanned="2" office:value-type="string">
            <text:p text:style-name="P32">Usuario</text:p>
          </table:table-cell>
          <table:covered-table-cell/>
          <table:table-cell table:style-name="Tabla13.F2" office:value-type="string">
            <text:p text:style-name="P32">Nodos</text:p>
          </table:table-cell>
        </table:table-row>
        <table:table-row>
          <table:table-cell table:style-name="Tabla13.A2" office:value-type="string">
            <text:p text:style-name="P26">Integración con la gestión documental</text:p>
          </table:table-cell>
          <table:table-cell table:style-name="Tabla13.A2" table:number-columns-spanned="2" office:value-type="string">
            <text:p text:style-name="P26">http://alfresco.i-administracion.junta-andalucia.es/alfresco/api</text:p>
          </table:table-cell>
          <table:covered-table-cell/>
          <table:table-cell table:style-name="Tabla13.A2" table:number-columns-spanned="2" office:value-type="string">
            <text:p text:style-name="P26">ovctic</text:p>
          </table:table-cell>
          <table:covered-table-cell/>
          <table:table-cell table:style-name="Tabla13.F2" office:value-type="string">
            <text:p text:style-name="P26">nodo1t1, nodo2t1</text:p>
          </table:table-cell>
        </table:table-row>
      </table:table>
      <text:h text:style-name="Heading_20_2" text:outline-level="2"><text:bookmark text:name="balanceos"/>Balanceos (plantilla)</text:h>
      <text:p text:style-name="Párrafo_20_Nivel_20_2">Nombre de dominio de servicio, protocolo, uri, método de balanceo, etc... Para preproducción se intercalará “.pre” en el nombre de dominio del servicio.</text:p>
      <text:h text:style-name="Heading_20_2" text:outline-level="2"><text:bookmark text:name="publicaciones"/>Publicaciones</text:h>
      <text:p text:style-name="Párrafo_20_Nivel_20_2">Publicación del servicio en Internet, urls, reglas de proxy inverso, reglas de redirección.</text:p>
      <text:h text:style-name="Heading_20_2" text:outline-level="2"><text:bookmark text:name="instrucciones"/>Instrucciones de despliegue</text:h>
      <text:p text:style-name="Párrafo_20_Nivel_20_2">Las instrucciones deben ser reproducibles, no ambiguas, preferiblemente automáticas, secuenciadas, deben incluirse verificaciones parciales para validar la marcha del proceso y deben dar resultados previsibles. Los mensajes que se vayan obteniendo al progresar en la implantación deben estar reflejados en las instrucciones, sobre todo si son mensajes de error que se obtienen, son esperados y no implican procesos de resolución ni detención del procedimiento.</text:p>
      <text:h text:style-name="Heading_20_3" text:outline-level="3">Máquinas virtuales (plantilla)</text:h>
      <text:p text:style-name="Párrafo_20_Nivel_20_3">Hay que definir los parámetros estándar de memoria RAM, vCPUs, almacenamiento, versión de SO, y las particularidades y requisitos especiales a tener en cuenta (como puede ser el alta en DNS).</text:p>
      <text:h text:style-name="Heading_20_3" text:outline-level="3">Base de datos </text:h>
      <text:p text:style-name="Párrafo_20_Nivel_20_3"><text:span text:style-name="T11">Tecnología de la base de datos</text:span>: Oracle, PostgreSQL, MySQL, particularidades.</text:p>
      <text:p text:style-name="Párrafo_20_Nivel_20_3"><text:span text:style-name="T11">Dimensionamiento de la base de datos</text:span>: almacenamiento inicialmente necesario para la base de datos.</text:p>
      <text:p text:style-name="Párrafo_20_Nivel_20_3"><text:span text:style-name="T11">Modelo de datos</text:span>: descripción general del modelo de datos, descripción de los scripts de creación de esquemas, índices, usuarios de acceso y permisos, scripts de actualización de datos.</text:p>
      <text:h text:style-name="Heading_20_3" text:outline-level="3"><text:bookmark text:name="almacenRed"/>Dimensionamiento del almacenamiento compartido</text:h>
      <text:p text:style-name="Párrafo_20_Nivel_20_3">Almacenamiento inicialmente necesario para los ficheros compartidos, y puntos de montaje previstos en los nodos.</text:p>
      <text:h text:style-name="Heading_20_2" text:outline-level="2"><text:bookmark text:name="verificacion"/><text:soft-page-break/>Verificación del despliegue</text:h>
      <text:p text:style-name="Párrafo_20_Nivel_20_2">Descripción del funcionamiento correcto de los pasos de implantación y sus resultados parciales, de los componentes de la aplicación disponibles en cada hito, descripción de la situación final de implantación, comprobaciones en los datos en la base de datos, sistema de ficheros, servicios levantados, verificaciones de sistema, mensajes en los logs, resultados esperados en los parámetros de servicio.</text:p>
      <text:h text:style-name="Heading_20_3" text:outline-level="3"><text:bookmark text:name="funcionales"/>Pruebas funcionales de despliegue</text:h>
      <text:p text:style-name="Párrafo_20_Nivel_20_3">Pruebas funcionales en formato jmeter para verificar que el sistema funciona correctamente, alternativamente, se pueden utilizar los script de monitorización definidos en el subdocumento de explotación para verificar la correcta implantación del sistema. Los chequeos deben comprobar, al menos, que los componentes de sistemas funcionan, balanceo, servicios web, servidor de aplicaciones, base de datos, almacenamiento compartido, gestión documental, etc..</text:p>
      <text:h text:style-name="Heading_20_3" text:outline-level="3"><text:bookmark text:name="estres"/>Pruebas de estrés (Documento)</text:h>
      <text:p text:style-name="Párrafo_20_Nivel_20_3">Pruebas funcionales en formato jmeter diseñadas para estresar el sistema, pueden ser las mismas verificaciones funcionales lanzadas con un número de transacciones y usuarios distintos creciente.</text:p>
      <text:p text:style-name="Párrafo_20_Nivel_20_3">Si se considera necesario se pueden incluir otras pruebas no funcionales (parar los servicios en un nodo y comprobar su incidencia en el servicio), de estabilidad, de escalado, etc..</text:p>
      <text:h text:style-name="Heading_20_3" text:outline-level="3">Conclusiones</text:h>
      <text:p text:style-name="Párrafo_20_Nivel_20_3">Una vez terminado el proceso de implantación, se elaborará un boletín resumen del proceso con parámetros de complejidad, calidad y eficiencia.</text:p>
      <text:list xml:id="list1557296585264588201" text:style-name="L6">
        <text:list-item>
          <text:p text:style-name="P59"><text:span text:style-name="T11">Complejidad</text:span>: se contabilizarán y ponderarán el número de máquinas virtuales y número de tipologías distintas, número de servidores de aplicación, <text:span text:style-name="T14">número de contextos, número de intérpretes (PHP, Perl, Ruby, Groovy, etc.), </text:span>número motores de base de datos distintos y de esquemas, número de URIs de servicio, <text:span text:style-name="T14">balanceos, </text:span>número de recursos de ficheros compartidos <text:span text:style-name="T14">y volumen de estos</text:span>, número de espacios en gestión documental.</text:p>
        </text:list-item>
        <text:list-item>
          <text:p text:style-name="P59"><text:span text:style-name="T11">Tiempo de resolución</text:span>: se contabilizaran las jornadas necesarias para implantar finalmente, y se obtendrá el índice referido a la complejidad antes calculada.</text:p>
        </text:list-item>
        <text:list-item>
          <text:p text:style-name="P59"><text:span text:style-name="T11">Calidad</text:span>: número de consultas/aclaraciones necesarias para concluir la tarea, así como las vueltas atrás necesarias, también se obtendrá un índice referido a la complejidad.</text:p>
        </text:list-item>
      </text:list>
      <text:h text:style-name="Heading_20_2" text:outline-level="2"><text:bookmark text:name="atras"/>Instrucciones de vuelta atrás</text:h>
      <text:p text:style-name="Párrafo_20_Nivel_20_2">Instrucciones para dejar el sistema en el estado previo a comenzar el proceso de implantación, no es necesario para sistemas nuevos. Debe explicitarse aun en el caso de consistir en hacer un respaldo de “todo” (debe quedar claro si se respaldan todos los nodos, los esquemas de base de datos, los sistemas de ficheros compartidos o qué partes de qué componentes concretos han de respaldarse, el orden y la ventana temporal que asegure su coherencia) y restaurar el respaldo.</text:p>
      <text:h text:style-name="Heading_20_1" text:outline-level="1">Explotación</text:h>
      <text:p text:style-name="Párrafo_20_Nivel_20_1">Documento <text:span text:style-name="T12">obligatorio</text:span> que define cómo se explota el sistema.</text:p>
      <text:h text:style-name="Heading_20_2" text:outline-level="2"><text:bookmark text:name="ans"/>Niveles de servicio</text:h>
      <text:p text:style-name="Párrafo_20_Nivel_20_2">Nivel general del servicio solicitado 24x7, 8x5, 12x5, tiempos de respuesta característicos (óptimo, aceptable, error).</text:p>
      <text:p text:style-name="P33">Se describirán, de forma completa y sin ambigüedades todos los términos acordados incluyendo la definición del ámbito de aplicación, niveles definidos y penalizaciones.</text:p>
      <text:p text:style-name="P34">Para ello habrá que tener en consideración los ANS de los sistemas externos con los que se relacione.</text:p>
      <text:p text:style-name="Párrafo_20_Nivel_20_2"/>
      <text:h text:style-name="Heading_20_2" text:outline-level="2"><text:bookmark text:name="administracion"/>Administración funcional</text:h>
      <text:p text:style-name="Párrafo_20_Nivel_20_2">Identificación de las tareas de administración funcional, el colectivo que administra funcionalmente el sistema, y sus roles asociados.</text:p>
      <text:p text:style-name="Párrafo_20_Nivel_20_2">Este documento de explotación irá acompañado de el <text:span text:style-name="T11">&lt;&lt;</text:span><text:span text:style-name="T12">Manual de administración funcional del Sistema&gt;&gt;.</text:span></text:p>
      <text:p text:style-name="P39">Es imperativo que quede tácitamente claro qué equipo será el encargado de la administración funcional, así como que acompañe a la documentación de implantación el manual de administración funcional, así como que se considere, en caso necesario, la formación y traspaso de conocimiento al equipo que se hará cargo de ella.</text:p>
      <text:p text:style-name="P40">Ambigüedades, huecos de información, inexistencia del manual, o formación adecuada podrán ser causa directa y justificada de la paralización del despliegue.</text:p>
      <text:h text:style-name="Heading_20_2" text:outline-level="2"><text:bookmark text:name="sistemas"/>Administración de sistemas</text:h>
      <text:p text:style-name="Párrafo_20_Nivel_20_2">Identificación de las tareas de administración de sistemas.</text:p>
      <text:p text:style-name="Párrafo_20_Nivel_20_2">El colectivo de administración de sistemas es el Área de Producción de Sistemas de Sandetel.</text:p>
      <text:h text:style-name="Heading_20_3" text:outline-level="3">Arranque y parada de servicios</text:h>
      <text:p text:style-name="Párrafo_20_Nivel_20_3">Descripción del proceso de arranque y parada ordenado; y de recuperación frente a una caída.</text:p>
      <text:p text:style-name="P35"><text:span text:style-name="T6">Se describirá el </text:span><text:span text:style-name="T7">procedimiento</text:span><text:span text:style-name="T6"> de ejecución, las </text:span><text:span text:style-name="T7">condiciones</text:span><text:span text:style-name="T6"> existentes para su realización, los </text:span><text:span text:style-name="T7">roles</text:span><text:span text:style-name="T6"> implicados y el </text:span><text:span text:style-name="T7">plan de contingencia</text:span><text:span text:style-name="T6"> para aquellas situaciones en las que el servicio no pueda ser restaurado.</text:span></text:p>
      <text:p text:style-name="P36"><text:span text:style-name="T6">Se deben especificar los </text:span><text:span text:style-name="T7">usuarios o lista de correo</text:span><text:span text:style-name="T9"> </text:span><text:span text:style-name="T6">que deben ser </text:span><text:span text:style-name="T7">avisados</text:span><text:span text:style-name="T6"> ante una parada del sistema.</text:span></text:p>
      <text:h text:style-name="Heading_20_3" text:outline-level="3"><text:bookmark text:name="respaldo1"/>Política de respaldo</text:h>
      <text:p text:style-name="Párrafo_20_Nivel_20_3">Respaldo necesario del sistema, qué datos respaldar, con qué frecuencia, periodo durante el que deberá estar disponible. Procesos definidos para el respaldo, granularidad, procedimientos de recuperación.</text:p>
      <text:p text:style-name="P35"><text:soft-page-break/>D<text:span text:style-name="T6">escripción detallada de la </text:span><text:span text:style-name="T10">política de backups </text:span><text:span text:style-name="T6">del Sistema, incluyendo </text:span><text:span text:style-name="T8">componentes</text:span><text:span text:style-name="T6"> a respaldar, </text:span><text:span text:style-name="T7">procedimiento</text:span><text:span text:style-name="T6">, </text:span><text:span text:style-name="T7">periodicidad</text:span><text:span text:style-name="T6">, </text:span><text:span text:style-name="T7">almacenamiento</text:span><text:span text:style-name="T6"> y </text:span><text:span text:style-name="T7">gestión de versiones</text:span><text:span text:style-name="T6">. También debe especificarse el </text:span><text:span text:style-name="T7">periodo de tiempo</text:span><text:span text:style-name="T6"> durante el que deberá estar disponible la información.</text:span></text:p>
      <text:p text:style-name="P37"/>
      <text:p text:style-name="P35"><text:span text:style-name="T6">Descripción detallada del </text:span><text:span text:style-name="T10">procedimiento de restauración de backups</text:span><text:span text:style-name="T6">, incluyendo </text:span><text:span text:style-name="T7">actividades</text:span><text:span text:style-name="T6"> a realizar, </text:span><text:span text:style-name="T7">perfiles</text:span><text:span text:style-name="T6"> encargados, </text:span><text:span text:style-name="T7">gestión de versiones</text:span><text:span text:style-name="T6"> y </text:span><text:span text:style-name="T7">verificaciones</text:span><text:span text:style-name="T6">.</text:span></text:p>
      <text:p text:style-name="P37"/>
      <text:h text:style-name="P53" text:outline-level="3">Rotación de logs</text:h>
      <text:p text:style-name="P38">En este apartado se describirá la política de rotación de logs y la periodicidad de esta rotación. Se definirán las <text:span text:style-name="T12">condiciones</text:span> de rotación (tamaño de logs, intervalo de tiempo, etc.), el <text:span text:style-name="T12">procedimiento</text:span> de rotación y la política de <text:span text:style-name="T12">almacenamiento</text:span> de logs antiguos, así como cualquier otra información que pueda resultar de interés.</text:p>
      <text:h text:style-name="P53" text:outline-level="3">Otras tareas programadas</text:h>
      <text:p text:style-name="P37">Si el sistema requiriera alguna otra tarea programada fuera de los epígrafes anteriores deberá especificarse en este apartado.</text:p>
      <text:h text:style-name="Heading_20_2" text:outline-level="2"><text:bookmark text:name="db"/>Administración de bases de datos</text:h>
      <text:p text:style-name="Párrafo_20_Nivel_20_2">Se deben especificar la tecnología de base de datos requerida.</text:p>
      <text:p text:style-name="Párrafo_20_Nivel_20_2">Se detallarán las tareas de administración de bases de datos.</text:p>
      <text:p text:style-name="Párrafo_20_Nivel_20_2">El colectivo de administración de sistemas es el Área de Producción de Sistemas de Sandetel. </text:p>
      <text:h text:style-name="Heading_20_3" text:outline-level="3"><text:bookmark text:name="modelo"/>Modelo de datos (opcional)</text:h>
      <text:p text:style-name="Párrafo_20_Nivel_20_3">Descripción del modelo de datos. </text:p>
      <text:p text:style-name="Párrafo_20_Nivel_20_3">Diagrama de Relaciones entre Entidades.</text:p>
      <text:h text:style-name="Heading_20_3" text:outline-level="3">Gestión de la capacidad</text:h>
      <text:p text:style-name="Párrafo_20_Nivel_20_3">Crecimiento esperado por unidad de tiempo.</text:p>
      <text:p text:style-name="Párrafo_20_Nivel_20_3">Para poder realizar una gestión de la capacidad adecuada es necesario disponer de estimaciones de crecimiento. Se pueden plantear tres escenarios posibles: poco éxito del aplicativo, normal y mucho éxito.</text:p>
      <text:h text:style-name="Heading_20_3" text:outline-level="3"><text:bookmark text:name="historicoDB"/>Histórico</text:h>
      <text:p text:style-name="Párrafo_20_Nivel_20_3">Política de archivado. Periodo en el que debe poder recuperarse la información. Información viva a mantener.</text:p>
      <text:h text:style-name="Heading_20_3" text:outline-level="3"><text:bookmark text:name="consultas"/>Caracterización de consultas</text:h>
      <text:p text:style-name="Párrafo_20_Nivel_20_3">Especificación de las consultas características (más empleadas), y de las consultas especiales (pesadas, frecuentes, problemáticas).</text:p>
      <text:h text:style-name="Heading_20_2" text:outline-level="2"><text:bookmark text:name="almacenamiento"/>Almacenamiento compartido</text:h>
      <text:p text:style-name="Párrafo_20_Nivel_20_2">El aplicativo vendrá preparado para ser desplegado en alta disponibilidad.</text:p>
      <text:p text:style-name="Párrafo_20_Nivel_20_2"><text:soft-page-break/>En este apartado habrá que especificar los recursos de almacenamiento compartido necesarios.</text:p>
      <text:h text:style-name="Heading_20_3" text:outline-level="3"><text:bookmark text:name="crecimiento"/>Gestión de la capacidad</text:h>
      <text:p text:style-name="Párrafo_20_Nivel_20_3">Crecimiento esperado por unidad de tiempo.</text:p>
      <text:p text:style-name="Párrafo_20_Nivel_20_3">Para poder realizar una gestión de la capacidad adecuada es necesario disponer de estimaciones de crecimiento. Se pueden plantear tres escenarios posibles: poco éxito del aplicativo, normal y mucho éxito.</text:p>
      <text:h text:style-name="Heading_20_3" text:outline-level="3"><text:bookmark text:name="historico"/>Histórico</text:h>
      <text:p text:style-name="Párrafo_20_Nivel_20_3">Política de archivado. Periodo en el que debe poder recuperarse la información. Información viva a mantener.</text:p>
      <text:h text:style-name="Heading_20_2" text:outline-level="2"><text:bookmark text:name="seguimiento"/>Monitorización y estadísticas</text:h>
      <text:p text:style-name="Párrafo_20_Nivel_20_2">Cualquier despliegue de aplicativo deberá definir obligatoriamente la monitorización necesaria.</text:p>
      <text:p text:style-name="Párrafo_20_Nivel_20_2">Cada servicio o sistema externo del que dependa que requiera monitorizar vendrá especificada en una instancia de esta tabla:</text:p>
      <text:p text:style-name="Párrafo_20_Nivel_20_2"/>
      <table:table table:name="Tabla20" table:style-name="Tabla20">
        <table:table-column table:style-name="Tabla20.A"/>
        <table:table-column table:style-name="Tabla20.B"/>
        <table:table-row table:style-name="Tabla20.1">
          <table:table-cell table:style-name="Tabla20.A1" office:value-type="string">
            <text:p text:style-name="P42">Nombre</text:p>
          </table:table-cell>
          <table:table-cell table:style-name="Tabla20.B1" office:value-type="string">
            <text:p text:style-name="P14"/>
          </table:table-cell>
        </table:table-row>
        <table:table-row table:style-name="Tabla20.2">
          <table:table-cell table:style-name="Tabla20.A1" office:value-type="string">
            <text:p text:style-name="P42">Descripción</text:p>
          </table:table-cell>
          <table:table-cell table:style-name="Tabla20.B9" office:value-type="string">
            <text:p text:style-name="P43">Realiza un chequeo de la URL:</text:p>
            <text:p text:style-name="P43"/>
            <text:p text:style-name="P44"/>
            <text:p text:style-name="P43"/>
            <text:p text:style-name="P43">y comprueba que devuelve:</text:p>
            <text:p text:style-name="P43"/>
            <text:p text:style-name="P43"/>
            <text:p text:style-name="P43"><text:s/></text:p>
          </table:table-cell>
        </table:table-row>
        <table:table-row table:style-name="Tabla20.3">
          <table:table-cell table:style-name="Tabla20.A1" office:value-type="string">
            <text:p text:style-name="P42">Comando</text:p>
          </table:table-cell>
          <table:table-cell table:style-name="Tabla20.B9" office:value-type="string">
            <text:p text:style-name="P45"/>
          </table:table-cell>
        </table:table-row>
        <table:table-row table:style-name="Tabla20.4">
          <table:table-cell table:style-name="Tabla20.A1" office:value-type="string">
            <text:p text:style-name="P42">Resultado</text:p>
          </table:table-cell>
          <table:table-cell table:style-name="Tabla20.B9" office:value-type="string">
            <text:p text:style-name="P45">Descripción del resultado esperado y los códigos de error.</text:p>
          </table:table-cell>
        </table:table-row>
        <table:table-row table:style-name="Tabla20.5">
          <table:table-cell table:style-name="Tabla20.A1" office:value-type="string">
            <text:p text:style-name="P42">Servidor ejecuta</text:p>
          </table:table-cell>
          <table:table-cell table:style-name="Tabla20.B9" office:value-type="string">
            <text:p text:style-name="P43"/>
          </table:table-cell>
        </table:table-row>
        <table:table-row table:style-name="Tabla20.6">
          <table:table-cell table:style-name="Tabla20.A1" office:value-type="string">
            <text:p text:style-name="P42">Servidores/Balanceos a Monitorizar</text:p>
          </table:table-cell>
          <table:table-cell table:style-name="Tabla20.B9" office:value-type="string">
            <text:p text:style-name="P43"/>
          </table:table-cell>
        </table:table-row>
        <table:table-row table:style-name="Tabla20.7">
          <table:table-cell table:style-name="Tabla20.A1" office:value-type="string">
            <text:p text:style-name="P42">Frecuencia</text:p>
          </table:table-cell>
          <table:table-cell table:style-name="Tabla20.B9" office:value-type="string">
            <text:p text:style-name="P43">X minutos</text:p>
          </table:table-cell>
        </table:table-row>
        <table:table-row table:style-name="Tabla20.8">
          <table:table-cell table:style-name="Tabla20.A1" office:value-type="string">
            <text:p text:style-name="P42">Umbral Warning/Degradación</text:p>
          </table:table-cell>
          <table:table-cell table:style-name="Tabla20.B9" office:value-type="string">
            <text:p text:style-name="P44">&gt; XX</text:p>
          </table:table-cell>
        </table:table-row>
        <table:table-row table:style-name="Tabla20.9">
          <table:table-cell table:style-name="Tabla20.A1" office:value-type="string">
            <text:p text:style-name="P42">Umbral Critical</text:p>
          </table:table-cell>
          <table:table-cell table:style-name="Tabla20.B9" office:value-type="string">
            <text:p text:style-name="P44">&gt; YY</text:p>
          </table:table-cell>
        </table:table-row>
      </table:table>
      <text:p text:style-name="Standard"/>
      <text:p text:style-name="Párrafo_20_Nivel_20_2">Si se requieren estadísticas, se deberá especificar la forma de obtenerlas, detallando comandos y parámetros para ello.</text:p>
      <text:h text:style-name="Heading_20_1" text:outline-level="1"><text:bookmark text:name="soporte"/>Soporte</text:h>
      <text:p text:style-name="Párrafo_20_Nivel_20_1">Documento obligatorio que describe las tareas necesarias para prestar soporte a los usuarios del sistema.</text:p>
      <text:h text:style-name="Heading_20_2" text:outline-level="2"><text:bookmark text:name="ansCAU"/>Niveles de soporte</text:h>
      <text:p text:style-name="Párrafo_20_Nivel_20_2">Hay que definir los niveles de severidad en la afectación del servicio, para tipificar las incidencias (alta -perdida total o grave-, media -degradación acusada- y baja -degradación leve-) y la criticidad en la afectación a los usuarios (extrema -afecta derechos o cumplimiento de obligaciones-, alta -afecta a la consecución de objetivos de la Junta de Andalucía-, media -no afecta a ciudadanos, ni usuarios internos- y baja -pruebas o heramientas de uso limitado), tiempos de respuesta, tiempo de resolución, disponibilidad de la atención a usuarios 24x7, 8x5, 12x5.</text:p>
      <text:p text:style-name="Párrafo_20_Nivel_20_2">Si no se indican se tomara un soporte de 8x5, con 6 horas de tiempo de respuesta y 48 horas de tiempo de resolución, con severidad baja y criticidad baja.</text:p>
      <text:h text:style-name="Heading_20_2" text:outline-level="2"><text:bookmark text:name="contingencia"/>Procedimientos de operación en contingencia</text:h>
      <text:p text:style-name="Párrafo_20_Nivel_20_2">Definición de procedimientos de operación en contingencia, fuera del horario habitual para que operadores de guardia puedan ejecutar los procedimientos definidos ante los eventos que se necesitan tratar.</text:p>
      <text:p text:style-name="Párrafo_20_Nivel_20_2">Los procedimientos pueden incluir reinicio de máquinas, servidores de aplicación, bases de datos, ejecución de determinados scripts, reindexado de búsquedas, acceso a herramientas web en las que se se introduzcan datos, etc.. Los eventos deben ser definidos en la herramienta de monitorización, con los testeos y umbrales necesarios.</text:p>
      <text:h text:style-name="Heading_20_2" text:outline-level="2"><text:bookmark text:name="perfiles"/>Perfiles y permisos</text:h>
      <text:p text:style-name="Párrafo_20_Nivel_20_2">Identificación de colectivos que pueden solicitar incidencias y su tipología según perfiles.</text:p>
      <text:h text:style-name="Heading_20_2" text:outline-level="2"><text:bookmark text:name="flujo"/>Flujo</text:h>
      <text:p text:style-name="Párrafo_20_Nivel_20_2">Flujo de trabajo definido en la herramienta de Services Desk para la atención de incidencias.</text:p>
      <text:h text:style-name="Heading_20_3" text:outline-level="3">Perfiles y permisos</text:h>
      <text:p text:style-name="Párrafo_20_Nivel_20_2">Identificación de colectivos que pueden solicitar incidencias, que las atienden y tipología.</text:p>
      <text:h text:style-name="Heading_20_2" text:outline-level="2"><text:bookmark text:name="manual"/>Manual de Usuario</text:h>
      <text:p text:style-name="Párrafo_20_Nivel_20_2">Localización del manual de usuario y condiciones de uso del servicio.</text:p>
      <text:h text:style-name="Heading_20_1" text:outline-level="1">Anexo i Plantilla de Balanceo</text:h>
      <table:table table:name="Tabla21" table:style-name="Tabla21">
        <table:table-column table:style-name="Tabla21.A"/>
        <table:table-column table:style-name="Tabla21.B"/>
        <table:table-row>
          <table:table-cell table:style-name="Tabla21.A1" office:value-type="string">
            <text:p text:style-name="P30">Parámetro de Balanceo</text:p>
          </table:table-cell>
          <table:table-cell table:style-name="Tabla21.B1" office:value-type="string">
            <text:p text:style-name="P30">Valor</text:p>
          </table:table-cell>
        </table:table-row>
        <table:table-row>
          <table:table-cell table:style-name="Tabla21.A2" office:value-type="string">
            <text:p text:style-name="P31">Nombre DNS del balanceo</text:p>
          </table:table-cell>
          <table:table-cell table:style-name="Tabla21.B2" office:value-type="string">
            <text:p text:style-name="P31">Nombre DNS FQDN (Totalmente cualificado).</text:p>
          </table:table-cell>
        </table:table-row>
        <table:table-row>
          <table:table-cell table:style-name="Tabla21.A3" office:value-type="string">
            <text:p text:style-name="P31">Puerto de servicio del balanceo</text:p>
          </table:table-cell>
          <table:table-cell table:style-name="Tabla21.B3" office:value-type="string">
            <text:p text:style-name="P31">Por ejemplo el 80 para http, 443 para https,...</text:p>
          </table:table-cell>
        </table:table-row>
        <table:table-row>
          <table:table-cell table:style-name="Tabla21.A9" office:value-type="string">
            <text:p text:style-name="P31">Método de balanceo</text:p>
          </table:table-cell>
          <table:table-cell table:style-name="Tabla21.B9" office:value-type="string">
            <text:p text:style-name="P31"><text:span text:style-name="T11">Round robin</text:span> ronda, <text:span text:style-name="T11">r</text:span><text:span text:style-name="T11">atio</text:span> por peso, <text:line-break/><text:span text:style-name="T11">d</text:span><text:span text:style-name="T11">ynamic </text:span><text:span text:style-name="T11">r</text:span><text:span text:style-name="T11">atio</text:span> por peso monitorizado, <text:span text:style-name="T11">fa</text:span><text:span text:style-name="T11">stest </text:span><text:span text:style-name="T13">por</text:span><text:span text:style-name="T13"> </text:span>velocidad de respuesta, <text:span text:style-name="T11">l</text:span><text:span text:style-name="T11">east connections</text:span> al de menos conexiones activas, <text:span text:style-name="T11">o</text:span><text:span text:style-name="T11">bserved</text:span> mezcla de fastest y least connections, <text:span text:style-name="T11">p</text:span><text:span text:style-name="T11">redictive</text:span> según tendencia. </text:p>
          </table:table-cell>
        </table:table-row>
        <table:table-row>
          <table:table-cell table:style-name="Tabla21.A9" office:value-type="string">
            <text:p text:style-name="P31">Persistencia del balanceo</text:p>
          </table:table-cell>
          <table:table-cell table:style-name="Tabla21.B9" office:value-type="string">
            <text:p text:style-name="P31">Por cookie, ip de cliente, sslid (id de sessión ssl), sip (session <text:s/>initiation protocol), etc.</text:p>
          </table:table-cell>
        </table:table-row>
        <table:table-row>
          <table:table-cell table:style-name="Tabla21.A9" office:value-type="string">
            <text:p text:style-name="P31">Timeout de sesión</text:p>
          </table:table-cell>
          <table:table-cell table:style-name="Tabla21.B9" office:value-type="string">
            <text:p text:style-name="P31">Tiempo en el que se mantiene una sesión inactiva</text:p>
          </table:table-cell>
        </table:table-row>
        <table:table-row>
          <table:table-cell table:style-name="Tabla21.A9" office:value-type="string">
            <text:p text:style-name="P31">Certificado de balanceo para trafico SSL</text:p>
          </table:table-cell>
          <table:table-cell table:style-name="Tabla21.B9" office:value-type="string">
            <text:p text:style-name="P29">Si o no</text:p>
          </table:table-cell>
        </table:table-row>
        <table:table-row>
          <table:table-cell table:style-name="Tabla21.A9" office:value-type="string">
            <text:p text:style-name="P31">Nodos balanceados</text:p>
          </table:table-cell>
          <table:table-cell table:style-name="Tabla21.B9" office:value-type="string">
            <text:p text:style-name="P29">nodo1t1, nodo2t1,...</text:p>
          </table:table-cell>
        </table:table-row>
        <table:table-row>
          <table:table-cell table:style-name="Tabla21.A9" office:value-type="string">
            <text:p text:style-name="P31">Puerto de servicio en los nodos</text:p>
          </table:table-cell>
          <table:table-cell table:style-name="Tabla21.B9" office:value-type="string">
            <text:p text:style-name="P31">Por ejemplo 8080 tomcat http.</text:p>
          </table:table-cell>
        </table:table-row>
        <table:table-row>
          <table:table-cell table:style-name="Tabla21.A10" office:value-type="string">
            <text:p text:style-name="P31">Chequeo de disponibilidad de los nodos</text:p>
          </table:table-cell>
          <table:table-cell table:style-name="Tabla21.B10" office:value-type="string">
            <text:p text:style-name="P31">De tipo TCP, HTTP GET, mediante scripting, etc..</text:p>
          </table:table-cell>
        </table:table-row>
        <table:table-row table:style-name="Tabla21.11">
          <table:table-cell table:style-name="Tabla21.A11" office:value-type="string">
            <text:p text:style-name="P31">Observaciones</text:p>
          </table:table-cell>
          <table:table-cell table:style-name="Tabla21.B11" office:value-type="string">
            <text:p text:style-name="P31"/>
          </table:table-cell>
        </table:table-row>
      </table:table>
      <text:h text:style-name="Heading_20_1" text:outline-level="1">ANEXO II Plantilla de máquina virtual</text:h>
      <text:p text:style-name="Párrafo_20_Nivel_20_1"/>
      <table:table table:name="Tabla22" table:style-name="Tabla22">
        <table:table-column table:style-name="Tabla22.A"/>
        <table:table-column table:style-name="Tabla22.B"/>
        <table:table-row>
          <table:table-cell table:style-name="Tabla22.A1" office:value-type="string">
            <text:p text:style-name="P30">Parámetro de la máquina</text:p>
          </table:table-cell>
          <table:table-cell table:style-name="Tabla22.B1" office:value-type="string">
            <text:p text:style-name="P30">Valor</text:p>
          </table:table-cell>
        </table:table-row>
        <table:table-row>
          <table:table-cell table:style-name="Tabla22.A2" office:value-type="string">
            <text:p text:style-name="P31">Número de CPUs</text:p>
          </table:table-cell>
          <table:table-cell table:style-name="Tabla22.B2" office:value-type="string">
            <text:p text:style-name="P31">Por defecto 1 vCPU</text:p>
          </table:table-cell>
        </table:table-row>
        <table:table-row>
          <table:table-cell table:style-name="Tabla22.A3" office:value-type="string">
            <text:p text:style-name="P31">Memoria RAM</text:p>
          </table:table-cell>
          <table:table-cell table:style-name="Tabla22.B3" office:value-type="string">
            <text:p text:style-name="P31">Por defecto 1 GB de RAM</text:p>
          </table:table-cell>
        </table:table-row>
        <table:table-row>
          <table:table-cell table:style-name="Tabla22.A8" office:value-type="string">
            <text:p text:style-name="P31">Espacio sistema operativo</text:p>
          </table:table-cell>
          <table:table-cell table:style-name="Tabla22.B8" office:value-type="string">
            <text:p text:style-name="P31">Por defecto 15 GB</text:p>
          </table:table-cell>
        </table:table-row>
        <table:table-row>
          <table:table-cell table:style-name="Tabla22.A8" office:value-type="string">
            <text:p text:style-name="P31">Espacio de datos (del aplicativo)</text:p>
          </table:table-cell>
          <table:table-cell table:style-name="Tabla22.B8" office:value-type="string">
            <text:p text:style-name="P31">Si es necesario hay que especificar espacio en cada directorio /var /opt etc.</text:p>
          </table:table-cell>
        </table:table-row>
        <table:table-row>
          <table:table-cell table:style-name="Tabla22.A8" office:value-type="string">
            <text:p text:style-name="P31">Sistema Operativo (32/64bits)</text:p>
          </table:table-cell>
          <table:table-cell table:style-name="Tabla22.B8" office:value-type="string">
            <text:p text:style-name="P31">Como puede ser Red Hat Enterprise Linux ES release 5.2 x86_64</text:p>
          </table:table-cell>
        </table:table-row>
        <table:table-row>
          <table:table-cell table:style-name="Tabla22.A8" office:value-type="string">
            <text:p text:style-name="P31">Software de base a instalar (YUM)</text:p>
          </table:table-cell>
          <table:table-cell table:style-name="Tabla22.B8" office:value-type="string">
            <text:p text:style-name="P29"/>
          </table:table-cell>
        </table:table-row>
        <table:table-row>
          <table:table-cell table:style-name="Tabla22.A8" office:value-type="string">
            <text:p text:style-name="P31">Software de base especial (como JDK Oracle específico)</text:p>
          </table:table-cell>
          <table:table-cell table:style-name="Tabla22.B8" office:value-type="string">
            <text:p text:style-name="P29"/>
          </table:table-cell>
        </table:table-row>
        <table:table-row>
          <table:table-cell table:style-name="Tabla22.A9" office:value-type="string">
            <text:p text:style-name="P31">Relación de puertos de servicio permitidos</text:p>
          </table:table-cell>
          <table:table-cell table:style-name="Tabla22.B9" office:value-type="string">
            <text:p text:style-name="P31">SSH, HTTP,HTTPS, 8443, etc.</text:p>
          </table:table-cell>
        </table:table-row>
        <table:table-row table:style-name="Tabla22.10">
          <table:table-cell table:style-name="Tabla22.A10" office:value-type="string">
            <text:p text:style-name="P31">Observaciones</text:p>
          </table:table-cell>
          <table:table-cell table:style-name="Tabla22.B10" office:value-type="string">
            <text:p text:style-name="P3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Lohit Hindi1" svg:font-family="'Lohit Hindi'" style:font-family-generic="modern" style:font-pitch="fixed"/>
    <style:font-face style:name="DejaVuSans" svg:font-family="DejaVuSans, 'Times New Roman'" style:font-pitch="variable"/>
    <style:font-face style:name="NewsGotT" svg:font-family="NewsGotT"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text-align="justify" style:justify-single-word="false"/>
      <style:text-properties style:font-name="AGaramond" fo:font-size="11pt" fo:font-style="italic" style:font-size-asian="11pt" style:font-style-asian="italic" style:font-name-complex="AGaramon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Párrafo_20_Nivel_20_1" style:default-outline-level="1" style:class="text">
      <style:paragraph-properties fo:margin-left="0.63cm" fo:margin-right="0cm" fo:margin-top="0.423cm" fo:margin-bottom="0.106cm" style:contextual-spacing="false" fo:text-align="justify" style:justify-single-word="false" fo:text-indent="-0.63cm" style:auto-text-indent="false" fo:break-before="page" fo:keep-with-next="always"/>
      <style:text-properties fo:text-transform="uppercase"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left="1.901cm" fo:margin-right="0cm" fo:margin-top="0.423cm" fo:margin-bottom="0.106cm" style:contextual-spacing="false" fo:text-align="justify" style:justify-single-word="false" fo:text-indent="-1.401cm" style:auto-text-indent="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style:contextual-spacing="false"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Heading_20_3" style:next-style-name="Párrafo_20_Nivel_20_4" style:default-outline-level="4" style:class="text">
      <style:paragraph-properties fo:margin-top="0.423cm" fo:margin-bottom="0.106cm" style:contextual-spacing="false" fo:text-align="justify" style:justify-single-word="false" fo:keep-with-next="always"/>
      <style:text-properties fo:font-weight="bold" style:font-weight-asian="bold"/>
    </style:style>
    <style:style style:name="Heading_20_5" style:display-name="Heading 5" style:family="paragraph" style:parent-style-name="Standard" style:next-style-name="Párrafo_20_Nivel_20_5" style:default-outline-level="5" style:class="text">
      <style:paragraph-properties fo:margin-left="3.941cm" fo:margin-right="0cm" fo:margin-top="0.423cm" fo:margin-bottom="0.106cm" style:contextual-spacing="false" fo:text-indent="-1.401cm" style:auto-text-indent="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ab-stops>
          <style:tab-stop style:position="1cm"/>
        </style:tab-stops>
      </style:paragraph-properties>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9pt" style:font-size-asian="9pt" style:font-name-complex="Arial"/>
    </style:style>
    <style:style style:name="Párrafo_20_Nivel_20_1" style:display-name="Párrafo Nivel 1" style:family="paragraph" style:parent-style-name="Standard">
      <style:paragraph-properties fo:margin-top="0.212cm" fo:margin-bottom="0cm" style:contextual-spacing="false" style:line-height-at-least="0.423cm" fo:text-align="justify" style:justify-single-word="false"/>
    </style:style>
    <style:style style:name="Párrafo_20_Nivel_20_2" style:display-name="Párrafo Nivel 2" style:family="paragraph" style:parent-style-name="Párrafo_20_Nivel_20_1">
      <style:paragraph-properties fo:margin-left="0.501cm" fo:margin-right="0cm" fo:margin-top="0.212cm" fo:margin-bottom="0cm" style:contextual-spacing="false"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1cm" fo:margin-right="0cm" fo:margin-top="0cm" fo:margin-bottom="0cm" style:contextual-spacing="false" fo:text-indent="0cm" style:auto-text-indent="false"/>
    </style:style>
    <style:style style:name="Párrafo_20_Nivel_20_4" style:display-name="Párrafo Nivel 4" style:family="paragraph" style:parent-style-name="Párrafo_20_Nivel_20_2">
      <style:paragraph-properties fo:margin-left="1.27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2.117cm" fo:margin-right="0cm" fo:margin-top="0cm" fo:margin-bottom="0cm" style:contextual-spacing="false" fo:text-indent="-1.482cm" style:auto-text-indent="false">
        <style:tab-stops>
          <style:tab-stop style:position="2.117cm"/>
          <style:tab-stop style:position="15.983cm" style:type="right" style:leader-style="dotted" style:leader-text="."/>
        </style:tab-stops>
      </style:paragraph-properties>
      <style:text-properties fo:language="zxx" fo:country="none" style:language-asian="zxx" style:country-asian="none" style:font-size-complex="12pt"/>
    </style:style>
    <style:style style:name="Contents_20_4" style:display-name="Contents 4" style:family="paragraph" style:parent-style-name="Contents_20_3" style:next-style-name="Standard" style:class="index">
      <style:paragraph-properties fo:margin-left="2.54cm" fo:margin-right="0cm" fo:margin-top="0cm" fo:margin-bottom="0cm" style:contextual-spacing="false" fo:text-indent="-1.482cm" style:auto-text-indent="false">
        <style:tab-stops>
          <style:tab-stop style:position="2.117cm"/>
          <style:tab-stop style:position="2.54cm"/>
          <style:tab-stop style:position="15.9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38cm" fo:margin-right="0cm" fo:margin-top="0cm" fo:margin-bottom="0cm" style:contextual-spacing="false" fo:text-indent="-1.9cm" style:auto-text-indent="false">
        <style:tab-stops>
          <style:tab-stop style:position="3.387cm"/>
          <style:tab-stop style:position="15.983cm"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Contents_20_5" style:next-style-name="Standard" style:class="index">
      <style:text-properties fo:font-size="10pt" style:font-size-asian="10pt"/>
    </style:style>
    <style:style style:name="Contents_20_7" style:display-name="Contents 7" style:family="paragraph" style:parent-style-name="Contents_20_5" style:next-style-name="Standard" style:class="index">
      <style:text-properties fo:font-size="10pt" fo:font-style="italic" style:font-size-asian="10pt" style:font-style-asian="italic"/>
    </style:style>
    <style:style style:name="Contents_20_8" style:display-name="Contents 8" style:family="paragraph" style:parent-style-name="Contents_20_6" style:next-style-name="Standard" style:class="index">
      <style:text-properties fo:font-size="9pt" style:font-size-asian="9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style>
    <style:style style:name="Contents_20_1" style:display-name="Contents 1" style:family="paragraph" style:parent-style-name="Standard" style:next-style-name="Standard" style:class="index">
      <style:paragraph-properties fo:margin-left="0.847cm" fo:margin-right="0cm" fo:margin-top="0.212cm" fo:margin-bottom="0.212cm" style:contextual-spacing="false" fo:text-indent="-0.847cm" style:auto-text-indent="false">
        <style:tab-stops>
          <style:tab-stop style:position="0.785cm"/>
          <style:tab-stop style:position="15.98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9" style:display-name="Contents 9" style:family="paragraph" style:parent-style-name="Contents_20_6" style:next-style-name="Standard" style:class="index">
      <style:text-properties fo:font-size="9pt" fo:font-style="italic" style:font-size-asian="9pt" style:font-style-asian="italic"/>
    </style:style>
    <style:style style:name="Contents_20_2" style:display-name="Contents 2" style:family="paragraph" style:parent-style-name="Standard" style:next-style-name="Standard" style:class="index">
      <style:paragraph-properties fo:margin-left="1.058cm" fo:margin-right="0cm" fo:margin-top="0cm" fo:margin-bottom="0cm" style:contextual-spacing="false" fo:text-align="start" style:justify-single-word="false" fo:text-indent="-1.058cm" style:auto-text-indent="false">
        <style:tab-stops>
          <style:tab-stop style:position="1.044cm"/>
          <style:tab-stop style:position="15.983cm" style:type="right" style:leader-style="dotted" style:leader-text="."/>
        </style:tab-stops>
      </style:paragraph-properties>
      <style:text-properties fo:language="zxx" fo:country="none" fo:font-weight="bold" style:language-asian="zxx" style:country-asian="none" style:font-weight-asian="bold"/>
    </style:style>
    <style:style style:name="Subtitle" style:family="paragraph" style:parent-style-name="Standard" style:next-style-name="Text_20_body" style:class="chapter">
      <style:paragraph-properties fo:text-align="center" style:justify-single-word="false"/>
      <style:text-properties fo:language="en" fo:country="US"/>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Index_20_Heading" style:display-name="Index Heading" style:family="paragraph" style:parent-style-name="Standard" style:next-style-name="Standard" style:class="index">
      <style:paragraph-properties fo:margin-top="0.106cm" fo:margin-bottom="0.106cm" style:contextual-spacing="false" fo:text-align="justify" style:justify-single-word="false"/>
      <style:text-properties style:font-name="Tahoma" fo:font-size="14pt" fo:font-weight="bold" style:font-size-asian="14pt" style:font-weight-asian="bold" style:font-name-complex="Arial" style:font-weight-complex="bold"/>
    </style:style>
    <style:style style:name="Title" style:family="paragraph" style:parent-style-name="Index_20_Heading" style:next-style-name="Subtitle" style:class="chapter">
      <style:paragraph-properties fo:text-align="center" style:justify-single-word="false"/>
      <style:text-properties style:font-name="NewsGotT" style:font-name-complex="NewsGotT"/>
    </style:style>
    <style:style style:name="Sender" style:family="paragraph" style:parent-style-name="Standard" style:class="extra">
      <style:text-properties fo:font-size="10pt" style:font-size-asian="10pt" style:font-name-complex="Arial"/>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align="center" style:justify-single-word="false" fo:text-indent="-0.423cm" style:auto-text-indent="false"/>
      <style:text-properties fo:font-size="14pt" fo:font-weight="bold" style:font-size-asian="14pt" style:font-weight-asian="bold" style:font-size-complex="14pt"/>
    </style:style>
    <style:style style:name="Texto_20_comentario" style:display-name="Texto comentario" style:family="paragraph" style:parent-style-name="Standard">
      <style:text-properties fo:color="#008000" style:font-name="Times New Roman" fo:font-size="10pt" fo:language="es" fo:country="ES" style:font-size-asian="10pt" style:font-name-complex="Times New Roman"/>
    </style:style>
    <style:style style:name="Lista_20_con_20_números" style:display-name="Lista con números" style:family="paragraph" style:parent-style-name="Standard" style:list-style-name="WW8Num8">
      <style:paragraph-properties fo:margin-left="0.63cm" fo:margin-right="0cm" fo:margin-top="0.106cm" fo:margin-bottom="0.106cm" style:contextual-spacing="false" fo:text-align="justify" style:justify-single-word="false" fo:text-indent="-0.63cm" style:auto-text-indent="false"/>
    </style:style>
    <style:style style:name="Lista_20_con_20_números_20_2" style:display-name="Lista con números 2" style:family="paragraph" style:parent-style-name="Standard" style:list-style-name="WW8Num3">
      <style:paragraph-properties fo:margin-left="1.131cm" fo:margin-right="0cm" fo:margin-top="0.106cm" fo:margin-bottom="0.106cm" style:contextual-spacing="false" fo:text-align="justify" style:justify-single-word="false" fo:text-indent="-0.63cm" style:auto-text-indent="false"/>
    </style:style>
    <style:style style:name="Lista_20_con_20_viñetas_20_2" style:display-name="Lista con viñetas 2" style:family="paragraph" style:parent-style-name="Standard" style:list-style-name="WW8Num7">
      <style:paragraph-properties fo:margin-left="1.131cm" fo:margin-right="0cm" fo:margin-top="0cm" fo:margin-bottom="0cm" style:contextual-spacing="false" fo:text-align="justify" style:justify-single-word="false" fo:keep-together="always" fo:text-indent="-0.63cm" style:auto-text-indent="false"/>
    </style:style>
    <style:style style:name="Lista_20_con_20_números_20_3" style:display-name="Lista con números 3" style:family="paragraph" style:parent-style-name="Standard" style:list-style-name="WW8Num27">
      <style:paragraph-properties fo:margin-left="1.63cm" fo:margin-right="0cm" fo:margin-top="0.106cm" fo:margin-bottom="0.106cm" style:contextual-spacing="false" fo:text-indent="-0.63cm" style:auto-text-indent="false">
        <style:tab-stops>
          <style:tab-stop style:position="1.63cm"/>
        </style:tab-stops>
      </style:paragraph-properties>
    </style:style>
    <style:style style:name="Addressee" style:family="paragraph" style:parent-style-name="Standard" style:class="extra">
      <style:paragraph-properties fo:margin-left="5.08cm" fo:margin-right="0cm" fo:margin-top="0cm" fo:margin-bottom="0cm" style:contextual-spacing="false" fo:text-indent="0cm" style:auto-text-indent="false"/>
      <style:text-properties style:font-name-complex="Arial" style:font-size-complex="12pt"/>
    </style:style>
    <style:style style:name="Base" style:family="paragraph">
      <style:paragraph-properties fo:margin-top="0.106cm" fo:margin-bottom="0.106cm" style:contextual-spacing="false" fo:text-align="justify" style:justify-single-word="false" fo:orphans="2" fo:widows="2"/>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árrafo_20_Nivel_20_5" style:display-name="Párrafo Nivel 5" style:family="paragraph" style:parent-style-name="Párrafo_20_Nivel_20_4">
      <style:paragraph-properties fo:margin-left="2.54cm" fo:margin-right="0cm" fo:margin-top="0cm" fo:margin-bottom="0cm" style:contextual-spacing="false" fo:text-indent="0cm" style:auto-text-indent="false"/>
    </style:style>
    <style:style style:name="Párrafo_20_de_20_lista" style:display-name="Párrafo de lista" style:family="paragraph" style:parent-style-name="Standard">
      <style:paragraph-properties fo:margin-left="1.27cm" fo:margin-right="0cm" fo:margin-top="0cm" fo:margin-bottom="0.212cm" style:contextual-spacing="false" fo:text-indent="0cm" style:auto-text-indent="false"/>
      <style:text-properties fo:language="es" fo:country="ES" style:font-size-complex="12pt"/>
    </style:style>
    <style:style style:name="List_20_Heading" style:display-name="List Heading" style:family="paragraph" style:parent-style-name="Standard" style:next-style-name="Standard" style:class="html">
      <style:paragraph-properties fo:margin-top="0.212cm" fo:margin-bottom="0.212cm" style:contextual-spacing="false" fo:text-align="justify" style:justify-single-word="false"/>
      <style:text-properties style:font-name-complex="Arial"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 style:family="paragraph" style:parent-style-name="Standard" style:next-style-name="Standard">
      <style:text-properties fo:font-size="10pt" fo:font-weight="bold" style:font-size-asian="10pt" style:font-weight-asian="bold" style:font-weight-complex="bold"/>
    </style:style>
    <style:style style:name="Texto_20_sin_20_formato" style:display-name="Texto sin formato" style:family="paragraph" style:parent-style-name="Standard">
      <style:text-properties style:font-name="Courier New" fo:font-size="10pt" style:font-size-asian="10pt" style:font-name-complex="Courier New"/>
    </style:style>
    <style:style style:name="Texto_20_1" style:display-name="Texto 1" style:family="paragraph" style:parent-style-name="Standard">
      <style:paragraph-properties fo:margin-top="0.199cm" fo:margin-bottom="0.199cm" style:contextual-spacing="false" fo:text-align="justify" style:justify-single-word="false" fo:orphans="0" fo:widows="0" fo:hyphenation-ladder-count="no-limit" style:vertical-align="baseline"/>
      <style:text-properties fo:font-size="10.5pt" style:font-name-asian="DejaVuSans" style:font-size-asian="10.5pt" style:font-name-complex="DejaVuSans" style:font-size-complex="12pt" fo:hyphenate="false" fo:hyphenation-remain-char-count="2" fo:hyphenation-push-char-count="2"/>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NewsGotT" fo:font-size="10.5pt" fo:language="es" fo:country="ES" style:font-name-asian="DejaVuSans" style:font-size-asian="10.5pt" style:font-name-complex="DejaVuSans"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top="0.199cm" fo:margin-bottom="0.199cm" style:contextual-spacing="false"/>
    </style:style>
    <style:style style:name="Texto_20_2" style:display-name="Texto 2" style:family="paragraph" style:parent-style-name="Text_20_body_20__28_user_29_">
      <style:paragraph-properties fo:margin-left="0.75cm" fo:margin-right="0cm" fo:margin-top="0cm" fo:margin-bottom="0cm" style:contextual-spacing="false" fo:text-indent="0cm" style:auto-text-indent="false"/>
    </style:style>
    <style:style style:name="Encabezado-12" style:family="paragraph" style:parent-style-name="Standard_20__28_user_29_">
      <style:paragraph-properties fo:margin-top="0.106cm" fo:margin-bottom="0cm" style:contextual-spacing="false" fo:orphans="2" fo:widows="2"/>
      <style:text-properties fo:text-transform="uppercase" fo:color="#008000" style:font-name="Eras Bk BT" fo:font-size="12pt" fo:font-weight="bold" style:letter-kerning="true" style:font-name-asian="Lucida Sans Unicode" style:font-size-asian="12pt" style:font-weight-asian="bold" style:font-name-complex="AGaramond Bold" style:language-complex="es" style:country-complex="ES"/>
    </style:style>
    <style:style style:name="Encabezado-10" style:family="paragraph" style:parent-style-name="Standard_20__28_user_29_">
      <style:paragraph-properties fo:margin-top="0.106cm" fo:margin-bottom="0cm" style:contextual-spacing="false" fo:orphans="2" fo:widows="2"/>
      <style:text-properties fo:color="#008000" style:font-name="Eras Md BT" fo:font-size="10pt" style:letter-kerning="true" style:font-name-asian="Lucida Sans Unicode" style:font-size-asian="10pt" style:font-name-complex="AGaramond Bold" style:language-complex="es" style:country-complex="ES"/>
    </style:style>
    <style:style style:name="Tabla_20_Pie" style:display-name="Tabla Pie" style:family="paragraph" style:parent-style-name="Párrafo_20_Nivel_20_1">
      <style:paragraph-properties fo:margin-left="0cm" fo:margin-right="0cm" fo:margin-top="0cm" fo:margin-bottom="0cm" style:contextual-spacing="false" fo:text-align="center" style:justify-single-word="false" fo:text-indent="0cm" style:auto-text-indent="false"/>
      <style:text-properties fo:font-size="9pt" fo:font-weight="bold" style:font-size-asian="9pt" style:font-weight-asian="bold"/>
    </style:style>
    <style:style style:name="Tabla_20_Título" style:display-name="Tabla Título" style:family="paragraph" style:parent-style-name="Standard">
      <style:paragraph-properties fo:text-align="center" style:justify-single-word="false"/>
      <style:text-properties fo:font-size="11pt" fo:font-weight="bold" style:font-size-asian="11pt" style:font-weight-asian="bold" style:font-size-complex="11pt"/>
    </style:style>
    <style:style style:name="Figuras" style:family="paragraph" style:parent-style-name="Epígrafe">
      <style:paragraph-properties fo:margin-top="0.212cm" fo:margin-bottom="0.423cm" style:contextual-spacing="false" fo:text-align="center" style:justify-single-word="false"/>
    </style:style>
    <style:style style:name="Encabezado_20_de_20_mensaje" style:display-name="Encabezado de mensaje" style:family="paragraph" style:parent-style-name="Standard">
      <style:paragraph-properties fo:margin-left="2cm" fo:margin-right="0cm" fo:margin-top="0cm" fo:margin-bottom="0cm" style:contextual-spacing="false" fo:text-indent="-2cm" style:auto-text-indent="false" fo:background-color="#cccccc" fo:padding="0.035cm" fo:border="0.51pt solid #000000">
        <style:background-image/>
      </style:paragraph-properties>
      <style:text-properties style:font-name-complex="Arial" style:font-size-complex="12pt"/>
    </style:style>
    <style:style style:name="Lista_20_con_20_números_20_4" style:display-name="Lista con números 4" style:family="paragraph" style:parent-style-name="Standard" style:list-style-name="WW8Num2">
      <style:paragraph-properties fo:margin-left="2.131cm" fo:margin-right="0cm" fo:margin-top="0.106cm" fo:margin-bottom="0.106cm" style:contextual-spacing="false" fo:text-align="justify" style:justify-single-word="false" fo:text-indent="-0.63cm" style:auto-text-indent="false"/>
    </style:style>
    <style:style style:name="Lista_20_con_20_números_20_5" style:display-name="Lista con números 5" style:family="paragraph" style:parent-style-name="Standard" style:list-style-name="WW8Num1">
      <style:paragraph-properties fo:margin-left="2.63cm" fo:margin-right="0cm" fo:margin-top="0.106cm" fo:margin-bottom="0.106cm" style:contextual-spacing="false" fo:text-align="justify" style:justify-single-word="false" fo:text-indent="-0.63cm" style:auto-text-indent="false"/>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style:contextual-spacing="false"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style:contextual-spacing="false" fo:text-indent="0cm" style:auto-text-indent="false"/>
      <style:text-properties fo:font-size="8pt" style:font-size-asian="8pt" style:font-size-complex="8pt"/>
    </style:style>
    <style:style style:name="Tabla_20_de_20_ilustraciones" style:display-name="Tabla de ilustraciones" style:family="paragraph" style:parent-style-name="Standard" style:next-style-name="Standard"/>
    <style:style style:name="Texto_20_independiente_20_3" style:display-name="Texto independiente 3" style:family="paragraph" style:parent-style-name="Standard">
      <style:paragraph-properties fo:margin-top="0cm" fo:margin-bottom="0.212cm" style: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style:contextual-spacing="false" fo:text-align="start" style:justify-single-word="false" fo:text-indent="0.37cm" style:auto-text-indent="false">
        <style:tab-stops/>
      </style:paragraph-properties>
      <style:text-properties style:font-name="NewsGotT" fo:font-size="12pt" fo:font-style="normal" style:font-size-asian="12pt" style:font-style-asian="normal" style:font-name-complex="NewsGotT"/>
    </style:style>
    <style:style style:name="Texto_20_independiente_20_primera_20_sangría_20_2" style:display-name="Texto independiente primera sangría 2" style:family="paragraph" style:parent-style-name="Text_20_body_20_indent">
      <style:paragraph-properties fo:margin-left="0.499cm" fo:margin-right="0cm" fo:margin-top="0cm" fo:margin-bottom="0.212cm" style:contextual-spacing="false" fo:text-align="start" style:justify-single-word="false" fo:text-indent="0.37cm" style:auto-text-indent="false"/>
    </style:style>
    <style:style style:name="Footnote" style:family="paragraph" style:parent-style-name="Standard" style:class="extra">
      <style:text-properties fo:font-size="10pt" style:font-size-asian="10pt"/>
    </style:style>
    <style:style style:name="Cierre" style:family="paragraph" style:parent-style-name="Standard">
      <style:paragraph-properties fo:margin-left="7.5cm" fo:margin-right="0cm" fo:margin-top="0cm" fo:margin-bottom="0cm" style:contextual-spacing="false" fo:text-indent="0cm" style:auto-text-indent="false"/>
    </style:style>
    <style:style style:name="Encabezado_20_de_20_nota" style:display-name="Encabezado de nota" style:family="paragraph" style:parent-style-name="Standard" style:next-style-name="Standard"/>
    <style:style style:name="Fecha" style:family="paragraph" style:parent-style-name="Standard" style:nex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style>
    <style:style style:name="List_20_4" style:display-name="List 4" style:family="paragraph" style:parent-style-name="Standard" style:class="list">
      <style:paragraph-properties fo:margin-left="1.997cm" fo:margin-right="0cm" fo:margin-top="0cm" fo:margin-bottom="0cm" style:contextual-spacing="false" fo:text-indent="-0.499cm" style:auto-text-indent="false"/>
    </style:style>
    <style:style style:name="List_20_5" style:display-name="List 5" style:family="paragraph" style:parent-style-name="Standard" style:class="list">
      <style:paragraph-properties fo:margin-left="2.496cm" fo:margin-right="0cm" fo:margin-top="0cm" fo:margin-bottom="0cm" style:contextual-spacing="false" fo:text-indent="-0.499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sunto_20_del_20_comentario" style:display-name="Asunto del comentario" style:family="paragraph" style:parent-style-name="Texto_20_comentario" style:next-style-name="Texto_20_comentario">
      <style:text-properties fo:color="#000000" style:font-name="NewsGotT" fo:language="es" fo:country="ES" fo:font-weight="bold" style:font-weight-asian="bold" style:font-name-complex="NewsGotT" style:font-weight-complex="bold"/>
    </style:style>
    <style:style style:name="Continuar_20_lista" style:display-name="Continuar lista" style:family="paragraph" style:parent-style-name="Standard">
      <style:paragraph-properties fo:margin-left="0.499cm" fo:margin-right="0cm" fo:margin-top="0cm" fo:margin-bottom="0.212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WW-Índice_20_4" style:display-name="WW-Índice 4" style:family="paragraph" style:parent-style-name="Standard" style:next-style-name="Standard">
      <style:paragraph-properties fo:margin-left="1.693cm" fo:margin-right="0cm" fo:margin-top="0cm" fo:margin-bottom="0cm" style:contextual-spacing="false" fo:text-indent="-0.423cm" style:auto-text-indent="false"/>
    </style:style>
    <style:style style:name="WW-Índice_20_5" style:display-name="WW-Índice 5" style:family="paragraph" style:parent-style-name="Standard" style:next-style-name="Standard">
      <style:paragraph-properties fo:margin-left="2.117cm" fo:margin-right="0cm" fo:margin-top="0cm" fo:margin-bottom="0cm" style:contextual-spacing="false" fo:text-indent="-0.423cm" style:auto-text-indent="false"/>
    </style:style>
    <style:style style:name="WW-Índice_20_6" style:display-name="WW-Índice 6" style:family="paragraph" style:parent-style-name="Standard" style:next-style-name="Standard">
      <style:paragraph-properties fo:margin-left="2.54cm" fo:margin-right="0cm" fo:margin-top="0cm" fo:margin-bottom="0cm" style:contextual-spacing="false" fo:text-indent="-0.423cm" style:auto-text-indent="false"/>
    </style:style>
    <style:style style:name="WW-Índice_20_7" style:display-name="WW-Índice 7" style:family="paragraph" style:parent-style-name="Standard" style:next-style-name="Standard">
      <style:paragraph-properties fo:margin-left="2.963cm" fo:margin-right="0cm" fo:margin-top="0cm" fo:margin-bottom="0cm" style:contextual-spacing="false" fo:text-indent="-0.423cm" style:auto-text-indent="false"/>
    </style:style>
    <style:style style:name="WW-Índice_20_8" style:display-name="WW-Índice 8" style:family="paragraph" style:parent-style-name="Standard" style:next-style-name="Standard">
      <style:paragraph-properties fo:margin-left="3.387cm" fo:margin-right="0cm" fo:margin-top="0cm" fo:margin-bottom="0cm" style:contextual-spacing="false" fo:text-indent="-0.423cm" style:auto-text-indent="false"/>
    </style:style>
    <style:style style:name="WW-Índice_20_9" style:display-name="WW-Índice 9"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con_20_sangría" style:display-name="Texto con sangría" style:family="paragraph" style:parent-style-name="Standard" style:next-style-name="Standard">
      <style:paragraph-properties fo:margin-left="0.423cm" fo:margin-right="0cm" fo:margin-top="0cm" fo:margin-bottom="0cm" style:contextual-spacing="false" fo:text-indent="-0.423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style>
    <style:style style:name="Lista_20_con_20_viñetas" style:display-name="Lista con viñetas" style:family="paragraph" style:parent-style-name="Standard" style:list-style-name="WW8Num9">
      <style:paragraph-properties fo:margin-left="0.63cm" fo:margin-right="0cm" fo:margin-top="0cm" fo:margin-bottom="0cm" style:contextual-spacing="false" fo:text-align="justify" style:justify-single-word="false" fo:keep-together="always" fo:text-indent="-0.63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Encabezamineto_20_Horizontal" style:display-name="Encabezamineto Horizontal" style:family="paragraph" style:parent-style-name="Heading_20_1" style:default-outline-level="" style:list-style-name="">
      <style:paragraph-properties fo:keep-together="always" fo:orphans="2" fo:widows="2" style:writing-mode="lr-tb"/>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1" style:font-size-complex="10pt"/>
    </style:style>
    <style:style style:name="Corp_20_-_20_Texto_20_normal" style:display-name="Corp - Texto normal" style:family="paragraph">
      <style:paragraph-properties fo:text-align="justify" style:justify-single-word="false" fo:orphans="2" fo:widows="2" style:text-autospace="none"/>
      <style:text-properties style:use-window-font-color="true" style:font-name="NewsGotT" fo:font-size="12pt" fo:language="es" fo:country="ES" style:font-name-asian="Arial" style:font-size-asian="12pt" style:font-name-complex="Arial" style:font-size-complex="10pt" style:language-complex="ar" style:country-complex="SA"/>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Wingdings" fo:font-size="7pt" style:font-size-asian="7pt" style:font-name-complex="Wingdings"/>
    </style:style>
    <style:style style:name="WW8Num7z0" style:family="text">
      <style:text-properties style:font-name="Wingdings" style:font-name-complex="Wingdings"/>
    </style:style>
    <style:style style:name="WW8Num9z0" style:family="text">
      <style:text-properties style:font-name="Symbol" style:font-name-complex="Symbol"/>
    </style:style>
    <style:style style:name="WW8Num13z0" style:family="text">
      <style:text-properties style:font-name="Calibri" fo:font-style="normal" fo:font-weight="bold" style:font-style-asian="normal" style:font-weight-asian="bold" style:font-name-complex="Calibri"/>
    </style:style>
    <style:style style:name="WW8Num13z1" style:family="text">
      <style:text-properties fo:font-style="normal" fo:font-weight="bold" style:font-style-asian="normal" style:font-weight-asian="bold"/>
    </style:style>
    <style:style style:name="WW8Num14z0" style:family="text">
      <style:text-properties style:font-name="Symbol" style:font-name-complex="Symbol"/>
    </style:style>
    <style:style style:name="WW8Num14z2" style:family="text">
      <style:text-properties style:font-name="Wingdings" fo:font-size="12pt" style:font-size-asian="12pt" style:font-name-complex="Wingdings"/>
    </style:style>
    <style:style style:name="WW8Num14z3" style:family="text">
      <style:text-properties style:font-name="Webdings" style:font-name-complex="Webdings"/>
    </style:style>
    <style:style style:name="WW8Num14z4" style:family="text">
      <style:text-properties style:font-name="Wingdings" style:font-name-complex="Wingdings"/>
    </style:style>
    <style:style style:name="WW8Num15z0" style:family="text">
      <style:text-properties style:font-name="Symbol" style:font-name-complex="Symbol"/>
    </style:style>
    <style:style style:name="WW8Num15z2" style:family="text">
      <style:text-properties style:font-name="Wingdings" fo:font-size="12pt" style:font-size-asian="12pt" style:font-name-complex="Wingdings"/>
    </style:style>
    <style:style style:name="WW8Num15z3" style:family="text">
      <style:text-properties style:font-name="Webdings" style:font-name-complex="Webdings"/>
    </style:style>
    <style:style style:name="WW8Num15z4" style:family="text">
      <style:text-properties style:font-name="Wingdings" style:font-name-complex="Wingdings"/>
    </style:style>
    <style:style style:name="WW8Num16z0" style:family="text">
      <style:text-properties style:font-name="Symbol" style:font-name-complex="Symbol"/>
    </style:style>
    <style:style style:name="WW8Num16z2" style:family="text">
      <style:text-properties style:font-name="Wingdings" fo:font-size="12pt" style:font-size-asian="12pt" style:font-name-complex="Wingdings"/>
    </style:style>
    <style:style style:name="WW8Num16z3" style:family="text">
      <style:text-properties style:font-name="Webdings" style:font-name-complex="Webdings"/>
    </style:style>
    <style:style style:name="WW8Num16z4" style:family="text">
      <style:text-properties style:font-name="Wingdings" style:font-name-complex="Wingdings"/>
    </style:style>
    <style:style style:name="WW8Num18z0" style:family="text">
      <style:text-properties fo:font-style="normal" style:font-style-asian="normal"/>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Calibri" fo:font-style="normal" fo:font-weight="bold" style:font-style-asian="normal" style:font-weight-asian="bold" style:font-name-complex="Calibri"/>
    </style:style>
    <style:style style:name="WW8Num21z1" style:family="text">
      <style:text-properties fo:font-style="normal" fo:font-weight="bold" style:font-style-asian="normal" style:font-weight-asian="bold"/>
    </style:style>
    <style:style style:name="WW8Num22z0" style:family="text">
      <style:text-properties fo:font-style="normal" fo:font-weight="bold" style:font-style-asian="normal" style:font-weight-asian="bold"/>
    </style:style>
    <style:style style:name="WW8Num23z0" style:family="text">
      <style:text-properties style:font-name="NewsGotT" style:font-name-asian="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fo:font-style="normal" style:font-style-asian="normal"/>
    </style:style>
    <style:style style:name="WW8Num31z0" style:family="text">
      <style:text-properties style:font-name="Symbol" style:font-name-complex="Symbol"/>
    </style:style>
    <style:style style:name="WW8Num31z2" style:family="text">
      <style:text-properties style:font-name="Wingdings" fo:font-size="12pt" style:font-size-asian="12pt" style:font-name-complex="Wingdings"/>
    </style:style>
    <style:style style:name="WW8Num31z3" style:family="text">
      <style:text-properties style:font-name="Webdings" style:font-name-complex="Webdings"/>
    </style:style>
    <style:style style:name="WW8Num31z4" style:family="text">
      <style:text-properties style:font-name="Wingdings" style:font-name-complex="Wingdings"/>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parent-style-name="Fuente_20_de_20_párrafo_20_predeter.">
      <style:text-properties fo:font-style="italic" fo:font-weight="bold" style:font-style-asian="italic" style:font-weight-asian="bold" style:font-style-complex="italic"/>
    </style:style>
    <style:style style:name="Texto_20_de_20_globo_20_Car" style:display-name="Texto de globo Car" style:family="text">
      <style:text-properties style:font-name="Tahoma" fo:font-size="8pt" fo:language="es" fo:country="ES" style:font-size-asian="8pt" style:font-name-complex="AGaramond Bold" style:font-size-complex="8pt"/>
    </style:style>
    <style:style style:name="Endnote_20_Symbol" style:display-name="Endnote Symbol" style:family="text" style:parent-style-name="Fuente_20_de_20_párrafo_20_predeter.">
      <style:text-properties style:text-position="super 58%" fo:font-size="10pt" style:font-size-asian="10pt"/>
    </style:style>
    <style:style style:name="Footnote_20_Symbol" style:display-name="Footnote Symbol" style:family="text" style:parent-style-name="Fuente_20_de_20_párrafo_20_predeter.">
      <style:text-properties style:text-position="super 58%" fo:font-size="10pt" style:font-size-asian="10pt"/>
    </style:style>
    <style:style style:name="Pie_20_de_20_página_20_Car" style:display-name="Pie de página Car" style:family="text" style:parent-style-name="Fuente_20_de_20_párrafo_20_predeter.">
      <style:text-properties style:font-name="NewsGotT" fo:font-size="10pt" fo:language="es" fo:country="ES" style:font-size-asian="10pt" style:font-name-complex="NewsGotT"/>
    </style:style>
    <style:style style:name="Variable_20_HTML" style:display-name="Variable HTML" style:family="text" style:parent-style-name="Fuente_20_de_20_párrafo_20_predeter.">
      <style:text-properties fo:font-style="italic" style:font-style-asian="italic" style:font-style-complex="italic"/>
    </style:style>
    <style:style style:name="Acrónimo_20_HTML" style:display-name="Acrónimo HTML" style:family="text" style:parent-style-name="Fuente_20_de_20_párrafo_20_predeter."/>
    <style:style style:name="Código_20_HTML" style:display-name="Código HTML" style:family="text" style:parent-style-name="Fuente_20_de_20_párrafo_20_predeter.">
      <style:text-properties style:font-name="Courier New" fo:font-size="10pt" style:font-size-asian="10pt" style:font-name-complex="Courier New" style:font-size-complex="10pt"/>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Cita_20_HTML" style:display-name="Cita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style:font-name-complex="Courier New"/>
    </style:style>
    <style:style style:name="Ref._20_de_20_comentario" style:display-name="Ref. de comentario" style:family="text" style:parent-style-name="Fuente_20_de_20_párrafo_20_predeter.">
      <style:text-properties fo:font-size="8pt" style:font-size-asian="8pt" style:font-size-complex="8pt"/>
    </style:style>
    <style:style style:name="Máquina_20_de_20_escribir_20_HTML" style:display-name="Máquina de escribir HTML" style:family="text" style:parent-style-name="Fuente_20_de_20_párrafo_20_predeter.">
      <style:text-properties style:font-name="Courier New" fo:font-size="10pt"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2.604cm" fo:text-indent="-2.604cm" fo:margin-left="2.60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4.142cm" fo:text-indent="-0.635cm" fo:margin-left="4.142cm"/>
        </style:list-level-properties>
        <style:text-properties style:font-name="Symbol"/>
      </text:list-level-style-bullet>
      <text:list-level-style-bullet text:level="2" text:style-name="WW8Num14z0" text:bullet-char="">
        <style:list-level-properties text:list-level-position-and-space-mode="label-alignment">
          <style:list-level-label-alignment text:label-followed-by="listtab" text:list-tab-stop-position="4.777cm" fo:text-indent="-0.635cm" fo:margin-left="4.777cm"/>
        </style:list-level-properties>
        <style:text-properties style:font-name="Symbol"/>
      </text:list-level-style-bullet>
      <text:list-level-style-bullet text:level="3" text:style-name="WW8Num14z2" text:bullet-char="">
        <style:list-level-properties text:list-level-position-and-space-mode="label-alignment">
          <style:list-level-label-alignment text:label-followed-by="listtab" text:list-tab-stop-position="5.412cm" fo:text-indent="-0.635cm" fo:margin-left="5.41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6.047cm" fo:text-indent="-0.635cm" fo:margin-left="6.047cm"/>
        </style:list-level-properties>
        <style:text-properties style:font-name="Webdings"/>
      </text:list-level-style-bullet>
      <text:list-level-style-bullet text:level="5" text:style-name="WW8Num14z4" text:bullet-char="">
        <style:list-level-properties text:list-level-position-and-space-mode="label-alignment">
          <style:list-level-label-alignment text:label-followed-by="listtab" text:list-tab-stop-position="6.682cm" fo:text-indent="-0.635cm" fo:margin-left="6.682cm"/>
        </style:list-level-properties>
        <style:text-properties style:font-name="Wingdings"/>
      </text:list-level-style-bullet>
      <text:list-level-style-bullet text:level="6" text:style-name="WW8Num14z0" text:bullet-char="">
        <style:list-level-properties text:list-level-position-and-space-mode="label-alignment">
          <style:list-level-label-alignment text:label-followed-by="listtab" text:list-tab-stop-position="7.317cm" fo:text-indent="-0.635cm" fo:margin-left="7.317cm"/>
        </style:list-level-properties>
        <style:text-properties style:font-name="Symbol"/>
      </text:list-level-style-bullet>
      <text:list-level-style-bullet text:level="7" text:style-name="WW8Num14z0" text:bullet-char="">
        <style:list-level-properties text:list-level-position-and-space-mode="label-alignment">
          <style:list-level-label-alignment text:label-followed-by="listtab" text:list-tab-stop-position="7.952cm" fo:text-indent="-0.635cm" fo:margin-left="7.952cm"/>
        </style:list-level-properties>
        <style:text-properties style:font-name="Symbol"/>
      </text:list-level-style-bullet>
      <text:list-level-style-bullet text:level="8" text:style-name="WW8Num14z0" text:bullet-char="">
        <style:list-level-properties text:list-level-position-and-space-mode="label-alignment">
          <style:list-level-label-alignment text:label-followed-by="listtab" text:list-tab-stop-position="8.587cm" fo:text-indent="-0.635cm" fo:margin-left="8.587cm"/>
        </style:list-level-properties>
        <style:text-properties style:font-name="Symbol"/>
      </text:list-level-style-bullet>
      <text:list-level-style-bullet text:level="9" text:style-name="WW8Num14z4" text:bullet-char="">
        <style:list-level-properties text:list-level-position-and-space-mode="label-alignment">
          <style:list-level-label-alignment text:label-followed-by="listtab" text:list-tab-stop-position="9.222cm" fo:text-indent="-0.635cm" fo:margin-left="9.2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2.138cm" fo:text-indent="-0.635cm" fo:margin-left="2.138cm"/>
        </style:list-level-properties>
        <style:text-properties style:font-name="Symbol"/>
      </text:list-level-style-bullet>
      <text:list-level-style-bullet text:level="2" text:style-name="WW8Num15z0" text:bullet-char="">
        <style:list-level-properties text:list-level-position-and-space-mode="label-alignment">
          <style:list-level-label-alignment text:label-followed-by="listtab" text:list-tab-stop-position="2.773cm" fo:text-indent="-0.635cm" fo:margin-left="2.773cm"/>
        </style:list-level-properties>
        <style:text-properties style:font-name="Symbol"/>
      </text:list-level-style-bullet>
      <text:list-level-style-bullet text:level="3" text:style-name="WW8Num15z2" text:bullet-char="">
        <style:list-level-properties text:list-level-position-and-space-mode="label-alignment">
          <style:list-level-label-alignment text:label-followed-by="listtab" text:list-tab-stop-position="3.408cm" fo:text-indent="-0.635cm" fo:margin-left="3.408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4.043cm" fo:text-indent="-0.635cm" fo:margin-left="4.043cm"/>
        </style:list-level-properties>
        <style:text-properties style:font-name="Webdings"/>
      </text:list-level-style-bullet>
      <text:list-level-style-bullet text:level="5" text:style-name="WW8Num15z4"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6" text:style-name="WW8Num15z0" text:bullet-char="">
        <style:list-level-properties text:list-level-position-and-space-mode="label-alignment">
          <style:list-level-label-alignment text:label-followed-by="listtab" text:list-tab-stop-position="5.313cm" fo:text-indent="-0.635cm" fo:margin-left="5.313cm"/>
        </style:list-level-properties>
        <style:text-properties style:font-name="Symbol"/>
      </text:list-level-style-bullet>
      <text:list-level-style-bullet text:level="7" text:style-name="WW8Num15z0"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8" text:style-name="WW8Num15z0" text:bullet-char="">
        <style:list-level-properties text:list-level-position-and-space-mode="label-alignment">
          <style:list-level-label-alignment text:label-followed-by="listtab" text:list-tab-stop-position="6.583cm" fo:text-indent="-0.635cm" fo:margin-left="6.583cm"/>
        </style:list-level-properties>
        <style:text-properties style:font-name="Symbol"/>
      </text:list-level-style-bullet>
      <text:list-level-style-bullet text:level="9" text:style-name="WW8Num15z4" text:bullet-char="">
        <style:list-level-properties text:list-level-position-and-space-mode="label-alignment">
          <style:list-level-label-alignment text:label-followed-by="listtab" text:list-tab-stop-position="7.218cm" fo:text-indent="-0.635cm" fo:margin-left="7.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6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16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1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136cm" fo:text-indent="-0.635cm" fo:margin-left="1.136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1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prefix="Artículo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3.082cm" fo:text-indent="-0.635cm" fo:margin-left="3.082cm"/>
        </style:list-level-properties>
      </text:list-level-style-number>
      <text:list-level-style-bullet text:level="2" text:style-name="WW8Num27z1"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89cm" fo:text-indent="-0.635cm" fo:margin-left="2.589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59cm" fo:text-indent="-0.635cm" fo:margin-left="3.859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129cm" fo:text-indent="-0.635cm" fo:margin-left="5.129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99cm" fo:text-indent="-0.635cm" fo:margin-left="6.399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7.669cm" fo:text-indent="-0.635cm" fo:margin-left="7.669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939cm" fo:text-indent="-0.635cm" fo:margin-left="8.93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209cm" fo:text-indent="-0.635cm" fo:margin-left="10.209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479cm" fo:text-indent="-0.635cm" fo:margin-left="11.4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3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31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3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3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3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1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6.367cm" fo:margin-left="-0.069cm" table:align="left" style:writing-mode="lr-tb"/>
    </style:style>
    <style:style style:name="Tabla5.A" style:family="table-column">
      <style:table-column-properties style:column-width="5.454cm"/>
    </style:style>
    <style:style style:name="Tabla5.B" style:family="table-column">
      <style:table-column-properties style:column-width="2.023cm"/>
    </style:style>
    <style:style style:name="Tabla5.C" style:family="table-column">
      <style:table-column-properties style:column-width="8.89cm"/>
    </style:style>
    <style:style style:name="Tabla5.1" style:family="table-row">
      <style:table-row-properties fo:keep-together="auto"/>
    </style:style>
    <style:style style:name="Tabla5.A1" style:family="table-cell">
      <style:table-cell-properties style:vertical-align="top" fo:padding-left="0.018cm" fo:padding-right="0.018cm" fo:padding-top="0cm" fo:padding-bottom="0cm" fo:border="none" style:writing-mode="lr-tb"/>
    </style:style>
    <style:style style:name="Tabla6" style:family="table">
      <style:table-properties fo:margin-left="-0.069cm" fo:margin-right="0cm" table:align="margins" style:writing-mode="lr-tb"/>
    </style:style>
    <style:style style:name="Tabla6.A" style:family="table-column">
      <style:table-column-properties style:rel-column-width="14145*"/>
    </style:style>
    <style:style style:name="Tabla6.B" style:family="table-column">
      <style:table-column-properties style:rel-column-width="27302*"/>
    </style:style>
    <style:style style:name="Tabla6.C" style:family="table-column">
      <style:table-column-properties style:rel-column-width="24088*"/>
    </style:style>
    <style:style style:name="Tabla6.1" style:family="table-row">
      <style:table-row-properties fo:keep-together="auto"/>
    </style:style>
    <style:style style:name="Tabla6.A1" style:family="table-cell">
      <style:table-cell-properties style:vertical-align="top" fo:padding-left="0.018cm" fo:padding-right="0.018cm" fo:padding-top="0cm" fo:padding-bottom="0cm" fo:border="none" style:writing-mode="lr-tb"/>
    </style:style>
    <style:style style:name="Tabla18" style:family="table">
      <style:table-properties fo:margin-left="-0.069cm" fo:margin-right="0.053cm" table:align="margins" style:writing-mode="lr-tb"/>
    </style:style>
    <style:style style:name="Tabla18.A" style:family="table-column">
      <style:table-column-properties style:rel-column-width="14175*"/>
    </style:style>
    <style:style style:name="Tabla18.B" style:family="table-column">
      <style:table-column-properties style:rel-column-width="26947*"/>
    </style:style>
    <style:style style:name="Tabla18.C" style:family="table-column">
      <style:table-column-properties style:rel-column-width="24413*"/>
    </style:style>
    <style:style style:name="Tabla18.1" style:family="table-row">
      <style:table-row-properties fo:keep-together="auto"/>
    </style:style>
    <style:style style:name="Tabla18.A1" style:family="table-cell">
      <style:table-cell-properties style:vertical-align="top" fo:padding-left="0.018cm" fo:padding-right="0.018cm" fo:padding-top="0cm" fo:padding-bottom="0cm" fo:border="none" style:writing-mode="lr-tb"/>
    </style:style>
    <style:style style:name="Tabla17" style:family="table">
      <style:table-properties fo:margin-left="0.33cm" fo:margin-right="0.051cm" table:align="margins" style:writing-mode="lr-tb"/>
    </style:style>
    <style:style style:name="Tabla17.A" style:family="table-column">
      <style:table-column-properties style:rel-column-width="30461*"/>
    </style:style>
    <style:style style:name="Tabla17.B" style:family="table-column">
      <style:table-column-properties style:rel-column-width="35074*"/>
    </style:style>
    <style:style style:name="Tabla17.1" style:family="table-row">
      <style:table-row-properties fo:keep-together="auto"/>
    </style:style>
    <style:style style:name="Tabla17.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9" style:family="table">
      <style:table-properties fo:margin-left="-0.123cm" fo:margin-right="0.048cm" table:align="margins" style:writing-mode="lr-tb"/>
    </style:style>
    <style:style style:name="Tabla19.A" style:family="table-column">
      <style:table-column-properties style:rel-column-width="31085*"/>
    </style:style>
    <style:style style:name="Tabla19.B" style:family="table-column">
      <style:table-column-properties style:rel-column-width="34450*"/>
    </style:style>
    <style:style style:name="Tabla19.1" style:family="table-row">
      <style:table-row-properties fo:keep-together="auto"/>
    </style:style>
    <style:style style:name="Tabla19.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 style:family="table">
      <style:table-properties style:width="16.367cm" fo:margin-left="-0.069cm" table:align="left" style:writing-mode="lr-tb"/>
    </style:style>
    <style:style style:name="Tabla1.A" style:family="table-column">
      <style:table-column-properties style:column-width="5.454cm"/>
    </style:style>
    <style:style style:name="Tabla1.B" style:family="table-column">
      <style:table-column-properties style:column-width="2.023cm"/>
    </style:style>
    <style:style style:name="Tabla1.C" style:family="table-column">
      <style:table-column-properties style:column-width="8.89cm"/>
    </style:style>
    <style:style style:name="Tabla1.1" style:family="table-row">
      <style:table-row-properties fo:keep-together="auto"/>
    </style:style>
    <style:style style:name="Tabla1.A1" style:family="table-cell">
      <style:table-cell-properties style:vertical-align="top" fo:padding-left="0.018cm" fo:padding-right="0.018cm" fo:padding-top="0cm" fo:padding-bottom="0cm" fo:border="none" style:writing-mode="lr-tb"/>
    </style:style>
    <style:style style:name="Tabla9" style:family="table">
      <style:table-properties style:width="16.087cm" fo:margin-left="0.423cm" table:align="left" style:writing-mode="lr-tb"/>
    </style:style>
    <style:style style:name="Tabla9.A" style:family="table-column">
      <style:table-column-properties style:column-width="11.642cm"/>
    </style:style>
    <style:style style:name="Tabla9.B" style:family="table-column">
      <style:table-column-properties style:column-width="4.445cm"/>
    </style:style>
    <style:style style:name="Tabla9.1" style:family="table-row">
      <style:table-row-properties fo:keep-together="auto"/>
    </style:style>
    <style:style style:name="Tabla9.A1" style:family="table-cell">
      <style:table-cell-properties style:vertical-align="top" fo:padding-left="0.123cm" fo:padding-right="0.123cm" fo:padding-top="0cm" fo:padding-bottom="0cm" fo:border-left="none" fo:border-right="none" fo:border-top="0.5pt solid #c0c0c0" fo:border-bottom="none" style:writing-mode="lr-tb"/>
    </style:style>
    <style:style style:name="Tabla2" style:family="table">
      <style:table-properties style:width="16.367cm" fo:margin-left="-0.069cm" table:align="left" style:writing-mode="lr-tb"/>
    </style:style>
    <style:style style:name="Tabla2.A" style:family="table-column">
      <style:table-column-properties style:column-width="5.454cm"/>
    </style:style>
    <style:style style:name="Tabla2.B" style:family="table-column">
      <style:table-column-properties style:column-width="2.023cm"/>
    </style:style>
    <style:style style:name="Tabla2.C" style:family="table-column">
      <style:table-column-properties style:column-width="8.89cm"/>
    </style:style>
    <style:style style:name="Tabla2.1" style:family="table-row">
      <style:table-row-properties fo:keep-together="auto"/>
    </style:style>
    <style:style style:name="Tabla2.A1" style:family="table-cell">
      <style:table-cell-properties style:vertical-align="top" fo:padding-left="0.018cm" fo:padding-right="0.018cm" fo:padding-top="0cm" fo:padding-bottom="0cm" fo:border="none" style:writing-mode="lr-tb"/>
    </style:style>
    <style:style style:name="Tabla3" style:family="table">
      <style:table-properties style:width="16.087cm" fo:margin-left="0.423cm" table:align="left" style:writing-mode="lr-tb"/>
    </style:style>
    <style:style style:name="Tabla3.A" style:family="table-column">
      <style:table-column-properties style:column-width="11.642cm"/>
    </style:style>
    <style:style style:name="Tabla3.B" style:family="table-column">
      <style:table-column-properties style:column-width="4.445cm"/>
    </style:style>
    <style:style style:name="Tabla3.1" style:family="table-row">
      <style:table-row-properties fo:keep-together="auto"/>
    </style:style>
    <style:style style:name="Tabla3.A1" style:family="table-cell">
      <style:table-cell-properties style:vertical-align="top" fo:padding-left="0.123cm" fo:padding-right="0.123cm" fo:padding-top="0cm" fo:padding-bottom="0cm" fo:border-left="none" fo:border-right="none" fo:border-top="0.5pt solid #c0c0c0" fo:border-bottom="none" style:writing-mode="lr-tb"/>
    </style:style>
    <style:style style:name="M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MP2" style:family="paragraph" style:parent-style-name="Standard">
      <style:paragraph-properties style:snap-to-layout-grid="false"/>
      <style:text-properties fo:color="#008000"/>
    </style:style>
    <style:style style:name="MP3"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MP4"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MP5" style:family="paragraph" style:parent-style-name="Standard">
      <style:paragraph-properties style:snap-to-layout-grid="false"/>
      <style:text-properties fo:color="#008000" style:letter-kerning="true"/>
    </style:style>
    <style:style style:name="MP6" style:family="paragraph" style:parent-style-name="Encabezado-10">
      <style:paragraph-properties fo:margin-left="0cm" fo:margin-right="-0.044cm" fo:margin-top="0cm" fo:margin-bottom="0cm" style:contextual-spacing="false" fo:text-align="start" style:justify-single-word="false" fo:text-indent="0cm" style:auto-text-indent="false"/>
    </style:style>
    <style:style style:name="MP7"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8"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MP9"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10" style:family="paragraph" style:parent-style-name="Footer" style:list-style-name="WW8Num21">
      <style:paragraph-properties fo:text-align="end" style:justify-single-word="false" style:snap-to-layout-grid="false"/>
    </style:style>
    <style:style style:name="MP11" style:family="paragraph" style:parent-style-name="Footer" style:list-style-name="WW8Num21">
      <style:paragraph-properties fo:text-align="end" style:justify-single-word="false"/>
    </style:style>
    <style:style style:name="MP12" style:family="paragraph" style:parent-style-name="Footer">
      <style:text-properties fo:language="zxx" fo:country="none" style:language-asian="zxx" style:country-asian="none"/>
    </style:style>
    <style:style style:name="MP13" style:family="paragraph" style:parent-style-name="Footer">
      <style:text-properties fo:font-size="8pt" fo:language="zxx" fo:country="none" style:font-size-asian="8pt" style:language-asian="zxx" style:country-asian="none"/>
    </style:style>
    <style:style style:name="MP14" style:family="paragraph" style:parent-style-name="Footer">
      <style:paragraph-properties fo:text-align="end" style:justify-single-word="false"/>
    </style:style>
    <style:style style:name="MT1" style:family="text">
      <style:text-properties style:letter-kerning="true" style:text-scale="80%"/>
    </style:style>
    <style:style style:name="MT2" style:family="text">
      <style:text-properties fo:font-size="8pt" fo:language="zxx" fo:country="none" style:font-size-asian="8pt"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0.4cm" fo:margin-left="2.501cm" fo:margin-right="2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6cm" fo:margin-left="0cm" fo:margin-right="0cm" fo:margin-top="0.501cm" style:dynamic-spacing="true"/>
      </style:footer-style>
    </style:page-layout>
    <style:page-layout style:name="Mpm2">
      <style:page-layout-properties fo:page-width="21.001cm" fo:page-height="29.7cm" style:num-format="1" style:print-orientation="portrait" fo:margin-top="2cm" fo:margin-bottom="1cm" fo:margin-left="2.501cm" fo:margin-right="2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1.401cm" fo:margin-bottom="0.4cm" fo:margin-left="2.501cm" fo:margin-right="2cm" fo:background-color="transparent"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6cm" fo:margin-left="0cm" fo:margin-right="0cm" fo:margin-bottom="1.499cm" style:dynamic-spacing="true"/>
      </style:header-style>
      <style:footer-style>
        <style:header-footer-properties fo:min-height="0.6cm" fo:margin-left="0cm" fo:margin-right="0cm" fo:margin-top="0.499cm" style:dynamic-spacing="false"/>
      </style:footer-style>
    </style:page-layout>
    <style:page-layout style:name="Mpm9">
      <style:page-layout-properties fo:page-width="21.001cm" fo:page-height="29.7cm" style:num-format="1" style:print-orientation="portrait" fo:margin-top="1.401cm" fo:margin-bottom="0.4cm" fo:margin-left="2.501cm" fo:margin-right="2.25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2.101cm" fo:margin-left="0cm" fo:margin-right="0cm" fo:margin-top="2.002cm" style:dynamic-spacing="tru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header-rows>
            <table:table-row table:style-name="Tabla5.1">
              <table:table-cell table:style-name="Tabla5.A1" office:value-type="string">
                <text:p text:style-name="MP1"><draw:frame draw:style-name="Mfr1" draw:name="logo" text:anchor-type="char" svg:x="-0.081cm" svg:y="0.069cm" svg:width="5.383cm" svg:height="0.512cm" draw:z-index="0"><draw:image xlink:href="Pictures/10000201000001A200000028AA0E7865.png" xlink:type="simple" xlink:show="embed" xlink:actuate="onLoad"/></draw:frame></text:p>
              </table:table-cell>
              <table:table-cell table:style-name="Tabla5.A1" office:value-type="string">
                <text:p text:style-name="MP2"/>
              </table:table-cell>
              <table:table-cell table:style-name="Tabla5.A1" office:value-type="string">
                <text:p text:style-name="MP3">Consejería de Hacienda y Administración Pública</text:p>
              </table:table-cell>
            </table:table-row>
          </table:table-header-rows>
          <table:table-row table:style-name="Tabla5.1">
            <table:table-cell table:style-name="Tabla5.A1" office:value-type="string">
              <text:p text:style-name="MP4"/>
            </table:table-cell>
            <table:table-cell table:style-name="Tabla5.A1" office:value-type="string">
              <text:p text:style-name="MP5"/>
            </table:table-cell>
            <table:table-cell table:style-name="Tabla5.A1" office:value-type="string">
              <text:p text:style-name="MP6"><text:span text:style-name="MT1"><text:user-defined style:data-style-name="N0" text:name="Centro Directivo">Dirección General de Política Digital</text:user-defined></text:span><text:span text:style-name="MT1"><text:tab/></text:span></text:p>
            </table:table-cell>
          </table:table-row>
        </table:table>
        <text:p text:style-name="Header"><draw:frame draw:style-name="Mfr1" draw:name="gráficos4" text:anchor-type="char" svg:x="-2.073cm" svg:y="22.41cm" svg:width="2.29cm" svg:height="4.133cm" draw:z-index="1"><draw:image xlink:href="Pictures/1000000000000076000000D466DDCEE5.png" xlink:type="simple" xlink:show="embed" xlink:actuate="onLoad"/></draw:fram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style:master-page style:name="Left_20_Page" style:display-name="Left Page" style:page-layout-name="Mpm4"/>
    <style:master-page style:name="Right_20_Page" style:display-name="Right Page" style:page-layout-name="Mpm5"/>
    <style:master-page style:name="Footnote" style:page-layout-name="Mpm6"/>
    <style:master-page style:name="Endnote" style:page-layout-name="Mpm6"/>
    <style:master-page style:name="Envelope" style:page-layout-name="Mpm7"/>
    <style:master-page style:name="_2d_Apaisado_20_con_20_Cabecera" style:display-name="-Apaisado con Cabecera" style:page-layout-name="Mpm8" style:next-style-name="Right_20_Page">
      <style:header>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MP1"><draw:frame draw:style-name="Mfr1" draw:name="gráficos5" text:anchor-type="char" svg:x="-0.081cm" svg:y="0.069cm" svg:width="5.383cm" svg:height="0.512cm" draw:z-index="0"><draw:image xlink:href="Pictures/10000201000001A200000028AA0E7865.png" xlink:type="simple" xlink:show="embed" xlink:actuate="onLoad"/></draw:frame></text:p>
              </table:table-cell>
              <table:table-cell table:style-name="Tabla6.A1" office:value-type="string">
                <text:p text:style-name="MP2"/>
              </table:table-cell>
              <table:table-cell table:style-name="Tabla6.A1" office:value-type="string">
                <text:p text:style-name="MP3">Consejería de Hacienda y Administración Pública</text:p>
              </table:table-cell>
            </table:table-row>
          </table:table-header-rows>
          <table:table-row table:style-name="Tabla6.1">
            <table:table-cell table:style-name="Tabla6.A1" office:value-type="string">
              <text:p text:style-name="MP4"/>
            </table:table-cell>
            <table:table-cell table:style-name="Tabla6.A1" office:value-type="string">
              <text:p text:style-name="MP5"/>
            </table:table-cell>
            <table:table-cell table:style-name="Tabla6.A1" office:value-type="string">
              <text:p text:style-name="MP6"><text:span text:style-name="MT1"><text:user-defined style:data-style-name="N0" text:name="Centro Directivo">Dirección General de Política Digital</text:user-defined></text:span><text:span text:style-name="MT1"><text:tab/></text:span></text:p>
            </table:table-cell>
          </table:table-row>
        </table:table>
        <text:p text:style-name="Header"><draw:frame draw:style-name="Mfr1" draw:name="gráficos7" text:anchor-type="char" svg:x="-1.861cm" svg:y="13.855cm" svg:width="2.29cm" svg:height="4.133cm" draw:z-index="0"><draw:image xlink:href="Pictures/1000000000000076000000D466DDCEE5.png" xlink:type="simple" xlink:show="embed" xlink:actuate="onLoad"/></draw:frame></text:p>
      </style:header>
      <style:header-left style:display="false">
        <table:table table:name="Tabla18" table:style-name="Tabla18">
          <table:table-column table:style-name="Tabla18.A"/>
          <table:table-column table:style-name="Tabla18.B"/>
          <table:table-column table:style-name="Tabla18.C"/>
          <table:table-header-rows>
            <table:table-row table:style-name="Tabla18.1">
              <table:table-cell table:style-name="Tabla18.A1" office:value-type="string">
                <text:p text:style-name="MP1"><draw:frame draw:style-name="Mfr1" draw:name="gráficos8" text:anchor-type="char" svg:x="-0.081cm" svg:y="0.069cm" svg:width="5.383cm" svg:height="0.512cm" draw:z-index="0"><draw:image xlink:href="Pictures/10000201000001A200000028AA0E7865.png" xlink:type="simple" xlink:show="embed" xlink:actuate="onLoad"/></draw:frame></text:p>
              </table:table-cell>
              <table:table-cell table:style-name="Tabla18.A1" office:value-type="string">
                <text:p text:style-name="MP2"/>
              </table:table-cell>
              <table:table-cell table:style-name="Tabla18.A1" office:value-type="string">
                <text:p text:style-name="MP3">Consejería de Hacienda y Administración Pública</text:p>
              </table:table-cell>
            </table:table-row>
          </table:table-header-rows>
          <table:table-row table:style-name="Tabla18.1">
            <table:table-cell table:style-name="Tabla18.A1" office:value-type="string">
              <text:p text:style-name="MP4"/>
            </table:table-cell>
            <table:table-cell table:style-name="Tabla18.A1" office:value-type="string">
              <text:p text:style-name="MP5"/>
            </table:table-cell>
            <table:table-cell table:style-name="Tabla18.A1" office:value-type="string">
              <text:p text:style-name="MP6"><text:span text:style-name="MT1"><text:user-defined style:data-style-name="N0" text:name="Centro Directivo">Dirección General de Política Digital</text:user-defined></text:span><text:span text:style-name="MT1"><text:tab/></text:span></text:p>
            </table:table-cell>
          </table:table-row>
        </table:table>
        <text:p text:style-name="Header"/>
      </style:header-left>
      <style:footer>
        <table:table table:name="Tabla17" table:style-name="Tabla17">
          <table:table-column table:style-name="Tabla17.A"/>
          <table:table-column table:style-name="Tabla17.B"/>
          <table:table-row table:style-name="Tabla17.1">
            <table:table-cell table:style-name="Tabla17.A1" office:value-type="string">
              <text:list xml:id="list3269644274076023185" text:style-name="WW8Num21">
                <text:list-item>
                  <text:list>
                    <text:list-header>
                      <text:p text:style-name="MP7"><text:file-name text:display="name-and-extension">implantacion.2.odt</text:file-name></text:p>
                      <text:p text:style-name="MP8"><text:span text:style-name="MT2"><text:title>Documento de Implantación</text:title></text:span><text:span text:style-name="MT2"> </text:span></text:p>
                      <text:p text:style-name="MP9"><text:subject>Este documento a su vez se compone de los sub-documentos que definen el sistema: descripción, despliegue, explotación y soporte.</text:subject></text:p>
                    </text:list-header>
                  </text:list>
                </text:list-item>
              </text:list>
            </table:table-cell>
            <table:table-cell table:style-name="Tabla17.A1" office:value-type="string">
              <text:list xml:id="list420888576"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18</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
      <style:footer-left style:display="false">
        <text:p text:style-name="MP12"/>
        <table:table table:name="Tabla19" table:style-name="Tabla19">
          <table:table-column table:style-name="Tabla19.A"/>
          <table:table-column table:style-name="Tabla19.B"/>
          <table:table-row table:style-name="Tabla19.1">
            <table:table-cell table:style-name="Tabla19.A1" office:value-type="string">
              <text:list xml:id="list89226539" text:continue-numbering="true" text:style-name="WW8Num21">
                <text:list-item>
                  <text:list>
                    <text:list-header>
                      <text:p text:style-name="MP7"><draw:frame draw:style-name="Mfr1" draw:name="gráficos9" text:anchor-type="char" svg:x="-1.993cm" svg:y="-2.923cm" svg:width="2.29cm" svg:height="4.133cm" draw:z-index="0"><draw:image xlink:href="Pictures/1000000000000076000000D466DDCEE5.png" xlink:type="simple" xlink:show="embed" xlink:actuate="onLoad"/></draw:frame><text:file-name text:display="name-and-extension">implantacion.2.odt</text:file-name></text:p>
                      <text:p text:style-name="MP8"><text:span text:style-name="MT2"><text:title>Documento de Implantación</text:title></text:span><text:span text:style-name="MT2"> </text:span></text:p>
                      <text:p text:style-name="MP9"><text:subject>Este documento a su vez se compone de los sub-documentos que definen el sistema: descripción, despliegue, explotación y soporte.</text:subject></text:p>
                    </text:list-header>
                  </text:list>
                </text:list-item>
              </text:list>
            </table:table-cell>
            <table:table-cell table:style-name="Tabla19.A1" office:value-type="string">
              <text:list xml:id="list1066448790"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18</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left>
    </style:master-page>
    <style:master-page style:name="_2d_Vertical_20_con_20_Cabecera" style:display-name="-Vertical con Cabecera" style:page-layout-name="Mpm9">
      <style:header>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MP1"><draw:frame draw:style-name="Mfr1" draw:name="gráficos3" text:anchor-type="char" svg:x="-0.081cm" svg:y="0.069cm" svg:width="5.383cm" svg:height="0.512cm" draw:z-index="0"><draw:image xlink:href="Pictures/10000201000001A200000028AA0E7865.png" xlink:type="simple" xlink:show="embed" xlink:actuate="onLoad"/></draw:frame></text:p>
              </table:table-cell>
              <table:table-cell table:style-name="Tabla1.A1" office:value-type="string">
                <text:p text:style-name="MP2"/>
              </table:table-cell>
              <table:table-cell table:style-name="Tabla1.A1" office:value-type="string">
                <text:p text:style-name="MP3">Consejería de Hacienda y Administración Pública</text:p>
              </table:table-cell>
            </table:table-row>
          </table:table-header-rows>
          <table:table-row table:style-name="Tabla1.1">
            <table:table-cell table:style-name="Tabla1.A1" office:value-type="string">
              <text:p text:style-name="MP4"/>
            </table:table-cell>
            <table:table-cell table:style-name="Tabla1.A1" office:value-type="string">
              <text:p text:style-name="MP5"/>
            </table:table-cell>
            <table:table-cell table:style-name="Tabla1.A1" office:value-type="string">
              <text:p text:style-name="MP6"><text:span text:style-name="MT1"><text:user-defined style:data-style-name="N0" text:name="Centro Directivo">Dirección General de Política Digital</text:user-defined></text:span><text:span text:style-name="MT1"><text:tab/></text:span></text:p>
            </table:table-cell>
          </table:table-row>
        </table:table>
        <text:p text:style-name="Header"><draw:frame draw:style-name="Mfr1" draw:name="gráficos2" text:anchor-type="char" svg:x="-1.866cm" svg:y="22.583cm" svg:width="2.281cm" svg:height="4.098cm" draw:z-index="0"><draw:image xlink:href="Pictures/2000000900000B87000014B59B8D0859.wmf" xlink:type="simple" xlink:show="embed" xlink:actuate="onLoad"/></draw:frame></text:p>
      </style:header>
      <style:footer>
        <table:table table:name="Tabla9" table:style-name="Tabla9">
          <table:table-column table:style-name="Tabla9.A"/>
          <table:table-column table:style-name="Tabla9.B"/>
          <table:table-row table:style-name="Tabla9.1">
            <table:table-cell table:style-name="Tabla9.A1" office:value-type="string">
              <text:p text:style-name="Footer"><text:span text:style-name="MT2"><text:title>Documento de Implantación</text:title></text:span><text:span text:style-name="MT2"> </text:span></text:p>
              <text:p text:style-name="MP13"><text:subject>Este documento a su vez se compone de los sub-documentos que definen el sistema: descripción, despliegue, explotación y soporte.</text:subject></text:p>
              <text:p text:style-name="MP13"><text:file-name text:display="name-and-extension">implantacion.2.odt</text:file-name></text:p>
            </table:table-cell>
            <table:table-cell table:style-name="Tabla9.A1" office:value-type="string">
              <text:p text:style-name="MP14"><text:span text:style-name="MT2">Página </text:span><text:span text:style-name="MT2"><text:page-number text:select-page="current"/></text:span><text:span text:style-name="MT2"> de </text:span><text:span text:style-name="MT2"><text:page-count style:num-format="1">18</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Convertir_20_1" style:display-name="Convertir 1" style:page-layout-name="Mpm9">
      <style:header>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MP1"><draw:frame draw:style-name="Mfr1" draw:name="gráficos6" text:anchor-type="char" svg:x="-0.081cm" svg:y="0.069cm" svg:width="5.383cm" svg:height="0.512cm" draw:z-index="35"><draw:image xlink:href="Pictures/10000201000001A200000028AA0E7865.png" xlink:type="simple" xlink:show="embed" xlink:actuate="onLoad"/></draw:frame></text:p>
              </table:table-cell>
              <table:table-cell table:style-name="Tabla2.A1" office:value-type="string">
                <text:p text:style-name="MP2"/>
              </table:table-cell>
              <table:table-cell table:style-name="Tabla2.A1" office:value-type="string">
                <text:p text:style-name="MP3">Consejería de Hacienda y Administración Pública</text:p>
              </table:table-cell>
            </table:table-row>
          </table:table-header-rows>
          <table:table-row table:style-name="Tabla2.1">
            <table:table-cell table:style-name="Tabla2.A1" office:value-type="string">
              <text:p text:style-name="MP4"/>
            </table:table-cell>
            <table:table-cell table:style-name="Tabla2.A1" office:value-type="string">
              <text:p text:style-name="MP5"/>
            </table:table-cell>
            <table:table-cell table:style-name="Tabla2.A1" office:value-type="string">
              <text:p text:style-name="MP6"><text:span text:style-name="MT1"><text:user-defined style:data-style-name="N0" text:name="Centro Directivo">Dirección General de Política Digital</text:user-defined></text:span><text:span text:style-name="MT1"><text:tab/></text:span></text:p>
            </table:table-cell>
          </table:table-row>
        </table:table>
        <text:p text:style-name="Header"><draw:frame draw:style-name="Mfr1" draw:name="gráficos1" text:anchor-type="char" svg:x="-1.903cm" svg:y="22.597cm" svg:width="2.281cm" svg:height="4.098cm" draw:z-index="16"><draw:image xlink:href="Pictures/2000000900000B87000014B59B8D0859.wmf" xlink:type="simple" xlink:show="embed" xlink:actuate="onLoad"/></draw:frame></text:p>
      </style:header>
      <style:footer>
        <table:table table:name="Tabla3" table:style-name="Tabla3">
          <table:table-column table:style-name="Tabla3.A"/>
          <table:table-column table:style-name="Tabla3.B"/>
          <table:table-row table:style-name="Tabla3.1">
            <table:table-cell table:style-name="Tabla3.A1" office:value-type="string">
              <text:p text:style-name="Footer"><text:span text:style-name="MT2"><text:title>Documento de Implantación</text:title></text:span><text:span text:style-name="MT2"> </text:span></text:p>
              <text:p text:style-name="MP13"><text:subject>Este documento a su vez se compone de los sub-documentos que definen el sistema: descripción, despliegue, explotación y soporte.</text:subject></text:p>
              <text:p text:style-name="MP13"><text:file-name text:display="name-and-extension">implantacion.2.odt</text:file-name></text:p>
            </table:table-cell>
            <table:table-cell table:style-name="Tabla3.A1" office:value-type="string">
              <text:p text:style-name="MP14"><text:span text:style-name="MT2">Página </text:span><text:span text:style-name="MT2"><text:page-number text:select-page="current">18</text:page-number></text:span><text:span text:style-name="MT2"> de </text:span><text:span text:style-name="MT2"><text:page-count style:num-format="1">18</text:page-count></text:span></text:p>
              <text:p text:style-name="MP14"><text:span text:style-name="MT2">Fecha del documento: </text:span><text:span text:style-name="MT2"><text:user-defined style:data-style-name="N36" text:name="Fecha Versión Documento">31/12/2011</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 de Implantación</dc:title>
    <dc:subject>Este documento a su vez se compone de los sub-documentos que definen el sistema: descripción, despliegue, explotación y soporte.</dc:subject>
    <meta:creation-date>2014-03-05T14:02:49</meta:creation-date>
    <meta:editing-cycles>1</meta:editing-cycles>
    <meta:editing-duration>P0D</meta:editing-duration>
    <meta:generator>LibreOffice/4.0.3.3$Linux_x86 LibreOffice_project/0eaa50a932c8f2199a615e1eb30f7ac74279539</meta:generator>
    <meta:document-statistic meta:table-count="20" meta:image-count="10" meta:object-count="0" meta:page-count="18" meta:paragraph-count="469" meta:word-count="4132" meta:character-count="27946" meta:non-whitespace-character-count="24334"/>
    <meta:user-defined meta:name="Autor">&lt;&lt;Autor Documento&gt;&gt;</meta:user-defined>
    <meta:user-defined meta:name="Centro Directivo">Dirección General de Política Digital</meta:user-defined>
    <meta:user-defined meta:name="Fecha Versión Documento" meta:value-type="date">2011-12-31T23:00:00</meta:user-defined>
    <meta:user-defined meta:name="Servicio">&lt;&lt;Nombre del Servicio&gt;&gt;</meta:user-defined>
    <meta:user-defined meta:name="Versión Documento" meta:value-type="string">&lt;&lt;v.r&gt;&gt;</meta:user-defined>
    <meta:user-defined meta:name="Versión Plantilla" meta:value-type="string">1.04</meta:user-defined>
  </office:meta>
</office:document-meta>
</file>